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032cm" svg:y="0.904cm">
            <draw:object draw:notify-on-update-of-ranges="Sheet1.B1:Sheet1.B1 Sheet1.B2:Sheet1.B1001 Sheet1.C1:Sheet1.C1 Sheet1.C2:Sheet1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lock Size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49" calcext:value-type="float">
            <text:p>4.9E-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62" calcext:value-type="float">
            <text:p>6.2E-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93" calcext:value-type="float">
            <text:p>9.3E-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132" calcext:value-type="float">
            <text:p>0.00013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199" calcext:value-type="float">
            <text:p>0.0001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216" calcext:value-type="float">
            <text:p>0.0002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256" calcext:value-type="float">
            <text:p>0.00025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314" calcext:value-type="float">
            <text:p>0.0003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378" calcext:value-type="float">
            <text:p>0.00037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451" calcext:value-type="float">
            <text:p>0.0004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526" calcext:value-type="float">
            <text:p>0.00052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659" calcext:value-type="float">
            <text:p>0.00065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711" calcext:value-type="float">
            <text:p>0.0007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807" calcext:value-type="float">
            <text:p>0.00080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907" calcext:value-type="float">
            <text:p>0.00090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1015" calcext:value-type="float">
            <text:p>0.00101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154" calcext:value-type="float">
            <text:p>0.00115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01238" calcext:value-type="float">
            <text:p>0.0012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1367" calcext:value-type="float">
            <text:p>0.00136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1532" calcext:value-type="float">
            <text:p>0.00153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1643" calcext:value-type="float">
            <text:p>0.00164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941" calcext:value-type="float">
            <text:p>0.00194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1973" calcext:value-type="float">
            <text:p>0.00197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2152" calcext:value-type="float">
            <text:p>0.00215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2292" calcext:value-type="float">
            <text:p>0.00229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2464" calcext:value-type="float">
            <text:p>0.00246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2662" calcext:value-type="float">
            <text:p>0.00266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2817" calcext:value-type="float">
            <text:p>0.00281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3047" calcext:value-type="float">
            <text:p>0.00304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3313" calcext:value-type="float">
            <text:p>0.00331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3636" calcext:value-type="float">
            <text:p>0.00363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4044" calcext:value-type="float">
            <text:p>0.00404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4228" calcext:value-type="float">
            <text:p>0.00422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4457" calcext:value-type="float">
            <text:p>0.00445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479" calcext:value-type="float">
            <text:p>0.0047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5082" calcext:value-type="float">
            <text:p>0.00508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5184" calcext:value-type="float">
            <text:p>0.00518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5407" calcext:value-type="float">
            <text:p>0.00540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572" calcext:value-type="float">
            <text:p>0.0057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5948" calcext:value-type="float">
            <text:p>0.00594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6227" calcext:value-type="float">
            <text:p>0.00622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6612" calcext:value-type="float">
            <text:p>0.00661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7118" calcext:value-type="float">
            <text:p>0.00711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7466" calcext:value-type="float">
            <text:p>0.00746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7913" calcext:value-type="float">
            <text:p>0.00791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7847" calcext:value-type="float">
            <text:p>0.00784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8164" calcext:value-type="float">
            <text:p>0.0081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8394" calcext:value-type="float">
            <text:p>0.00839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8724" calcext:value-type="float">
            <text:p>0.008724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9028" calcext:value-type="float">
            <text:p>0.009028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9426" calcext:value-type="float">
            <text:p>0.009426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9662" calcext:value-type="float">
            <text:p>0.00966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10098" calcext:value-type="float">
            <text:p>0.010098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10494" calcext:value-type="float">
            <text:p>0.010494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1087" calcext:value-type="float">
            <text:p>0.0108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01117" calcext:value-type="float">
            <text:p>0.01117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11984" calcext:value-type="float">
            <text:p>0.01198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012506" calcext:value-type="float">
            <text:p>0.01250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12947" calcext:value-type="float">
            <text:p>0.01294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13496" calcext:value-type="float">
            <text:p>0.01349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13648" calcext:value-type="float">
            <text:p>0.01364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.01409" calcext:value-type="float">
            <text:p>0.01409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14445" calcext:value-type="float">
            <text:p>0.01444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14866" calcext:value-type="float">
            <text:p>0.014866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15359" calcext:value-type="float">
            <text:p>0.015359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1575" calcext:value-type="float">
            <text:p>0.015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16234" calcext:value-type="float">
            <text:p>0.016234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16741" calcext:value-type="float">
            <text:p>0.01674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17236" calcext:value-type="float">
            <text:p>0.017236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17933" calcext:value-type="float">
            <text:p>0.017933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18259" calcext:value-type="float">
            <text:p>0.018259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0434" calcext:value-type="float">
            <text:p>0.000434</text:p>
          </table:table-cell>
          <table:table-cell office:value-type="float" office:value="0.018733" calcext:value-type="float">
            <text:p>0.018733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1935" calcext:value-type="float">
            <text:p>0.01935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019818" calcext:value-type="float">
            <text:p>0.019818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20342" calcext:value-type="float">
            <text:p>0.020342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20927" calcext:value-type="float">
            <text:p>0.02092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.021425" calcext:value-type="float">
            <text:p>0.021425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00468" calcext:value-type="float">
            <text:p>0.000468</text:p>
          </table:table-cell>
          <table:table-cell office:value-type="float" office:value="0.021967" calcext:value-type="float">
            <text:p>0.021967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22394" calcext:value-type="float">
            <text:p>0.022394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23061" calcext:value-type="float">
            <text:p>0.023061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.023847" calcext:value-type="float">
            <text:p>0.023847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24267" calcext:value-type="float">
            <text:p>0.024267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24739" calcext:value-type="float">
            <text:p>0.024739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.025338" calcext:value-type="float">
            <text:p>0.025338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25905" calcext:value-type="float">
            <text:p>0.02590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26501" calcext:value-type="float">
            <text:p>0.02650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27128" calcext:value-type="float">
            <text:p>0.027128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27883" calcext:value-type="float">
            <text:p>0.027883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28625" calcext:value-type="float">
            <text:p>0.02862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30436" calcext:value-type="float">
            <text:p>0.030436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29786" calcext:value-type="float">
            <text:p>0.029786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030632" calcext:value-type="float">
            <text:p>0.03063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.031079" calcext:value-type="float">
            <text:p>0.031079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32017" calcext:value-type="float">
            <text:p>0.032017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.032691" calcext:value-type="float">
            <text:p>0.03269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0.034375" calcext:value-type="float">
            <text:p>0.034375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34908" calcext:value-type="float">
            <text:p>0.034908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35054" calcext:value-type="float">
            <text:p>0.035054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36171" calcext:value-type="float">
            <text:p>0.036171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36769" calcext:value-type="float">
            <text:p>0.036769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37186" calcext:value-type="float">
            <text:p>0.037186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038181" calcext:value-type="float">
            <text:p>0.038181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38617" calcext:value-type="float">
            <text:p>0.038617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39177" calcext:value-type="float">
            <text:p>0.039177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40329" calcext:value-type="float">
            <text:p>0.04032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40787" calcext:value-type="float">
            <text:p>0.040787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41479" calcext:value-type="float">
            <text:p>0.041479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42219" calcext:value-type="float">
            <text:p>0.042219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43194" calcext:value-type="float">
            <text:p>0.043194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43674" calcext:value-type="float">
            <text:p>0.043674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44262" calcext:value-type="float">
            <text:p>0.044262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45116" calcext:value-type="float">
            <text:p>0.045116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459" calcext:value-type="float">
            <text:p>0.0459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0.046969" calcext:value-type="float">
            <text:p>0.046969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47377" calcext:value-type="float">
            <text:p>0.04737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48521" calcext:value-type="float">
            <text:p>0.048521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49431" calcext:value-type="float">
            <text:p>0.049431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0.049935" calcext:value-type="float">
            <text:p>0.049935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0.051789" calcext:value-type="float">
            <text:p>0.051789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0.000748" calcext:value-type="float">
            <text:p>0.000748</text:p>
          </table:table-cell>
          <table:table-cell office:value-type="float" office:value="0.051569" calcext:value-type="float">
            <text:p>0.051569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52213" calcext:value-type="float">
            <text:p>0.052213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53593" calcext:value-type="float">
            <text:p>0.053593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0.053824" calcext:value-type="float">
            <text:p>0.053824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54526" calcext:value-type="float">
            <text:p>0.054526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055336" calcext:value-type="float">
            <text:p>0.05533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056423" calcext:value-type="float">
            <text:p>0.056423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0.057124" calcext:value-type="float">
            <text:p>0.057124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57885" calcext:value-type="float">
            <text:p>0.057885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58926" calcext:value-type="float">
            <text:p>0.058926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0.059671" calcext:value-type="float">
            <text:p>0.059671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60568" calcext:value-type="float">
            <text:p>0.060568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62001" calcext:value-type="float">
            <text:p>0.062001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62384" calcext:value-type="float">
            <text:p>0.062384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0.000807" calcext:value-type="float">
            <text:p>0.000807</text:p>
          </table:table-cell>
          <table:table-cell office:value-type="float" office:value="0.063216" calcext:value-type="float">
            <text:p>0.063216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64152" calcext:value-type="float">
            <text:p>0.06415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65461" calcext:value-type="float">
            <text:p>0.065461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0.065967" calcext:value-type="float">
            <text:p>0.065967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0.066861" calcext:value-type="float">
            <text:p>0.066861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68073" calcext:value-type="float">
            <text:p>0.068073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68895" calcext:value-type="float">
            <text:p>0.06889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69734" calcext:value-type="float">
            <text:p>0.069734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0.000879" calcext:value-type="float">
            <text:p>0.000879</text:p>
          </table:table-cell>
          <table:table-cell office:value-type="float" office:value="0.070755" calcext:value-type="float">
            <text:p>0.070755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71336" calcext:value-type="float">
            <text:p>0.071336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0.072164" calcext:value-type="float">
            <text:p>0.072164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0.000899" calcext:value-type="float">
            <text:p>0.000899</text:p>
          </table:table-cell>
          <table:table-cell office:value-type="float" office:value="0.073182" calcext:value-type="float">
            <text:p>0.07318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0.074005" calcext:value-type="float">
            <text:p>0.074005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0.000911" calcext:value-type="float">
            <text:p>0.000911</text:p>
          </table:table-cell>
          <table:table-cell office:value-type="float" office:value="0.075576" calcext:value-type="float">
            <text:p>0.075576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.076209" calcext:value-type="float">
            <text:p>0.076209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77028" calcext:value-type="float">
            <text:p>0.077028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78943" calcext:value-type="float">
            <text:p>0.078943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0.07928" calcext:value-type="float">
            <text:p>0.07928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080444" calcext:value-type="float">
            <text:p>0.080444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0.000944" calcext:value-type="float">
            <text:p>0.000944</text:p>
          </table:table-cell>
          <table:table-cell office:value-type="float" office:value="0.081184" calcext:value-type="float">
            <text:p>0.081184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8191" calcext:value-type="float">
            <text:p>0.08191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083413" calcext:value-type="float">
            <text:p>0.08341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84654" calcext:value-type="float">
            <text:p>0.084654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085796" calcext:value-type="float">
            <text:p>0.085796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86299" calcext:value-type="float">
            <text:p>0.086299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0.087462" calcext:value-type="float">
            <text:p>0.087462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0.088391" calcext:value-type="float">
            <text:p>0.088391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.089489" calcext:value-type="float">
            <text:p>0.089489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0.090819" calcext:value-type="float">
            <text:p>0.090819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.09132" calcext:value-type="float">
            <text:p>0.09132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92651" calcext:value-type="float">
            <text:p>0.092651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3618" calcext:value-type="float">
            <text:p>0.09361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0997" calcext:value-type="float">
            <text:p>0.000997</text:p>
          </table:table-cell>
          <table:table-cell office:value-type="float" office:value="0.094866" calcext:value-type="float">
            <text:p>0.094866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.095726" calcext:value-type="float">
            <text:p>0.095726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97412" calcext:value-type="float">
            <text:p>0.097412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0.001052" calcext:value-type="float">
            <text:p>0.001052</text:p>
          </table:table-cell>
          <table:table-cell office:value-type="float" office:value="0.098167" calcext:value-type="float">
            <text:p>0.098167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100275" calcext:value-type="float">
            <text:p>0.10027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100306" calcext:value-type="float">
            <text:p>0.100306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101804" calcext:value-type="float">
            <text:p>0.101804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0.102741" calcext:value-type="float">
            <text:p>0.102741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104076" calcext:value-type="float">
            <text:p>0.104076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105475" calcext:value-type="float">
            <text:p>0.10547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106504" calcext:value-type="float">
            <text:p>0.106504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107565" calcext:value-type="float">
            <text:p>0.107565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0.109142" calcext:value-type="float">
            <text:p>0.109142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109745" calcext:value-type="float">
            <text:p>0.109745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111234" calcext:value-type="float">
            <text:p>0.111234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112474" calcext:value-type="float">
            <text:p>0.112474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113365" calcext:value-type="float">
            <text:p>0.113365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0.001102" calcext:value-type="float">
            <text:p>0.001102</text:p>
          </table:table-cell>
          <table:table-cell office:value-type="float" office:value="0.114679" calcext:value-type="float">
            <text:p>0.114679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0.115858" calcext:value-type="float">
            <text:p>0.115858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0.11733" calcext:value-type="float">
            <text:p>0.1173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118429" calcext:value-type="float">
            <text:p>0.118429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.119803" calcext:value-type="float">
            <text:p>0.119803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120885" calcext:value-type="float">
            <text:p>0.120885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.122183" calcext:value-type="float">
            <text:p>0.122183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12332" calcext:value-type="float">
            <text:p>0.12332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124305" calcext:value-type="float">
            <text:p>0.124305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0.12596" calcext:value-type="float">
            <text:p>0.12596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0.001211" calcext:value-type="float">
            <text:p>0.001211</text:p>
          </table:table-cell>
          <table:table-cell office:value-type="float" office:value="0.127301" calcext:value-type="float">
            <text:p>0.127301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128446" calcext:value-type="float">
            <text:p>0.128446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.130177" calcext:value-type="float">
            <text:p>0.13017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1236" calcext:value-type="float">
            <text:p>0.001236</text:p>
          </table:table-cell>
          <table:table-cell office:value-type="float" office:value="0.131529" calcext:value-type="float">
            <text:p>0.131529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0.132121" calcext:value-type="float">
            <text:p>0.132121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0.001238" calcext:value-type="float">
            <text:p>0.001238</text:p>
          </table:table-cell>
          <table:table-cell office:value-type="float" office:value="0.133652" calcext:value-type="float">
            <text:p>0.133652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135123" calcext:value-type="float">
            <text:p>0.135123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0.001211" calcext:value-type="float">
            <text:p>0.001211</text:p>
          </table:table-cell>
          <table:table-cell office:value-type="float" office:value="0.136208" calcext:value-type="float">
            <text:p>0.136208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138002" calcext:value-type="float">
            <text:p>0.138002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139353" calcext:value-type="float">
            <text:p>0.139353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0.001259" calcext:value-type="float">
            <text:p>0.001259</text:p>
          </table:table-cell>
          <table:table-cell office:value-type="float" office:value="0.140121" calcext:value-type="float">
            <text:p>0.140121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0.001316" calcext:value-type="float">
            <text:p>0.001316</text:p>
          </table:table-cell>
          <table:table-cell office:value-type="float" office:value="0.142225" calcext:value-type="float">
            <text:p>0.142225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143289" calcext:value-type="float">
            <text:p>0.14328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144718" calcext:value-type="float">
            <text:p>0.144718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147338" calcext:value-type="float">
            <text:p>0.147338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0.001299" calcext:value-type="float">
            <text:p>0.001299</text:p>
          </table:table-cell>
          <table:table-cell office:value-type="float" office:value="0.147536" calcext:value-type="float">
            <text:p>0.147536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.149703" calcext:value-type="float">
            <text:p>0.149703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0.150285" calcext:value-type="float">
            <text:p>0.15028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0.001323" calcext:value-type="float">
            <text:p>0.001323</text:p>
          </table:table-cell>
          <table:table-cell office:value-type="float" office:value="0.151347" calcext:value-type="float">
            <text:p>0.151347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0.001355" calcext:value-type="float">
            <text:p>0.001355</text:p>
          </table:table-cell>
          <table:table-cell office:value-type="float" office:value="0.153162" calcext:value-type="float">
            <text:p>0.153162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.154217" calcext:value-type="float">
            <text:p>0.154217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0.155786" calcext:value-type="float">
            <text:p>0.155786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0.001314" calcext:value-type="float">
            <text:p>0.001314</text:p>
          </table:table-cell>
          <table:table-cell office:value-type="float" office:value="0.156855" calcext:value-type="float">
            <text:p>0.15685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1322" calcext:value-type="float">
            <text:p>0.001322</text:p>
          </table:table-cell>
          <table:table-cell office:value-type="float" office:value="0.158734" calcext:value-type="float">
            <text:p>0.158734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0.001404" calcext:value-type="float">
            <text:p>0.001404</text:p>
          </table:table-cell>
          <table:table-cell office:value-type="float" office:value="0.159961" calcext:value-type="float">
            <text:p>0.159961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0.001357" calcext:value-type="float">
            <text:p>0.001357</text:p>
          </table:table-cell>
          <table:table-cell office:value-type="float" office:value="0.161686" calcext:value-type="float">
            <text:p>0.161686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.163118" calcext:value-type="float">
            <text:p>0.163118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0.164543" calcext:value-type="float">
            <text:p>0.164543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001365" calcext:value-type="float">
            <text:p>0.001365</text:p>
          </table:table-cell>
          <table:table-cell office:value-type="float" office:value="0.166025" calcext:value-type="float">
            <text:p>0.166025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167444" calcext:value-type="float">
            <text:p>0.167444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169112" calcext:value-type="float">
            <text:p>0.169112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0.001383" calcext:value-type="float">
            <text:p>0.001383</text:p>
          </table:table-cell>
          <table:table-cell office:value-type="float" office:value="0.170577" calcext:value-type="float">
            <text:p>0.170577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172149" calcext:value-type="float">
            <text:p>0.172149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173777" calcext:value-type="float">
            <text:p>0.173777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175182" calcext:value-type="float">
            <text:p>0.175182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176707" calcext:value-type="float">
            <text:p>0.176707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0.001513" calcext:value-type="float">
            <text:p>0.001513</text:p>
          </table:table-cell>
          <table:table-cell office:value-type="float" office:value="0.178964" calcext:value-type="float">
            <text:p>0.178964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0.001434" calcext:value-type="float">
            <text:p>0.001434</text:p>
          </table:table-cell>
          <table:table-cell office:value-type="float" office:value="0.17971" calcext:value-type="float">
            <text:p>0.17971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181273" calcext:value-type="float">
            <text:p>0.181273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0.001494" calcext:value-type="float">
            <text:p>0.001494</text:p>
          </table:table-cell>
          <table:table-cell office:value-type="float" office:value="0.182538" calcext:value-type="float">
            <text:p>0.182538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.184618" calcext:value-type="float">
            <text:p>0.184618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0.001521" calcext:value-type="float">
            <text:p>0.001521</text:p>
          </table:table-cell>
          <table:table-cell office:value-type="float" office:value="0.185814" calcext:value-type="float">
            <text:p>0.185814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0.001479" calcext:value-type="float">
            <text:p>0.001479</text:p>
          </table:table-cell>
          <table:table-cell office:value-type="float" office:value="0.187335" calcext:value-type="float">
            <text:p>0.18733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1526" calcext:value-type="float">
            <text:p>0.001526</text:p>
          </table:table-cell>
          <table:table-cell office:value-type="float" office:value="0.189171" calcext:value-type="float">
            <text:p>0.189171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0.001481" calcext:value-type="float">
            <text:p>0.001481</text:p>
          </table:table-cell>
          <table:table-cell office:value-type="float" office:value="0.190785" calcext:value-type="float">
            <text:p>0.190785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0.001485" calcext:value-type="float">
            <text:p>0.001485</text:p>
          </table:table-cell>
          <table:table-cell office:value-type="float" office:value="0.192255" calcext:value-type="float">
            <text:p>0.192255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0.001489" calcext:value-type="float">
            <text:p>0.001489</text:p>
          </table:table-cell>
          <table:table-cell office:value-type="float" office:value="0.184866" calcext:value-type="float">
            <text:p>0.184866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0.001493" calcext:value-type="float">
            <text:p>0.001493</text:p>
          </table:table-cell>
          <table:table-cell office:value-type="float" office:value="0.195483" calcext:value-type="float">
            <text:p>0.195483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.001524" calcext:value-type="float">
            <text:p>0.001524</text:p>
          </table:table-cell>
          <table:table-cell office:value-type="float" office:value="0.19687" calcext:value-type="float">
            <text:p>0.19687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0.001503" calcext:value-type="float">
            <text:p>0.001503</text:p>
          </table:table-cell>
          <table:table-cell office:value-type="float" office:value="0.200339" calcext:value-type="float">
            <text:p>0.200339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0.001542" calcext:value-type="float">
            <text:p>0.001542</text:p>
          </table:table-cell>
          <table:table-cell office:value-type="float" office:value="0.200021" calcext:value-type="float">
            <text:p>0.200021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201876" calcext:value-type="float">
            <text:p>0.201876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0.001557" calcext:value-type="float">
            <text:p>0.001557</text:p>
          </table:table-cell>
          <table:table-cell office:value-type="float" office:value="0.203693" calcext:value-type="float">
            <text:p>0.20369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1537" calcext:value-type="float">
            <text:p>0.001537</text:p>
          </table:table-cell>
          <table:table-cell office:value-type="float" office:value="0.204453" calcext:value-type="float">
            <text:p>0.204453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0.001541" calcext:value-type="float">
            <text:p>0.001541</text:p>
          </table:table-cell>
          <table:table-cell office:value-type="float" office:value="0.206559" calcext:value-type="float">
            <text:p>0.206559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0.001549" calcext:value-type="float">
            <text:p>0.001549</text:p>
          </table:table-cell>
          <table:table-cell office:value-type="float" office:value="0.208225" calcext:value-type="float">
            <text:p>0.208225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0.001553" calcext:value-type="float">
            <text:p>0.001553</text:p>
          </table:table-cell>
          <table:table-cell office:value-type="float" office:value="0.209645" calcext:value-type="float">
            <text:p>0.209645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0.001567" calcext:value-type="float">
            <text:p>0.001567</text:p>
          </table:table-cell>
          <table:table-cell office:value-type="float" office:value="0.211862" calcext:value-type="float">
            <text:p>0.211862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0.001566" calcext:value-type="float">
            <text:p>0.001566</text:p>
          </table:table-cell>
          <table:table-cell office:value-type="float" office:value="0.213178" calcext:value-type="float">
            <text:p>0.213178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0.001607" calcext:value-type="float">
            <text:p>0.001607</text:p>
          </table:table-cell>
          <table:table-cell office:value-type="float" office:value="0.215103" calcext:value-type="float">
            <text:p>0.215103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0.001552" calcext:value-type="float">
            <text:p>0.001552</text:p>
          </table:table-cell>
          <table:table-cell office:value-type="float" office:value="0.216187" calcext:value-type="float">
            <text:p>0.216187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0.001646" calcext:value-type="float">
            <text:p>0.001646</text:p>
          </table:table-cell>
          <table:table-cell office:value-type="float" office:value="0.217762" calcext:value-type="float">
            <text:p>0.217762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0.001593" calcext:value-type="float">
            <text:p>0.001593</text:p>
          </table:table-cell>
          <table:table-cell office:value-type="float" office:value="0.219412" calcext:value-type="float">
            <text:p>0.219412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1629" calcext:value-type="float">
            <text:p>0.001629</text:p>
          </table:table-cell>
          <table:table-cell office:value-type="float" office:value="0.22129" calcext:value-type="float">
            <text:p>0.22129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0.001605" calcext:value-type="float">
            <text:p>0.001605</text:p>
          </table:table-cell>
          <table:table-cell office:value-type="float" office:value="0.212092" calcext:value-type="float">
            <text:p>0.212092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0.001644" calcext:value-type="float">
            <text:p>0.001644</text:p>
          </table:table-cell>
          <table:table-cell office:value-type="float" office:value="0.225036" calcext:value-type="float">
            <text:p>0.225036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0.001618" calcext:value-type="float">
            <text:p>0.001618</text:p>
          </table:table-cell>
          <table:table-cell office:value-type="float" office:value="0.227024" calcext:value-type="float">
            <text:p>0.227024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0.001652" calcext:value-type="float">
            <text:p>0.001652</text:p>
          </table:table-cell>
          <table:table-cell office:value-type="float" office:value="0.228467" calcext:value-type="float">
            <text:p>0.228467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0.001622" calcext:value-type="float">
            <text:p>0.001622</text:p>
          </table:table-cell>
          <table:table-cell office:value-type="float" office:value="0.230679" calcext:value-type="float">
            <text:p>0.230679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232632" calcext:value-type="float">
            <text:p>0.232632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0.001635" calcext:value-type="float">
            <text:p>0.001635</text:p>
          </table:table-cell>
          <table:table-cell office:value-type="float" office:value="0.233754" calcext:value-type="float">
            <text:p>0.233754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0.001646" calcext:value-type="float">
            <text:p>0.001646</text:p>
          </table:table-cell>
          <table:table-cell office:value-type="float" office:value="0.235422" calcext:value-type="float">
            <text:p>0.235422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0.001652" calcext:value-type="float">
            <text:p>0.001652</text:p>
          </table:table-cell>
          <table:table-cell office:value-type="float" office:value="0.237324" calcext:value-type="float">
            <text:p>0.23732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1659" calcext:value-type="float">
            <text:p>0.001659</text:p>
          </table:table-cell>
          <table:table-cell office:value-type="float" office:value="0.241419" calcext:value-type="float">
            <text:p>0.241419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0.001698" calcext:value-type="float">
            <text:p>0.001698</text:p>
          </table:table-cell>
          <table:table-cell office:value-type="float" office:value="0.242755" calcext:value-type="float">
            <text:p>0.242755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0.001673" calcext:value-type="float">
            <text:p>0.001673</text:p>
          </table:table-cell>
          <table:table-cell office:value-type="float" office:value="0.242394" calcext:value-type="float">
            <text:p>0.242394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0.001713" calcext:value-type="float">
            <text:p>0.001713</text:p>
          </table:table-cell>
          <table:table-cell office:value-type="float" office:value="0.244527" calcext:value-type="float">
            <text:p>0.244527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0.001686" calcext:value-type="float">
            <text:p>0.001686</text:p>
          </table:table-cell>
          <table:table-cell office:value-type="float" office:value="0.243261" calcext:value-type="float">
            <text:p>0.243261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0.001724" calcext:value-type="float">
            <text:p>0.001724</text:p>
          </table:table-cell>
          <table:table-cell office:value-type="float" office:value="0.248212" calcext:value-type="float">
            <text:p>0.248212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0.001699" calcext:value-type="float">
            <text:p>0.001699</text:p>
          </table:table-cell>
          <table:table-cell office:value-type="float" office:value="0.249325" calcext:value-type="float">
            <text:p>0.249325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0.001721" calcext:value-type="float">
            <text:p>0.001721</text:p>
          </table:table-cell>
          <table:table-cell office:value-type="float" office:value="0.243078" calcext:value-type="float">
            <text:p>0.243078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0.25347" calcext:value-type="float">
            <text:p>0.25347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0.001757" calcext:value-type="float">
            <text:p>0.001757</text:p>
          </table:table-cell>
          <table:table-cell office:value-type="float" office:value="0.255441" calcext:value-type="float">
            <text:p>0.25544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256863" calcext:value-type="float">
            <text:p>0.256863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0.001762" calcext:value-type="float">
            <text:p>0.001762</text:p>
          </table:table-cell>
          <table:table-cell office:value-type="float" office:value="0.258781" calcext:value-type="float">
            <text:p>0.258781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0.001736" calcext:value-type="float">
            <text:p>0.001736</text:p>
          </table:table-cell>
          <table:table-cell office:value-type="float" office:value="0.260602" calcext:value-type="float">
            <text:p>0.260602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0.001724" calcext:value-type="float">
            <text:p>0.001724</text:p>
          </table:table-cell>
          <table:table-cell office:value-type="float" office:value="0.262743" calcext:value-type="float">
            <text:p>0.262743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0.001769" calcext:value-type="float">
            <text:p>0.001769</text:p>
          </table:table-cell>
          <table:table-cell office:value-type="float" office:value="0.265277" calcext:value-type="float">
            <text:p>0.265277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0.001744" calcext:value-type="float">
            <text:p>0.001744</text:p>
          </table:table-cell>
          <table:table-cell office:value-type="float" office:value="0.273348" calcext:value-type="float">
            <text:p>0.273348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0.001749" calcext:value-type="float">
            <text:p>0.001749</text:p>
          </table:table-cell>
          <table:table-cell office:value-type="float" office:value="0.277092" calcext:value-type="float">
            <text:p>0.277092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274695" calcext:value-type="float">
            <text:p>0.274695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0.001793" calcext:value-type="float">
            <text:p>0.001793</text:p>
          </table:table-cell>
          <table:table-cell office:value-type="float" office:value="0.278436" calcext:value-type="float">
            <text:p>0.278436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0.001775" calcext:value-type="float">
            <text:p>0.001775</text:p>
          </table:table-cell>
          <table:table-cell office:value-type="float" office:value="0.274868" calcext:value-type="float">
            <text:p>0.274868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01785" calcext:value-type="float">
            <text:p>0.001785</text:p>
          </table:table-cell>
          <table:table-cell office:value-type="float" office:value="0.280254" calcext:value-type="float">
            <text:p>0.280254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0.278747" calcext:value-type="float">
            <text:p>0.278747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.280407" calcext:value-type="float">
            <text:p>0.280407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0.001806" calcext:value-type="float">
            <text:p>0.001806</text:p>
          </table:table-cell>
          <table:table-cell office:value-type="float" office:value="0.282274" calcext:value-type="float">
            <text:p>0.282274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0.001844" calcext:value-type="float">
            <text:p>0.001844</text:p>
          </table:table-cell>
          <table:table-cell office:value-type="float" office:value="0.284012" calcext:value-type="float">
            <text:p>0.284012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.28567" calcext:value-type="float">
            <text:p>0.28567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287942" calcext:value-type="float">
            <text:p>0.287942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0.001831" calcext:value-type="float">
            <text:p>0.001831</text:p>
          </table:table-cell>
          <table:table-cell office:value-type="float" office:value="0.289685" calcext:value-type="float">
            <text:p>0.289685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0.001839" calcext:value-type="float">
            <text:p>0.001839</text:p>
          </table:table-cell>
          <table:table-cell office:value-type="float" office:value="0.292211" calcext:value-type="float">
            <text:p>0.292211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0.001837" calcext:value-type="float">
            <text:p>0.001837</text:p>
          </table:table-cell>
          <table:table-cell office:value-type="float" office:value="0.293722" calcext:value-type="float">
            <text:p>0.29372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1875" calcext:value-type="float">
            <text:p>0.001875</text:p>
          </table:table-cell>
          <table:table-cell office:value-type="float" office:value="0.296221" calcext:value-type="float">
            <text:p>0.296221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0.298094" calcext:value-type="float">
            <text:p>0.298094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0.001848" calcext:value-type="float">
            <text:p>0.001848</text:p>
          </table:table-cell>
          <table:table-cell office:value-type="float" office:value="0.299942" calcext:value-type="float">
            <text:p>0.299942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0.001892" calcext:value-type="float">
            <text:p>0.001892</text:p>
          </table:table-cell>
          <table:table-cell office:value-type="float" office:value="0.302024" calcext:value-type="float">
            <text:p>0.302024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0.001863" calcext:value-type="float">
            <text:p>0.001863</text:p>
          </table:table-cell>
          <table:table-cell office:value-type="float" office:value="0.304343" calcext:value-type="float">
            <text:p>0.304343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.306151" calcext:value-type="float">
            <text:p>0.306151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309971" calcext:value-type="float">
            <text:p>0.309971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0.001908" calcext:value-type="float">
            <text:p>0.001908</text:p>
          </table:table-cell>
          <table:table-cell office:value-type="float" office:value="0.310087" calcext:value-type="float">
            <text:p>0.310087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0.001857" calcext:value-type="float">
            <text:p>0.001857</text:p>
          </table:table-cell>
          <table:table-cell office:value-type="float" office:value="0.311682" calcext:value-type="float">
            <text:p>0.311682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0.001925" calcext:value-type="float">
            <text:p>0.001925</text:p>
          </table:table-cell>
          <table:table-cell office:value-type="float" office:value="0.3137" calcext:value-type="float">
            <text:p>0.3137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1904" calcext:value-type="float">
            <text:p>0.001904</text:p>
          </table:table-cell>
          <table:table-cell office:value-type="float" office:value="0.316687" calcext:value-type="float">
            <text:p>0.316687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318306" calcext:value-type="float">
            <text:p>0.318306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0.001978" calcext:value-type="float">
            <text:p>0.001978</text:p>
          </table:table-cell>
          <table:table-cell office:value-type="float" office:value="0.320617" calcext:value-type="float">
            <text:p>0.320617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0.001936" calcext:value-type="float">
            <text:p>0.001936</text:p>
          </table:table-cell>
          <table:table-cell office:value-type="float" office:value="0.323267" calcext:value-type="float">
            <text:p>0.323267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0.323784" calcext:value-type="float">
            <text:p>0.323784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0.001936" calcext:value-type="float">
            <text:p>0.001936</text:p>
          </table:table-cell>
          <table:table-cell office:value-type="float" office:value="0.327141" calcext:value-type="float">
            <text:p>0.327141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0.002019" calcext:value-type="float">
            <text:p>0.002019</text:p>
          </table:table-cell>
          <table:table-cell office:value-type="float" office:value="0.328376" calcext:value-type="float">
            <text:p>0.328376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0.001948" calcext:value-type="float">
            <text:p>0.001948</text:p>
          </table:table-cell>
          <table:table-cell office:value-type="float" office:value="0.330131" calcext:value-type="float">
            <text:p>0.330131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0.001987" calcext:value-type="float">
            <text:p>0.001987</text:p>
          </table:table-cell>
          <table:table-cell office:value-type="float" office:value="0.332518" calcext:value-type="float">
            <text:p>0.332518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0.002043" calcext:value-type="float">
            <text:p>0.002043</text:p>
          </table:table-cell>
          <table:table-cell office:value-type="float" office:value="0.334412" calcext:value-type="float">
            <text:p>0.334412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336253" calcext:value-type="float">
            <text:p>0.336253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0.002009" calcext:value-type="float">
            <text:p>0.002009</text:p>
          </table:table-cell>
          <table:table-cell office:value-type="float" office:value="0.339111" calcext:value-type="float">
            <text:p>0.339111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0.001977" calcext:value-type="float">
            <text:p>0.001977</text:p>
          </table:table-cell>
          <table:table-cell office:value-type="float" office:value="0.342859" calcext:value-type="float">
            <text:p>0.342859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0.002044" calcext:value-type="float">
            <text:p>0.002044</text:p>
          </table:table-cell>
          <table:table-cell office:value-type="float" office:value="0.342699" calcext:value-type="float">
            <text:p>0.342699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34521" calcext:value-type="float">
            <text:p>0.34521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001986" calcext:value-type="float">
            <text:p>0.001986</text:p>
          </table:table-cell>
          <table:table-cell office:value-type="float" office:value="0.34701" calcext:value-type="float">
            <text:p>0.34701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0.348699" calcext:value-type="float">
            <text:p>0.348699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0.002028" calcext:value-type="float">
            <text:p>0.002028</text:p>
          </table:table-cell>
          <table:table-cell office:value-type="float" office:value="0.351002" calcext:value-type="float">
            <text:p>0.351002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0.002052" calcext:value-type="float">
            <text:p>0.002052</text:p>
          </table:table-cell>
          <table:table-cell office:value-type="float" office:value="0.353361" calcext:value-type="float">
            <text:p>0.353361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0.002042" calcext:value-type="float">
            <text:p>0.002042</text:p>
          </table:table-cell>
          <table:table-cell office:value-type="float" office:value="0.354968" calcext:value-type="float">
            <text:p>0.35496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02049" calcext:value-type="float">
            <text:p>0.002049</text:p>
          </table:table-cell>
          <table:table-cell office:value-type="float" office:value="0.357116" calcext:value-type="float">
            <text:p>0.357116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0.002031" calcext:value-type="float">
            <text:p>0.002031</text:p>
          </table:table-cell>
          <table:table-cell office:value-type="float" office:value="0.359271" calcext:value-type="float">
            <text:p>0.359271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0.002037" calcext:value-type="float">
            <text:p>0.002037</text:p>
          </table:table-cell>
          <table:table-cell office:value-type="float" office:value="0.361495" calcext:value-type="float">
            <text:p>0.361495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0.002106" calcext:value-type="float">
            <text:p>0.002106</text:p>
          </table:table-cell>
          <table:table-cell office:value-type="float" office:value="0.364255" calcext:value-type="float">
            <text:p>0.364255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0.002083" calcext:value-type="float">
            <text:p>0.002083</text:p>
          </table:table-cell>
          <table:table-cell office:value-type="float" office:value="0.36765" calcext:value-type="float">
            <text:p>0.3676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0.368203" calcext:value-type="float">
            <text:p>0.368203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0.002143" calcext:value-type="float">
            <text:p>0.002143</text:p>
          </table:table-cell>
          <table:table-cell office:value-type="float" office:value="0.370711" calcext:value-type="float">
            <text:p>0.370711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0.002072" calcext:value-type="float">
            <text:p>0.002072</text:p>
          </table:table-cell>
          <table:table-cell office:value-type="float" office:value="0.373078" calcext:value-type="float">
            <text:p>0.373078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375077" calcext:value-type="float">
            <text:p>0.375077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.377774" calcext:value-type="float">
            <text:p>0.377774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02149" calcext:value-type="float">
            <text:p>0.002149</text:p>
          </table:table-cell>
          <table:table-cell office:value-type="float" office:value="0.379448" calcext:value-type="float">
            <text:p>0.379448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0.002132" calcext:value-type="float">
            <text:p>0.002132</text:p>
          </table:table-cell>
          <table:table-cell office:value-type="float" office:value="0.382304" calcext:value-type="float">
            <text:p>0.382304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0.002106" calcext:value-type="float">
            <text:p>0.002106</text:p>
          </table:table-cell>
          <table:table-cell office:value-type="float" office:value="0.384122" calcext:value-type="float">
            <text:p>0.384122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0.002116" calcext:value-type="float">
            <text:p>0.002116</text:p>
          </table:table-cell>
          <table:table-cell office:value-type="float" office:value="0.386155" calcext:value-type="float">
            <text:p>0.386155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389438" calcext:value-type="float">
            <text:p>0.389438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0.002137" calcext:value-type="float">
            <text:p>0.002137</text:p>
          </table:table-cell>
          <table:table-cell office:value-type="float" office:value="0.391684" calcext:value-type="float">
            <text:p>0.391684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393961" calcext:value-type="float">
            <text:p>0.393961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0.002227" calcext:value-type="float">
            <text:p>0.002227</text:p>
          </table:table-cell>
          <table:table-cell office:value-type="float" office:value="0.394484" calcext:value-type="float">
            <text:p>0.394484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0.002145" calcext:value-type="float">
            <text:p>0.002145</text:p>
          </table:table-cell>
          <table:table-cell office:value-type="float" office:value="0.395878" calcext:value-type="float">
            <text:p>0.395878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401761" calcext:value-type="float">
            <text:p>0.40176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0.40403" calcext:value-type="float">
            <text:p>0.40403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406671" calcext:value-type="float">
            <text:p>0.406671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0.002238" calcext:value-type="float">
            <text:p>0.002238</text:p>
          </table:table-cell>
          <table:table-cell office:value-type="float" office:value="0.407889" calcext:value-type="float">
            <text:p>0.407889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0.002186" calcext:value-type="float">
            <text:p>0.002186</text:p>
          </table:table-cell>
          <table:table-cell office:value-type="float" office:value="0.410121" calcext:value-type="float">
            <text:p>0.410121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0.002219" calcext:value-type="float">
            <text:p>0.002219</text:p>
          </table:table-cell>
          <table:table-cell office:value-type="float" office:value="0.412532" calcext:value-type="float">
            <text:p>0.412532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0.002233" calcext:value-type="float">
            <text:p>0.002233</text:p>
          </table:table-cell>
          <table:table-cell office:value-type="float" office:value="0.414904" calcext:value-type="float">
            <text:p>0.414904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0.002234" calcext:value-type="float">
            <text:p>0.002234</text:p>
          </table:table-cell>
          <table:table-cell office:value-type="float" office:value="0.417095" calcext:value-type="float">
            <text:p>0.417095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0.002212" calcext:value-type="float">
            <text:p>0.002212</text:p>
          </table:table-cell>
          <table:table-cell office:value-type="float" office:value="0.419944" calcext:value-type="float">
            <text:p>0.419944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0.002284" calcext:value-type="float">
            <text:p>0.002284</text:p>
          </table:table-cell>
          <table:table-cell office:value-type="float" office:value="0.422142" calcext:value-type="float">
            <text:p>0.422142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0.002238" calcext:value-type="float">
            <text:p>0.002238</text:p>
          </table:table-cell>
          <table:table-cell office:value-type="float" office:value="0.424759" calcext:value-type="float">
            <text:p>0.424759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2274" calcext:value-type="float">
            <text:p>0.002274</text:p>
          </table:table-cell>
          <table:table-cell office:value-type="float" office:value="0.428012" calcext:value-type="float">
            <text:p>0.428012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0.002247" calcext:value-type="float">
            <text:p>0.002247</text:p>
          </table:table-cell>
          <table:table-cell office:value-type="float" office:value="0.434832" calcext:value-type="float">
            <text:p>0.434832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0.002245" calcext:value-type="float">
            <text:p>0.002245</text:p>
          </table:table-cell>
          <table:table-cell office:value-type="float" office:value="0.432991" calcext:value-type="float">
            <text:p>0.432991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0.437578" calcext:value-type="float">
            <text:p>0.437578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438013" calcext:value-type="float">
            <text:p>0.438013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0.002261" calcext:value-type="float">
            <text:p>0.002261</text:p>
          </table:table-cell>
          <table:table-cell office:value-type="float" office:value="0.43918" calcext:value-type="float">
            <text:p>0.43918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441989" calcext:value-type="float">
            <text:p>0.441989</text:p>
          </table:table-cell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0.002329" calcext:value-type="float">
            <text:p>0.002329</text:p>
          </table:table-cell>
          <table:table-cell office:value-type="float" office:value="0.443908" calcext:value-type="float">
            <text:p>0.443908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0.002295" calcext:value-type="float">
            <text:p>0.002295</text:p>
          </table:table-cell>
          <table:table-cell office:value-type="float" office:value="0.44606" calcext:value-type="float">
            <text:p>0.44606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0.002309" calcext:value-type="float">
            <text:p>0.002309</text:p>
          </table:table-cell>
          <table:table-cell office:value-type="float" office:value="0.449323" calcext:value-type="float">
            <text:p>0.449323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2319" calcext:value-type="float">
            <text:p>0.002319</text:p>
          </table:table-cell>
          <table:table-cell office:value-type="float" office:value="0.451759" calcext:value-type="float">
            <text:p>0.451759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0.002325" calcext:value-type="float">
            <text:p>0.002325</text:p>
          </table:table-cell>
          <table:table-cell office:value-type="float" office:value="0.455366" calcext:value-type="float">
            <text:p>0.455366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0.002337" calcext:value-type="float">
            <text:p>0.002337</text:p>
          </table:table-cell>
          <table:table-cell office:value-type="float" office:value="0.457056" calcext:value-type="float">
            <text:p>0.457056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0.002348" calcext:value-type="float">
            <text:p>0.002348</text:p>
          </table:table-cell>
          <table:table-cell office:value-type="float" office:value="0.459065" calcext:value-type="float">
            <text:p>0.459065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0.002325" calcext:value-type="float">
            <text:p>0.002325</text:p>
          </table:table-cell>
          <table:table-cell office:value-type="float" office:value="0.462067" calcext:value-type="float">
            <text:p>0.462067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0.002334" calcext:value-type="float">
            <text:p>0.002334</text:p>
          </table:table-cell>
          <table:table-cell office:value-type="float" office:value="0.464902" calcext:value-type="float">
            <text:p>0.464902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68902" calcext:value-type="float">
            <text:p>0.468902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0.002353" calcext:value-type="float">
            <text:p>0.002353</text:p>
          </table:table-cell>
          <table:table-cell office:value-type="float" office:value="0.469794" calcext:value-type="float">
            <text:p>0.469794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0.002386" calcext:value-type="float">
            <text:p>0.002386</text:p>
          </table:table-cell>
          <table:table-cell office:value-type="float" office:value="0.473057" calcext:value-type="float">
            <text:p>0.473057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0.002398" calcext:value-type="float">
            <text:p>0.002398</text:p>
          </table:table-cell>
          <table:table-cell office:value-type="float" office:value="0.474906" calcext:value-type="float">
            <text:p>0.474906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02406" calcext:value-type="float">
            <text:p>0.002406</text:p>
          </table:table-cell>
          <table:table-cell office:value-type="float" office:value="0.476579" calcext:value-type="float">
            <text:p>0.476579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.480757" calcext:value-type="float">
            <text:p>0.480757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48314" calcext:value-type="float">
            <text:p>0.48314</text:p>
          </table:table-cell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0.002429" calcext:value-type="float">
            <text:p>0.002429</text:p>
          </table:table-cell>
          <table:table-cell office:value-type="float" office:value="0.487051" calcext:value-type="float">
            <text:p>0.487051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0.002436" calcext:value-type="float">
            <text:p>0.002436</text:p>
          </table:table-cell>
          <table:table-cell office:value-type="float" office:value="0.487557" calcext:value-type="float">
            <text:p>0.487557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91067" calcext:value-type="float">
            <text:p>0.491067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0.002422" calcext:value-type="float">
            <text:p>0.002422</text:p>
          </table:table-cell>
          <table:table-cell office:value-type="float" office:value="0.492734" calcext:value-type="float">
            <text:p>0.492734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0.002484" calcext:value-type="float">
            <text:p>0.002484</text:p>
          </table:table-cell>
          <table:table-cell office:value-type="float" office:value="0.496323" calcext:value-type="float">
            <text:p>0.496323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0.002421" calcext:value-type="float">
            <text:p>0.002421</text:p>
          </table:table-cell>
          <table:table-cell office:value-type="float" office:value="0.497362" calcext:value-type="float">
            <text:p>0.497362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0.002458" calcext:value-type="float">
            <text:p>0.002458</text:p>
          </table:table-cell>
          <table:table-cell office:value-type="float" office:value="0.500161" calcext:value-type="float">
            <text:p>0.500161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02472" calcext:value-type="float">
            <text:p>0.002472</text:p>
          </table:table-cell>
          <table:table-cell office:value-type="float" office:value="0.503084" calcext:value-type="float">
            <text:p>0.503084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0.002449" calcext:value-type="float">
            <text:p>0.002449</text:p>
          </table:table-cell>
          <table:table-cell office:value-type="float" office:value="0.505767" calcext:value-type="float">
            <text:p>0.505767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50825" calcext:value-type="float">
            <text:p>0.50825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0.002492" calcext:value-type="float">
            <text:p>0.002492</text:p>
          </table:table-cell>
          <table:table-cell office:value-type="float" office:value="0.511849" calcext:value-type="float">
            <text:p>0.511849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513392" calcext:value-type="float">
            <text:p>0.513392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0.002506" calcext:value-type="float">
            <text:p>0.002506</text:p>
          </table:table-cell>
          <table:table-cell office:value-type="float" office:value="0.516622" calcext:value-type="float">
            <text:p>0.516622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0.002513" calcext:value-type="float">
            <text:p>0.002513</text:p>
          </table:table-cell>
          <table:table-cell office:value-type="float" office:value="0.517915" calcext:value-type="float">
            <text:p>0.517915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0.002523" calcext:value-type="float">
            <text:p>0.002523</text:p>
          </table:table-cell>
          <table:table-cell office:value-type="float" office:value="0.521894" calcext:value-type="float">
            <text:p>0.521894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0.5235" calcext:value-type="float">
            <text:p>0.5235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0.002529" calcext:value-type="float">
            <text:p>0.002529</text:p>
          </table:table-cell>
          <table:table-cell office:value-type="float" office:value="0.527195" calcext:value-type="float">
            <text:p>0.52719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2547" calcext:value-type="float">
            <text:p>0.002547</text:p>
          </table:table-cell>
          <table:table-cell office:value-type="float" office:value="0.530276" calcext:value-type="float">
            <text:p>0.530276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0.002579" calcext:value-type="float">
            <text:p>0.002579</text:p>
          </table:table-cell>
          <table:table-cell office:value-type="float" office:value="0.533983" calcext:value-type="float">
            <text:p>0.533983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0.002525" calcext:value-type="float">
            <text:p>0.002525</text:p>
          </table:table-cell>
          <table:table-cell office:value-type="float" office:value="0.535399" calcext:value-type="float">
            <text:p>0.535399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0.002542" calcext:value-type="float">
            <text:p>0.002542</text:p>
          </table:table-cell>
          <table:table-cell office:value-type="float" office:value="0.541352" calcext:value-type="float">
            <text:p>0.541352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0.002797" calcext:value-type="float">
            <text:p>0.002797</text:p>
          </table:table-cell>
          <table:table-cell office:value-type="float" office:value="0.541281" calcext:value-type="float">
            <text:p>0.541281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0.002622" calcext:value-type="float">
            <text:p>0.002622</text:p>
          </table:table-cell>
          <table:table-cell office:value-type="float" office:value="0.543958" calcext:value-type="float">
            <text:p>0.543958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545268" calcext:value-type="float">
            <text:p>0.545268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0.002597" calcext:value-type="float">
            <text:p>0.002597</text:p>
          </table:table-cell>
          <table:table-cell office:value-type="float" office:value="0.548269" calcext:value-type="float">
            <text:p>0.548269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0.002588" calcext:value-type="float">
            <text:p>0.002588</text:p>
          </table:table-cell>
          <table:table-cell office:value-type="float" office:value="0.551652" calcext:value-type="float">
            <text:p>0.551652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0.002615" calcext:value-type="float">
            <text:p>0.002615</text:p>
          </table:table-cell>
          <table:table-cell office:value-type="float" office:value="0.554444" calcext:value-type="float">
            <text:p>0.554444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557797" calcext:value-type="float">
            <text:p>0.557797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0.002587" calcext:value-type="float">
            <text:p>0.002587</text:p>
          </table:table-cell>
          <table:table-cell office:value-type="float" office:value="0.560665" calcext:value-type="float">
            <text:p>0.560665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0.002599" calcext:value-type="float">
            <text:p>0.002599</text:p>
          </table:table-cell>
          <table:table-cell office:value-type="float" office:value="0.563127" calcext:value-type="float">
            <text:p>0.563127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0.002663" calcext:value-type="float">
            <text:p>0.002663</text:p>
          </table:table-cell>
          <table:table-cell office:value-type="float" office:value="0.564513" calcext:value-type="float">
            <text:p>0.564513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0.002636" calcext:value-type="float">
            <text:p>0.002636</text:p>
          </table:table-cell>
          <table:table-cell office:value-type="float" office:value="0.567536" calcext:value-type="float">
            <text:p>0.567536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570499" calcext:value-type="float">
            <text:p>0.570499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0.002649" calcext:value-type="float">
            <text:p>0.002649</text:p>
          </table:table-cell>
          <table:table-cell office:value-type="float" office:value="0.573269" calcext:value-type="float">
            <text:p>0.573269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.576581" calcext:value-type="float">
            <text:p>0.576581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0.002677" calcext:value-type="float">
            <text:p>0.002677</text:p>
          </table:table-cell>
          <table:table-cell office:value-type="float" office:value="0.578909" calcext:value-type="float">
            <text:p>0.578909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581501" calcext:value-type="float">
            <text:p>0.581501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0.584704" calcext:value-type="float">
            <text:p>0.584704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0.002711" calcext:value-type="float">
            <text:p>0.002711</text:p>
          </table:table-cell>
          <table:table-cell office:value-type="float" office:value="0.588764" calcext:value-type="float">
            <text:p>0.588764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0.002727" calcext:value-type="float">
            <text:p>0.002727</text:p>
          </table:table-cell>
          <table:table-cell office:value-type="float" office:value="0.590588" calcext:value-type="float">
            <text:p>0.590588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.578449" calcext:value-type="float">
            <text:p>0.578449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596183" calcext:value-type="float">
            <text:p>0.596183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0.002732" calcext:value-type="float">
            <text:p>0.002732</text:p>
          </table:table-cell>
          <table:table-cell office:value-type="float" office:value="0.599435" calcext:value-type="float">
            <text:p>0.599435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0.002759" calcext:value-type="float">
            <text:p>0.002759</text:p>
          </table:table-cell>
          <table:table-cell office:value-type="float" office:value="0.602085" calcext:value-type="float">
            <text:p>0.602085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0.002765" calcext:value-type="float">
            <text:p>0.002765</text:p>
          </table:table-cell>
          <table:table-cell office:value-type="float" office:value="0.606058" calcext:value-type="float">
            <text:p>0.606058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0.002749" calcext:value-type="float">
            <text:p>0.002749</text:p>
          </table:table-cell>
          <table:table-cell office:value-type="float" office:value="0.608201" calcext:value-type="float">
            <text:p>0.608201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.614271" calcext:value-type="float">
            <text:p>0.614271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02726" calcext:value-type="float">
            <text:p>0.002726</text:p>
          </table:table-cell>
          <table:table-cell office:value-type="float" office:value="0.614814" calcext:value-type="float">
            <text:p>0.614814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0.002762" calcext:value-type="float">
            <text:p>0.002762</text:p>
          </table:table-cell>
          <table:table-cell office:value-type="float" office:value="0.62326" calcext:value-type="float">
            <text:p>0.62326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0.002774" calcext:value-type="float">
            <text:p>0.002774</text:p>
          </table:table-cell>
          <table:table-cell office:value-type="float" office:value="0.62024" calcext:value-type="float">
            <text:p>0.62024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0.002739" calcext:value-type="float">
            <text:p>0.002739</text:p>
          </table:table-cell>
          <table:table-cell office:value-type="float" office:value="0.622488" calcext:value-type="float">
            <text:p>0.622488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0.624664" calcext:value-type="float">
            <text:p>0.624664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0.002766" calcext:value-type="float">
            <text:p>0.002766</text:p>
          </table:table-cell>
          <table:table-cell office:value-type="float" office:value="0.62809" calcext:value-type="float">
            <text:p>0.62809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0.002799" calcext:value-type="float">
            <text:p>0.002799</text:p>
          </table:table-cell>
          <table:table-cell office:value-type="float" office:value="0.631755" calcext:value-type="float">
            <text:p>0.631755</text:p>
          </table:table-cell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0.002804" calcext:value-type="float">
            <text:p>0.002804</text:p>
          </table:table-cell>
          <table:table-cell office:value-type="float" office:value="0.635231" calcext:value-type="float">
            <text:p>0.635231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0.002786" calcext:value-type="float">
            <text:p>0.002786</text:p>
          </table:table-cell>
          <table:table-cell office:value-type="float" office:value="0.639828" calcext:value-type="float">
            <text:p>0.639828</text:p>
          </table:table-cell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0.002758" calcext:value-type="float">
            <text:p>0.002758</text:p>
          </table:table-cell>
          <table:table-cell office:value-type="float" office:value="0.641301" calcext:value-type="float">
            <text:p>0.641301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02796" calcext:value-type="float">
            <text:p>0.002796</text:p>
          </table:table-cell>
          <table:table-cell office:value-type="float" office:value="0.645347" calcext:value-type="float">
            <text:p>0.645347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0.002832" calcext:value-type="float">
            <text:p>0.002832</text:p>
          </table:table-cell>
          <table:table-cell office:value-type="float" office:value="0.651741" calcext:value-type="float">
            <text:p>0.651741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0.002837" calcext:value-type="float">
            <text:p>0.002837</text:p>
          </table:table-cell>
          <table:table-cell office:value-type="float" office:value="0.649723" calcext:value-type="float">
            <text:p>0.649723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652688" calcext:value-type="float">
            <text:p>0.652688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655628" calcext:value-type="float">
            <text:p>0.655628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0.002812" calcext:value-type="float">
            <text:p>0.002812</text:p>
          </table:table-cell>
          <table:table-cell office:value-type="float" office:value="0.657113" calcext:value-type="float">
            <text:p>0.657113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662087" calcext:value-type="float">
            <text:p>0.662087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0.002846" calcext:value-type="float">
            <text:p>0.002846</text:p>
          </table:table-cell>
          <table:table-cell office:value-type="float" office:value="0.663641" calcext:value-type="float">
            <text:p>0.663641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0.002861" calcext:value-type="float">
            <text:p>0.002861</text:p>
          </table:table-cell>
          <table:table-cell office:value-type="float" office:value="0.669952" calcext:value-type="float">
            <text:p>0.669952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0.002852" calcext:value-type="float">
            <text:p>0.002852</text:p>
          </table:table-cell>
          <table:table-cell office:value-type="float" office:value="0.686684" calcext:value-type="float">
            <text:p>0.68668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2823" calcext:value-type="float">
            <text:p>0.002823</text:p>
          </table:table-cell>
          <table:table-cell office:value-type="float" office:value="0.695395" calcext:value-type="float">
            <text:p>0.695395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0.002834" calcext:value-type="float">
            <text:p>0.002834</text:p>
          </table:table-cell>
          <table:table-cell office:value-type="float" office:value="0.697255" calcext:value-type="float">
            <text:p>0.697255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0.002874" calcext:value-type="float">
            <text:p>0.002874</text:p>
          </table:table-cell>
          <table:table-cell office:value-type="float" office:value="0.690898" calcext:value-type="float">
            <text:p>0.690898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0.002826" calcext:value-type="float">
            <text:p>0.002826</text:p>
          </table:table-cell>
          <table:table-cell office:value-type="float" office:value="0.696018" calcext:value-type="float">
            <text:p>0.696018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0.002861" calcext:value-type="float">
            <text:p>0.002861</text:p>
          </table:table-cell>
          <table:table-cell office:value-type="float" office:value="0.703817" calcext:value-type="float">
            <text:p>0.703817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0.002875" calcext:value-type="float">
            <text:p>0.002875</text:p>
          </table:table-cell>
          <table:table-cell office:value-type="float" office:value="0.698024" calcext:value-type="float">
            <text:p>0.698024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0.002882" calcext:value-type="float">
            <text:p>0.002882</text:p>
          </table:table-cell>
          <table:table-cell office:value-type="float" office:value="0.714893" calcext:value-type="float">
            <text:p>0.714893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0.002857" calcext:value-type="float">
            <text:p>0.002857</text:p>
          </table:table-cell>
          <table:table-cell office:value-type="float" office:value="0.719974" calcext:value-type="float">
            <text:p>0.719974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0.002899" calcext:value-type="float">
            <text:p>0.002899</text:p>
          </table:table-cell>
          <table:table-cell office:value-type="float" office:value="0.711284" calcext:value-type="float">
            <text:p>0.711284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0.002906" calcext:value-type="float">
            <text:p>0.002906</text:p>
          </table:table-cell>
          <table:table-cell office:value-type="float" office:value="0.705253" calcext:value-type="float">
            <text:p>0.705253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02939" calcext:value-type="float">
            <text:p>0.002939</text:p>
          </table:table-cell>
          <table:table-cell office:value-type="float" office:value="0.707747" calcext:value-type="float">
            <text:p>0.707747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712885" calcext:value-type="float">
            <text:p>0.712885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0.002898" calcext:value-type="float">
            <text:p>0.002898</text:p>
          </table:table-cell>
          <table:table-cell office:value-type="float" office:value="0.709355" calcext:value-type="float">
            <text:p>0.709355</text:p>
          </table:table-cell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710088" calcext:value-type="float">
            <text:p>0.710088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0.002939" calcext:value-type="float">
            <text:p>0.002939</text:p>
          </table:table-cell>
          <table:table-cell office:value-type="float" office:value="0.718744" calcext:value-type="float">
            <text:p>0.718744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0.72102" calcext:value-type="float">
            <text:p>0.72102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721706" calcext:value-type="float">
            <text:p>0.721706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0.002996" calcext:value-type="float">
            <text:p>0.002996</text:p>
          </table:table-cell>
          <table:table-cell office:value-type="float" office:value="0.729135" calcext:value-type="float">
            <text:p>0.729135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745117" calcext:value-type="float">
            <text:p>0.745117</text:p>
          </table:table-cell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0.002982" calcext:value-type="float">
            <text:p>0.002982</text:p>
          </table:table-cell>
          <table:table-cell office:value-type="float" office:value="0.74852" calcext:value-type="float">
            <text:p>0.74852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763414" calcext:value-type="float">
            <text:p>0.763414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752068" calcext:value-type="float">
            <text:p>0.752068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0.003045" calcext:value-type="float">
            <text:p>0.003045</text:p>
          </table:table-cell>
          <table:table-cell office:value-type="float" office:value="0.7702" calcext:value-type="float">
            <text:p>0.7702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774957" calcext:value-type="float">
            <text:p>0.774957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0.003098" calcext:value-type="float">
            <text:p>0.003098</text:p>
          </table:table-cell>
          <table:table-cell office:value-type="float" office:value="0.746191" calcext:value-type="float">
            <text:p>0.746191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749845" calcext:value-type="float">
            <text:p>0.749845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0.003077" calcext:value-type="float">
            <text:p>0.003077</text:p>
          </table:table-cell>
          <table:table-cell office:value-type="float" office:value="0.755204" calcext:value-type="float">
            <text:p>0.755204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.758866" calcext:value-type="float">
            <text:p>0.758866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763801" calcext:value-type="float">
            <text:p>0.763801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3028" calcext:value-type="float">
            <text:p>0.003028</text:p>
          </table:table-cell>
          <table:table-cell office:value-type="float" office:value="0.767478" calcext:value-type="float">
            <text:p>0.767478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0.003083" calcext:value-type="float">
            <text:p>0.003083</text:p>
          </table:table-cell>
          <table:table-cell office:value-type="float" office:value="0.768398" calcext:value-type="float">
            <text:p>0.768398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.771884" calcext:value-type="float">
            <text:p>0.771884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0.003103" calcext:value-type="float">
            <text:p>0.003103</text:p>
          </table:table-cell>
          <table:table-cell office:value-type="float" office:value="0.775661" calcext:value-type="float">
            <text:p>0.775661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.778809" calcext:value-type="float">
            <text:p>0.778809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0.003085" calcext:value-type="float">
            <text:p>0.003085</text:p>
          </table:table-cell>
          <table:table-cell office:value-type="float" office:value="0.782111" calcext:value-type="float">
            <text:p>0.782111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.782823" calcext:value-type="float">
            <text:p>0.782823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.789606" calcext:value-type="float">
            <text:p>0.789606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0.792017" calcext:value-type="float">
            <text:p>0.792017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0.003091" calcext:value-type="float">
            <text:p>0.003091</text:p>
          </table:table-cell>
          <table:table-cell office:value-type="float" office:value="0.795538" calcext:value-type="float">
            <text:p>0.795538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798407" calcext:value-type="float">
            <text:p>0.798407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0.003135" calcext:value-type="float">
            <text:p>0.003135</text:p>
          </table:table-cell>
          <table:table-cell office:value-type="float" office:value="0.810437" calcext:value-type="float">
            <text:p>0.810437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810883" calcext:value-type="float">
            <text:p>0.810883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0.003123" calcext:value-type="float">
            <text:p>0.003123</text:p>
          </table:table-cell>
          <table:table-cell office:value-type="float" office:value="0.822391" calcext:value-type="float">
            <text:p>0.822391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0.827391" calcext:value-type="float">
            <text:p>0.827391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836088" calcext:value-type="float">
            <text:p>0.836088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0.003159" calcext:value-type="float">
            <text:p>0.003159</text:p>
          </table:table-cell>
          <table:table-cell office:value-type="float" office:value="0.83837" calcext:value-type="float">
            <text:p>0.83837</text:p>
          </table:table-cell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0.003188" calcext:value-type="float">
            <text:p>0.003188</text:p>
          </table:table-cell>
          <table:table-cell office:value-type="float" office:value="0.834691" calcext:value-type="float">
            <text:p>0.834691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0.003195" calcext:value-type="float">
            <text:p>0.003195</text:p>
          </table:table-cell>
          <table:table-cell office:value-type="float" office:value="0.859362" calcext:value-type="float">
            <text:p>0.859362</text:p>
          </table:table-cell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854831" calcext:value-type="float">
            <text:p>0.85483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.841917" calcext:value-type="float">
            <text:p>0.841917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838009" calcext:value-type="float">
            <text:p>0.838009</text:p>
          </table:table-cell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0.003189" calcext:value-type="float">
            <text:p>0.003189</text:p>
          </table:table-cell>
          <table:table-cell office:value-type="float" office:value="0.846052" calcext:value-type="float">
            <text:p>0.846052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0.003195" calcext:value-type="float">
            <text:p>0.003195</text:p>
          </table:table-cell>
          <table:table-cell office:value-type="float" office:value="0.844131" calcext:value-type="float">
            <text:p>0.844131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0.003252" calcext:value-type="float">
            <text:p>0.003252</text:p>
          </table:table-cell>
          <table:table-cell office:value-type="float" office:value="0.845819" calcext:value-type="float">
            <text:p>0.845819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852027" calcext:value-type="float">
            <text:p>0.852027</text:p>
          </table:table-cell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855431" calcext:value-type="float">
            <text:p>0.855431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859425" calcext:value-type="float">
            <text:p>0.859425</text:p>
          </table:table-cell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862304" calcext:value-type="float">
            <text:p>0.862304</text:p>
          </table:table-cell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0.003255" calcext:value-type="float">
            <text:p>0.003255</text:p>
          </table:table-cell>
          <table:table-cell office:value-type="float" office:value="0.866166" calcext:value-type="float">
            <text:p>0.866166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03265" calcext:value-type="float">
            <text:p>0.003265</text:p>
          </table:table-cell>
          <table:table-cell office:value-type="float" office:value="0.866463" calcext:value-type="float">
            <text:p>0.866463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0.003306" calcext:value-type="float">
            <text:p>0.003306</text:p>
          </table:table-cell>
          <table:table-cell office:value-type="float" office:value="0.87275" calcext:value-type="float">
            <text:p>0.87275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0.003321" calcext:value-type="float">
            <text:p>0.003321</text:p>
          </table:table-cell>
          <table:table-cell office:value-type="float" office:value="0.876626" calcext:value-type="float">
            <text:p>0.876626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0.003297" calcext:value-type="float">
            <text:p>0.003297</text:p>
          </table:table-cell>
          <table:table-cell office:value-type="float" office:value="0.881611" calcext:value-type="float">
            <text:p>0.881611</text:p>
          </table:table-cell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883116" calcext:value-type="float">
            <text:p>0.883116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884163" calcext:value-type="float">
            <text:p>0.884163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0.003315" calcext:value-type="float">
            <text:p>0.003315</text:p>
          </table:table-cell>
          <table:table-cell office:value-type="float" office:value="0.888637" calcext:value-type="float">
            <text:p>0.888637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0.003294" calcext:value-type="float">
            <text:p>0.003294</text:p>
          </table:table-cell>
          <table:table-cell office:value-type="float" office:value="0.896732" calcext:value-type="float">
            <text:p>0.896732</text:p>
          </table:table-cell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0.003327" calcext:value-type="float">
            <text:p>0.003327</text:p>
          </table:table-cell>
          <table:table-cell office:value-type="float" office:value="0.89839" calcext:value-type="float">
            <text:p>0.89839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906583" calcext:value-type="float">
            <text:p>0.906583</text:p>
          </table:table-cell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0.003316" calcext:value-type="float">
            <text:p>0.003316</text:p>
          </table:table-cell>
          <table:table-cell office:value-type="float" office:value="0.909052" calcext:value-type="float">
            <text:p>0.909052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0.003324" calcext:value-type="float">
            <text:p>0.003324</text:p>
          </table:table-cell>
          <table:table-cell office:value-type="float" office:value="0.913562" calcext:value-type="float">
            <text:p>0.913562</text:p>
          </table:table-cell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0.003335" calcext:value-type="float">
            <text:p>0.003335</text:p>
          </table:table-cell>
          <table:table-cell office:value-type="float" office:value="0.918284" calcext:value-type="float">
            <text:p>0.918284</text:p>
          </table:table-cell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0.918397" calcext:value-type="float">
            <text:p>0.918397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9263" calcext:value-type="float">
            <text:p>0.9263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.929971" calcext:value-type="float">
            <text:p>0.929971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0.003365" calcext:value-type="float">
            <text:p>0.003365</text:p>
          </table:table-cell>
          <table:table-cell office:value-type="float" office:value="0.93344" calcext:value-type="float">
            <text:p>0.93344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0.003379" calcext:value-type="float">
            <text:p>0.003379</text:p>
          </table:table-cell>
          <table:table-cell office:value-type="float" office:value="0.935774" calcext:value-type="float">
            <text:p>0.935774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937739" calcext:value-type="float">
            <text:p>0.937739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03358" calcext:value-type="float">
            <text:p>0.003358</text:p>
          </table:table-cell>
          <table:table-cell office:value-type="float" office:value="0.939252" calcext:value-type="float">
            <text:p>0.939252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0.003361" calcext:value-type="float">
            <text:p>0.003361</text:p>
          </table:table-cell>
          <table:table-cell office:value-type="float" office:value="0.947563" calcext:value-type="float">
            <text:p>0.947563</text:p>
          </table:table-cell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0.003427" calcext:value-type="float">
            <text:p>0.003427</text:p>
          </table:table-cell>
          <table:table-cell office:value-type="float" office:value="0.951901" calcext:value-type="float">
            <text:p>0.951901</text:p>
          </table:table-cell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0.003407" calcext:value-type="float">
            <text:p>0.003407</text:p>
          </table:table-cell>
          <table:table-cell office:value-type="float" office:value="0.954922" calcext:value-type="float">
            <text:p>0.954922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96005" calcext:value-type="float">
            <text:p>0.9600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0.003444" calcext:value-type="float">
            <text:p>0.003444</text:p>
          </table:table-cell>
          <table:table-cell office:value-type="float" office:value="0.962882" calcext:value-type="float">
            <text:p>0.962882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0.003433" calcext:value-type="float">
            <text:p>0.003433</text:p>
          </table:table-cell>
          <table:table-cell office:value-type="float" office:value="0.967728" calcext:value-type="float">
            <text:p>0.967728</text:p>
          </table:table-cell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0.003445" calcext:value-type="float">
            <text:p>0.003445</text:p>
          </table:table-cell>
          <table:table-cell office:value-type="float" office:value="0.970103" calcext:value-type="float">
            <text:p>0.970103</text:p>
          </table:table-cell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0.971421" calcext:value-type="float">
            <text:p>0.971421</text:p>
          </table:table-cell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0.003456" calcext:value-type="float">
            <text:p>0.003456</text:p>
          </table:table-cell>
          <table:table-cell office:value-type="float" office:value="0.977761" calcext:value-type="float">
            <text:p>0.977761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03435" calcext:value-type="float">
            <text:p>0.003435</text:p>
          </table:table-cell>
          <table:table-cell office:value-type="float" office:value="0.977847" calcext:value-type="float">
            <text:p>0.977847</text:p>
          </table:table-cell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985628" calcext:value-type="float">
            <text:p>0.985628</text:p>
          </table:table-cell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0.003507" calcext:value-type="float">
            <text:p>0.003507</text:p>
          </table:table-cell>
          <table:table-cell office:value-type="float" office:value="0.989681" calcext:value-type="float">
            <text:p>0.989681</text:p>
          </table:table-cell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0.993256" calcext:value-type="float">
            <text:p>0.993256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0.998003" calcext:value-type="float">
            <text:p>0.998003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1.001006" calcext:value-type="float">
            <text:p>1.001006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1.005067" calcext:value-type="float">
            <text:p>1.005067</text:p>
          </table:table-cell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1.009984" calcext:value-type="float">
            <text:p>1.009984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1.014375" calcext:value-type="float">
            <text:p>1.014375</text:p>
          </table:table-cell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1.01501" calcext:value-type="float">
            <text:p>1.01501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1.019434" calcext:value-type="float">
            <text:p>1.019434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1.022866" calcext:value-type="float">
            <text:p>1.022866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1.027708" calcext:value-type="float">
            <text:p>1.027708</text:p>
          </table:table-cell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1.028493" calcext:value-type="float">
            <text:p>1.028493</text:p>
          </table:table-cell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1.048329" calcext:value-type="float">
            <text:p>1.048329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1.046566" calcext:value-type="float">
            <text:p>1.046566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1.053114" calcext:value-type="float">
            <text:p>1.053114</text:p>
          </table:table-cell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1.069255" calcext:value-type="float">
            <text:p>1.069255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1.072488" calcext:value-type="float">
            <text:p>1.072488</text:p>
          </table:table-cell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1.066768" calcext:value-type="float">
            <text:p>1.066768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1.061627" calcext:value-type="float">
            <text:p>1.061627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1.073742" calcext:value-type="float">
            <text:p>1.073742</text:p>
          </table:table-cell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1.072889" calcext:value-type="float">
            <text:p>1.072889</text:p>
          </table:table-cell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1.076869" calcext:value-type="float">
            <text:p>1.076869</text:p>
          </table:table-cell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1.100196" calcext:value-type="float">
            <text:p>1.100196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1.09711" calcext:value-type="float">
            <text:p>1.09711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1.108213" calcext:value-type="float">
            <text:p>1.108213</text:p>
          </table:table-cell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0.003663" calcext:value-type="float">
            <text:p>0.003663</text:p>
          </table:table-cell>
          <table:table-cell office:value-type="float" office:value="1.121017" calcext:value-type="float">
            <text:p>1.121017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1.132184" calcext:value-type="float">
            <text:p>1.132184</text:p>
          </table:table-cell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1.120602" calcext:value-type="float">
            <text:p>1.120602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1.099095" calcext:value-type="float">
            <text:p>1.099095</text:p>
          </table:table-cell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1.095581" calcext:value-type="float">
            <text:p>1.095581</text:p>
          </table:table-cell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1.103696" calcext:value-type="float">
            <text:p>1.103696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1.106615" calcext:value-type="float">
            <text:p>1.106615</text:p>
          </table:table-cell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1.110806" calcext:value-type="float">
            <text:p>1.110806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1.114523" calcext:value-type="float">
            <text:p>1.114523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0.003738" calcext:value-type="float">
            <text:p>0.003738</text:p>
          </table:table-cell>
          <table:table-cell office:value-type="float" office:value="1.119678" calcext:value-type="float">
            <text:p>1.119678</text:p>
          </table:table-cell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1.124805" calcext:value-type="float">
            <text:p>1.124805</text:p>
          </table:table-cell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1.126502" calcext:value-type="float">
            <text:p>1.126502</text:p>
          </table:table-cell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0.003724" calcext:value-type="float">
            <text:p>0.003724</text:p>
          </table:table-cell>
          <table:table-cell office:value-type="float" office:value="1.130398" calcext:value-type="float">
            <text:p>1.130398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1.134851" calcext:value-type="float">
            <text:p>1.134851</text:p>
          </table:table-cell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1.135378" calcext:value-type="float">
            <text:p>1.135378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1.144295" calcext:value-type="float">
            <text:p>1.144295</text:p>
          </table:table-cell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0.003715" calcext:value-type="float">
            <text:p>0.003715</text:p>
          </table:table-cell>
          <table:table-cell office:value-type="float" office:value="1.147701" calcext:value-type="float">
            <text:p>1.147701</text:p>
          </table:table-cell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1.152779" calcext:value-type="float">
            <text:p>1.152779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1.177164" calcext:value-type="float">
            <text:p>1.177164</text:p>
          </table:table-cell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1.187374" calcext:value-type="float">
            <text:p>1.187374</text:p>
          </table:table-cell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0.003805" calcext:value-type="float">
            <text:p>0.003805</text:p>
          </table:table-cell>
          <table:table-cell office:value-type="float" office:value="1.175494" calcext:value-type="float">
            <text:p>1.175494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0.003758" calcext:value-type="float">
            <text:p>0.003758</text:p>
          </table:table-cell>
          <table:table-cell office:value-type="float" office:value="1.203045" calcext:value-type="float">
            <text:p>1.203045</text:p>
          </table:table-cell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1.217273" calcext:value-type="float">
            <text:p>1.217273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1.1765" calcext:value-type="float">
            <text:p>1.1765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0.003798" calcext:value-type="float">
            <text:p>0.003798</text:p>
          </table:table-cell>
          <table:table-cell office:value-type="float" office:value="1.188418" calcext:value-type="float">
            <text:p>1.188418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1.206929" calcext:value-type="float">
            <text:p>1.206929</text:p>
          </table:table-cell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1.204469" calcext:value-type="float">
            <text:p>1.204469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1.224744" calcext:value-type="float">
            <text:p>1.224744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1.246403" calcext:value-type="float">
            <text:p>1.246403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0.003819" calcext:value-type="float">
            <text:p>0.003819</text:p>
          </table:table-cell>
          <table:table-cell office:value-type="float" office:value="1.277864" calcext:value-type="float">
            <text:p>1.277864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1.268347" calcext:value-type="float">
            <text:p>1.268347</text:p>
          </table:table-cell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1.258499" calcext:value-type="float">
            <text:p>1.258499</text:p>
          </table:table-cell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1.259543" calcext:value-type="float">
            <text:p>1.25954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3845" calcext:value-type="float">
            <text:p>0.003845</text:p>
          </table:table-cell>
          <table:table-cell office:value-type="float" office:value="1.294024" calcext:value-type="float">
            <text:p>1.294024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1.272554" calcext:value-type="float">
            <text:p>1.272554</text:p>
          </table:table-cell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1.270991" calcext:value-type="float">
            <text:p>1.270991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1.269789" calcext:value-type="float">
            <text:p>1.269789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1.273976" calcext:value-type="float">
            <text:p>1.273976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1.27449" calcext:value-type="float">
            <text:p>1.27449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1.270161" calcext:value-type="float">
            <text:p>1.270161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1.273303" calcext:value-type="float">
            <text:p>1.273303</text:p>
          </table:table-cell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1.291887" calcext:value-type="float">
            <text:p>1.291887</text:p>
          </table:table-cell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1.28977" calcext:value-type="float">
            <text:p>1.28977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04186" calcext:value-type="float">
            <text:p>0.004186</text:p>
          </table:table-cell>
          <table:table-cell office:value-type="float" office:value="1.283857" calcext:value-type="float">
            <text:p>1.283857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1.285306" calcext:value-type="float">
            <text:p>1.285306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1.305348" calcext:value-type="float">
            <text:p>1.305348</text:p>
          </table:table-cell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1.306407" calcext:value-type="float">
            <text:p>1.306407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1.297089" calcext:value-type="float">
            <text:p>1.297089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0.003917" calcext:value-type="float">
            <text:p>0.003917</text:p>
          </table:table-cell>
          <table:table-cell office:value-type="float" office:value="1.300864" calcext:value-type="float">
            <text:p>1.300864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0.003923" calcext:value-type="float">
            <text:p>0.003923</text:p>
          </table:table-cell>
          <table:table-cell office:value-type="float" office:value="1.307435" calcext:value-type="float">
            <text:p>1.307435</text:p>
          </table:table-cell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1.311041" calcext:value-type="float">
            <text:p>1.311041</text:p>
          </table:table-cell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0.004015" calcext:value-type="float">
            <text:p>0.004015</text:p>
          </table:table-cell>
          <table:table-cell office:value-type="float" office:value="1.31656" calcext:value-type="float">
            <text:p>1.31656</text:p>
          </table:table-cell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1.32716" calcext:value-type="float">
            <text:p>1.32716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04056" calcext:value-type="float">
            <text:p>0.004056</text:p>
          </table:table-cell>
          <table:table-cell office:value-type="float" office:value="1.339143" calcext:value-type="float">
            <text:p>1.339143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1.333842" calcext:value-type="float">
            <text:p>1.333842</text:p>
          </table:table-cell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0.003972" calcext:value-type="float">
            <text:p>0.003972</text:p>
          </table:table-cell>
          <table:table-cell office:value-type="float" office:value="1.334616" calcext:value-type="float">
            <text:p>1.334616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0.003998" calcext:value-type="float">
            <text:p>0.003998</text:p>
          </table:table-cell>
          <table:table-cell office:value-type="float" office:value="1.337225" calcext:value-type="float">
            <text:p>1.337225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0.003992" calcext:value-type="float">
            <text:p>0.003992</text:p>
          </table:table-cell>
          <table:table-cell office:value-type="float" office:value="1.3468" calcext:value-type="float">
            <text:p>1.3468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0.004034" calcext:value-type="float">
            <text:p>0.004034</text:p>
          </table:table-cell>
          <table:table-cell office:value-type="float" office:value="1.339789" calcext:value-type="float">
            <text:p>1.339789</text:p>
          </table:table-cell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0.004038" calcext:value-type="float">
            <text:p>0.004038</text:p>
          </table:table-cell>
          <table:table-cell office:value-type="float" office:value="1.34747" calcext:value-type="float">
            <text:p>1.34747</text:p>
          </table:table-cell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0.004039" calcext:value-type="float">
            <text:p>0.004039</text:p>
          </table:table-cell>
          <table:table-cell office:value-type="float" office:value="1.389671" calcext:value-type="float">
            <text:p>1.389671</text:p>
          </table:table-cell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1.384882" calcext:value-type="float">
            <text:p>1.384882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0.004084" calcext:value-type="float">
            <text:p>0.004084</text:p>
          </table:table-cell>
          <table:table-cell office:value-type="float" office:value="1.37566" calcext:value-type="float">
            <text:p>1.37566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04068" calcext:value-type="float">
            <text:p>0.004068</text:p>
          </table:table-cell>
          <table:table-cell office:value-type="float" office:value="1.412168" calcext:value-type="float">
            <text:p>1.412168</text:p>
          </table:table-cell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0.004043" calcext:value-type="float">
            <text:p>0.004043</text:p>
          </table:table-cell>
          <table:table-cell office:value-type="float" office:value="1.424804" calcext:value-type="float">
            <text:p>1.424804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1.40981" calcext:value-type="float">
            <text:p>1.40981</text:p>
          </table:table-cell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0.004052" calcext:value-type="float">
            <text:p>0.004052</text:p>
          </table:table-cell>
          <table:table-cell office:value-type="float" office:value="1.430288" calcext:value-type="float">
            <text:p>1.430288</text:p>
          </table:table-cell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0.004064" calcext:value-type="float">
            <text:p>0.004064</text:p>
          </table:table-cell>
          <table:table-cell office:value-type="float" office:value="1.432093" calcext:value-type="float">
            <text:p>1.432093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0.004049" calcext:value-type="float">
            <text:p>0.004049</text:p>
          </table:table-cell>
          <table:table-cell office:value-type="float" office:value="1.423512" calcext:value-type="float">
            <text:p>1.423512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1.465117" calcext:value-type="float">
            <text:p>1.465117</text:p>
          </table:table-cell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0.004116" calcext:value-type="float">
            <text:p>0.004116</text:p>
          </table:table-cell>
          <table:table-cell office:value-type="float" office:value="1.457332" calcext:value-type="float">
            <text:p>1.457332</text:p>
          </table:table-cell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0.004126" calcext:value-type="float">
            <text:p>0.004126</text:p>
          </table:table-cell>
          <table:table-cell office:value-type="float" office:value="1.444833" calcext:value-type="float">
            <text:p>1.444833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0.004172" calcext:value-type="float">
            <text:p>0.004172</text:p>
          </table:table-cell>
          <table:table-cell office:value-type="float" office:value="1.488894" calcext:value-type="float">
            <text:p>1.488894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04138" calcext:value-type="float">
            <text:p>0.004138</text:p>
          </table:table-cell>
          <table:table-cell office:value-type="float" office:value="1.487658" calcext:value-type="float">
            <text:p>1.487658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1.448543" calcext:value-type="float">
            <text:p>1.448543</text:p>
          </table:table-cell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0.004116" calcext:value-type="float">
            <text:p>0.004116</text:p>
          </table:table-cell>
          <table:table-cell office:value-type="float" office:value="1.4518" calcext:value-type="float">
            <text:p>1.4518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1.465417" calcext:value-type="float">
            <text:p>1.465417</text:p>
          </table:table-cell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0.004123" calcext:value-type="float">
            <text:p>0.004123</text:p>
          </table:table-cell>
          <table:table-cell office:value-type="float" office:value="1.477526" calcext:value-type="float">
            <text:p>1.477526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1.47103" calcext:value-type="float">
            <text:p>1.47103</text:p>
          </table:table-cell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0.004153" calcext:value-type="float">
            <text:p>0.004153</text:p>
          </table:table-cell>
          <table:table-cell office:value-type="float" office:value="1.467772" calcext:value-type="float">
            <text:p>1.467772</text:p>
          </table:table-cell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0.004132" calcext:value-type="float">
            <text:p>0.004132</text:p>
          </table:table-cell>
          <table:table-cell office:value-type="float" office:value="1.442837" calcext:value-type="float">
            <text:p>1.442837</text:p>
          </table:table-cell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0.004133" calcext:value-type="float">
            <text:p>0.004133</text:p>
          </table:table-cell>
          <table:table-cell office:value-type="float" office:value="1.510656" calcext:value-type="float">
            <text:p>1.510656</text:p>
          </table:table-cell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0.004139" calcext:value-type="float">
            <text:p>0.004139</text:p>
          </table:table-cell>
          <table:table-cell office:value-type="float" office:value="1.511512" calcext:value-type="float">
            <text:p>1.511512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4117" calcext:value-type="float">
            <text:p>0.004117</text:p>
          </table:table-cell>
          <table:table-cell office:value-type="float" office:value="1.521083" calcext:value-type="float">
            <text:p>1.521083</text:p>
          </table:table-cell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0.004174" calcext:value-type="float">
            <text:p>0.004174</text:p>
          </table:table-cell>
          <table:table-cell office:value-type="float" office:value="1.513678" calcext:value-type="float">
            <text:p>1.513678</text:p>
          </table:table-cell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0.004151" calcext:value-type="float">
            <text:p>0.004151</text:p>
          </table:table-cell>
          <table:table-cell office:value-type="float" office:value="1.519872" calcext:value-type="float">
            <text:p>1.519872</text:p>
          </table:table-cell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0.004155" calcext:value-type="float">
            <text:p>0.004155</text:p>
          </table:table-cell>
          <table:table-cell office:value-type="float" office:value="1.48191" calcext:value-type="float">
            <text:p>1.48191</text:p>
          </table:table-cell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1.501919" calcext:value-type="float">
            <text:p>1.501919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0.0042" calcext:value-type="float">
            <text:p>0.0042</text:p>
          </table:table-cell>
          <table:table-cell office:value-type="float" office:value="1.516393" calcext:value-type="float">
            <text:p>1.516393</text:p>
          </table:table-cell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0.004147" calcext:value-type="float">
            <text:p>0.004147</text:p>
          </table:table-cell>
          <table:table-cell office:value-type="float" office:value="1.527423" calcext:value-type="float">
            <text:p>1.527423</text:p>
          </table:table-cell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0.004185" calcext:value-type="float">
            <text:p>0.004185</text:p>
          </table:table-cell>
          <table:table-cell office:value-type="float" office:value="1.490106" calcext:value-type="float">
            <text:p>1.490106</text:p>
          </table:table-cell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0.004191" calcext:value-type="float">
            <text:p>0.004191</text:p>
          </table:table-cell>
          <table:table-cell office:value-type="float" office:value="1.488883" calcext:value-type="float">
            <text:p>1.488883</text:p>
          </table:table-cell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0.004205" calcext:value-type="float">
            <text:p>0.004205</text:p>
          </table:table-cell>
          <table:table-cell office:value-type="float" office:value="1.485395" calcext:value-type="float">
            <text:p>1.48539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04217" calcext:value-type="float">
            <text:p>0.004217</text:p>
          </table:table-cell>
          <table:table-cell office:value-type="float" office:value="1.471378" calcext:value-type="float">
            <text:p>1.471378</text:p>
          </table:table-cell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0.004359" calcext:value-type="float">
            <text:p>0.004359</text:p>
          </table:table-cell>
          <table:table-cell office:value-type="float" office:value="1.486372" calcext:value-type="float">
            <text:p>1.486372</text:p>
          </table:table-cell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1.508477" calcext:value-type="float">
            <text:p>1.508477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0.004272" calcext:value-type="float">
            <text:p>0.004272</text:p>
          </table:table-cell>
          <table:table-cell office:value-type="float" office:value="1.481169" calcext:value-type="float">
            <text:p>1.481169</text:p>
          </table:table-cell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0.004243" calcext:value-type="float">
            <text:p>0.004243</text:p>
          </table:table-cell>
          <table:table-cell office:value-type="float" office:value="1.477942" calcext:value-type="float">
            <text:p>1.477942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0.004256" calcext:value-type="float">
            <text:p>0.004256</text:p>
          </table:table-cell>
          <table:table-cell office:value-type="float" office:value="1.485342" calcext:value-type="float">
            <text:p>1.485342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0.004293" calcext:value-type="float">
            <text:p>0.004293</text:p>
          </table:table-cell>
          <table:table-cell office:value-type="float" office:value="1.487941" calcext:value-type="float">
            <text:p>1.487941</text:p>
          </table:table-cell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1.490438" calcext:value-type="float">
            <text:p>1.490438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0.004357" calcext:value-type="float">
            <text:p>0.004357</text:p>
          </table:table-cell>
          <table:table-cell office:value-type="float" office:value="1.497516" calcext:value-type="float">
            <text:p>1.497516</text:p>
          </table:table-cell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1.559239" calcext:value-type="float">
            <text:p>1.559239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04436" calcext:value-type="float">
            <text:p>0.004436</text:p>
          </table:table-cell>
          <table:table-cell office:value-type="float" office:value="1.521792" calcext:value-type="float">
            <text:p>1.521792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0.004325" calcext:value-type="float">
            <text:p>0.004325</text:p>
          </table:table-cell>
          <table:table-cell office:value-type="float" office:value="1.502604" calcext:value-type="float">
            <text:p>1.502604</text:p>
          </table:table-cell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0.004284" calcext:value-type="float">
            <text:p>0.004284</text:p>
          </table:table-cell>
          <table:table-cell office:value-type="float" office:value="1.517092" calcext:value-type="float">
            <text:p>1.517092</text:p>
          </table:table-cell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0.004342" calcext:value-type="float">
            <text:p>0.004342</text:p>
          </table:table-cell>
          <table:table-cell office:value-type="float" office:value="1.564811" calcext:value-type="float">
            <text:p>1.564811</text:p>
          </table:table-cell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1.558989" calcext:value-type="float">
            <text:p>1.558989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0.004324" calcext:value-type="float">
            <text:p>0.004324</text:p>
          </table:table-cell>
          <table:table-cell office:value-type="float" office:value="1.552349" calcext:value-type="float">
            <text:p>1.552349</text:p>
          </table:table-cell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0.004336" calcext:value-type="float">
            <text:p>0.004336</text:p>
          </table:table-cell>
          <table:table-cell office:value-type="float" office:value="1.587937" calcext:value-type="float">
            <text:p>1.587937</text:p>
          </table:table-cell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0.004357" calcext:value-type="float">
            <text:p>0.004357</text:p>
          </table:table-cell>
          <table:table-cell office:value-type="float" office:value="1.552192" calcext:value-type="float">
            <text:p>1.552192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0.004378" calcext:value-type="float">
            <text:p>0.004378</text:p>
          </table:table-cell>
          <table:table-cell office:value-type="float" office:value="1.537603" calcext:value-type="float">
            <text:p>1.537603</text:p>
          </table:table-cell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0.004385" calcext:value-type="float">
            <text:p>0.004385</text:p>
          </table:table-cell>
          <table:table-cell office:value-type="float" office:value="1.537581" calcext:value-type="float">
            <text:p>1.537581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04394" calcext:value-type="float">
            <text:p>0.004394</text:p>
          </table:table-cell>
          <table:table-cell office:value-type="float" office:value="1.545132" calcext:value-type="float">
            <text:p>1.545132</text:p>
          </table:table-cell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0.004347" calcext:value-type="float">
            <text:p>0.004347</text:p>
          </table:table-cell>
          <table:table-cell office:value-type="float" office:value="1.561403" calcext:value-type="float">
            <text:p>1.561403</text:p>
          </table:table-cell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0.004405" calcext:value-type="float">
            <text:p>0.004405</text:p>
          </table:table-cell>
          <table:table-cell office:value-type="float" office:value="1.62003" calcext:value-type="float">
            <text:p>1.62003</text:p>
          </table:table-cell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0.004387" calcext:value-type="float">
            <text:p>0.004387</text:p>
          </table:table-cell>
          <table:table-cell office:value-type="float" office:value="1.557159" calcext:value-type="float">
            <text:p>1.557159</text:p>
          </table:table-cell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0.004402" calcext:value-type="float">
            <text:p>0.004402</text:p>
          </table:table-cell>
          <table:table-cell office:value-type="float" office:value="1.57023" calcext:value-type="float">
            <text:p>1.57023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0.004436" calcext:value-type="float">
            <text:p>0.004436</text:p>
          </table:table-cell>
          <table:table-cell office:value-type="float" office:value="1.578871" calcext:value-type="float">
            <text:p>1.578871</text:p>
          </table:table-cell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0.004419" calcext:value-type="float">
            <text:p>0.004419</text:p>
          </table:table-cell>
          <table:table-cell office:value-type="float" office:value="1.572188" calcext:value-type="float">
            <text:p>1.572188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0.004447" calcext:value-type="float">
            <text:p>0.004447</text:p>
          </table:table-cell>
          <table:table-cell office:value-type="float" office:value="1.626274" calcext:value-type="float">
            <text:p>1.626274</text:p>
          </table:table-cell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0.004454" calcext:value-type="float">
            <text:p>0.004454</text:p>
          </table:table-cell>
          <table:table-cell office:value-type="float" office:value="1.652472" calcext:value-type="float">
            <text:p>1.652472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0.004462" calcext:value-type="float">
            <text:p>0.004462</text:p>
          </table:table-cell>
          <table:table-cell office:value-type="float" office:value="1.677765" calcext:value-type="float">
            <text:p>1.67776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1.681432" calcext:value-type="float">
            <text:p>1.681432</text:p>
          </table:table-cell>
        </table:table-row>
        <table:table-row table:style-name="ro1">
          <table:table-cell office:value-type="float" office:value="69100" calcext:value-type="float">
            <text:p>69100</text:p>
          </table:table-cell>
          <table:table-cell office:value-type="float" office:value="0.00445" calcext:value-type="float">
            <text:p>0.00445</text:p>
          </table:table-cell>
          <table:table-cell office:value-type="float" office:value="1.677312" calcext:value-type="float">
            <text:p>1.677312</text:p>
          </table:table-cell>
        </table:table-row>
        <table:table-row table:style-name="ro1">
          <table:table-cell office:value-type="float" office:value="69200" calcext:value-type="float">
            <text:p>69200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1.629156" calcext:value-type="float">
            <text:p>1.629156</text:p>
          </table:table-cell>
        </table:table-row>
        <table:table-row table:style-name="ro1">
          <table:table-cell office:value-type="float" office:value="69300" calcext:value-type="float">
            <text:p>69300</text:p>
          </table:table-cell>
          <table:table-cell office:value-type="float" office:value="0.004477" calcext:value-type="float">
            <text:p>0.004477</text:p>
          </table:table-cell>
          <table:table-cell office:value-type="float" office:value="1.612572" calcext:value-type="float">
            <text:p>1.612572</text:p>
          </table:table-cell>
        </table:table-row>
        <table:table-row table:style-name="ro1">
          <table:table-cell office:value-type="float" office:value="69400" calcext:value-type="float">
            <text:p>69400</text:p>
          </table:table-cell>
          <table:table-cell office:value-type="float" office:value="0.004431" calcext:value-type="float">
            <text:p>0.004431</text:p>
          </table:table-cell>
          <table:table-cell office:value-type="float" office:value="1.61055" calcext:value-type="float">
            <text:p>1.6105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0.004457" calcext:value-type="float">
            <text:p>0.004457</text:p>
          </table:table-cell>
          <table:table-cell office:value-type="float" office:value="1.634442" calcext:value-type="float">
            <text:p>1.634442</text:p>
          </table:table-cell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0.0045" calcext:value-type="float">
            <text:p>0.0045</text:p>
          </table:table-cell>
          <table:table-cell office:value-type="float" office:value="1.643581" calcext:value-type="float">
            <text:p>1.643581</text:p>
          </table:table-cell>
        </table:table-row>
        <table:table-row table:style-name="ro1">
          <table:table-cell office:value-type="float" office:value="69700" calcext:value-type="float">
            <text:p>69700</text:p>
          </table:table-cell>
          <table:table-cell office:value-type="float" office:value="0.004656" calcext:value-type="float">
            <text:p>0.004656</text:p>
          </table:table-cell>
          <table:table-cell office:value-type="float" office:value="1.680354" calcext:value-type="float">
            <text:p>1.680354</text:p>
          </table:table-cell>
        </table:table-row>
        <table:table-row table:style-name="ro1">
          <table:table-cell office:value-type="float" office:value="69800" calcext:value-type="float">
            <text:p>69800</text:p>
          </table:table-cell>
          <table:table-cell office:value-type="float" office:value="0.004603" calcext:value-type="float">
            <text:p>0.004603</text:p>
          </table:table-cell>
          <table:table-cell office:value-type="float" office:value="1.676054" calcext:value-type="float">
            <text:p>1.676054</text:p>
          </table:table-cell>
        </table:table-row>
        <table:table-row table:style-name="ro1">
          <table:table-cell office:value-type="float" office:value="69900" calcext:value-type="float">
            <text:p>69900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1.703125" calcext:value-type="float">
            <text:p>1.70312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4559" calcext:value-type="float">
            <text:p>0.004559</text:p>
          </table:table-cell>
          <table:table-cell office:value-type="float" office:value="1.755443" calcext:value-type="float">
            <text:p>1.755443</text:p>
          </table:table-cell>
        </table:table-row>
        <table:table-row table:style-name="ro1">
          <table:table-cell office:value-type="float" office:value="70100" calcext:value-type="float">
            <text:p>70100</text:p>
          </table:table-cell>
          <table:table-cell office:value-type="float" office:value="0.004516" calcext:value-type="float">
            <text:p>0.004516</text:p>
          </table:table-cell>
          <table:table-cell office:value-type="float" office:value="1.724182" calcext:value-type="float">
            <text:p>1.724182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1.736992" calcext:value-type="float">
            <text:p>1.736992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0.004572" calcext:value-type="float">
            <text:p>0.004572</text:p>
          </table:table-cell>
          <table:table-cell office:value-type="float" office:value="1.708343" calcext:value-type="float">
            <text:p>1.708343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0.004578" calcext:value-type="float">
            <text:p>0.004578</text:p>
          </table:table-cell>
          <table:table-cell office:value-type="float" office:value="1.698949" calcext:value-type="float">
            <text:p>1.698949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0.004656" calcext:value-type="float">
            <text:p>0.004656</text:p>
          </table:table-cell>
          <table:table-cell office:value-type="float" office:value="1.721035" calcext:value-type="float">
            <text:p>1.721035</text:p>
          </table:table-cell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1.724858" calcext:value-type="float">
            <text:p>1.724858</text:p>
          </table:table-cell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0.004594" calcext:value-type="float">
            <text:p>0.004594</text:p>
          </table:table-cell>
          <table:table-cell office:value-type="float" office:value="1.714978" calcext:value-type="float">
            <text:p>1.714978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0.004595" calcext:value-type="float">
            <text:p>0.004595</text:p>
          </table:table-cell>
          <table:table-cell office:value-type="float" office:value="1.717395" calcext:value-type="float">
            <text:p>1.717395</text:p>
          </table:table-cell>
        </table:table-row>
        <table:table-row table:style-name="ro1">
          <table:table-cell office:value-type="float" office:value="70900" calcext:value-type="float">
            <text:p>70900</text:p>
          </table:table-cell>
          <table:table-cell office:value-type="float" office:value="0.004602" calcext:value-type="float">
            <text:p>0.004602</text:p>
          </table:table-cell>
          <table:table-cell office:value-type="float" office:value="1.735962" calcext:value-type="float">
            <text:p>1.735962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04581" calcext:value-type="float">
            <text:p>0.004581</text:p>
          </table:table-cell>
          <table:table-cell office:value-type="float" office:value="1.755694" calcext:value-type="float">
            <text:p>1.755694</text:p>
          </table:table-cell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0.004598" calcext:value-type="float">
            <text:p>0.004598</text:p>
          </table:table-cell>
          <table:table-cell office:value-type="float" office:value="1.741348" calcext:value-type="float">
            <text:p>1.741348</text:p>
          </table:table-cell>
        </table:table-row>
        <table:table-row table:style-name="ro1">
          <table:table-cell office:value-type="float" office:value="71200" calcext:value-type="float">
            <text:p>71200</text:p>
          </table:table-cell>
          <table:table-cell office:value-type="float" office:value="0.004622" calcext:value-type="float">
            <text:p>0.004622</text:p>
          </table:table-cell>
          <table:table-cell office:value-type="float" office:value="1.815626" calcext:value-type="float">
            <text:p>1.815626</text:p>
          </table:table-cell>
        </table:table-row>
        <table:table-row table:style-name="ro1">
          <table:table-cell office:value-type="float" office:value="71300" calcext:value-type="float">
            <text:p>71300</text:p>
          </table:table-cell>
          <table:table-cell office:value-type="float" office:value="0.004626" calcext:value-type="float">
            <text:p>0.004626</text:p>
          </table:table-cell>
          <table:table-cell office:value-type="float" office:value="1.780723" calcext:value-type="float">
            <text:p>1.780723</text:p>
          </table:table-cell>
        </table:table-row>
        <table:table-row table:style-name="ro1">
          <table:table-cell office:value-type="float" office:value="71400" calcext:value-type="float">
            <text:p>71400</text:p>
          </table:table-cell>
          <table:table-cell office:value-type="float" office:value="0.004637" calcext:value-type="float">
            <text:p>0.004637</text:p>
          </table:table-cell>
          <table:table-cell office:value-type="float" office:value="1.795455" calcext:value-type="float">
            <text:p>1.79545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0.004632" calcext:value-type="float">
            <text:p>0.004632</text:p>
          </table:table-cell>
          <table:table-cell office:value-type="float" office:value="1.785969" calcext:value-type="float">
            <text:p>1.785969</text:p>
          </table:table-cell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0.004646" calcext:value-type="float">
            <text:p>0.004646</text:p>
          </table:table-cell>
          <table:table-cell office:value-type="float" office:value="1.76144" calcext:value-type="float">
            <text:p>1.76144</text:p>
          </table:table-cell>
        </table:table-row>
        <table:table-row table:style-name="ro1">
          <table:table-cell office:value-type="float" office:value="71700" calcext:value-type="float">
            <text:p>71700</text:p>
          </table:table-cell>
          <table:table-cell office:value-type="float" office:value="0.004662" calcext:value-type="float">
            <text:p>0.004662</text:p>
          </table:table-cell>
          <table:table-cell office:value-type="float" office:value="1.805295" calcext:value-type="float">
            <text:p>1.805295</text:p>
          </table:table-cell>
        </table:table-row>
        <table:table-row table:style-name="ro1">
          <table:table-cell office:value-type="float" office:value="71800" calcext:value-type="float">
            <text:p>71800</text:p>
          </table:table-cell>
          <table:table-cell office:value-type="float" office:value="0.004672" calcext:value-type="float">
            <text:p>0.004672</text:p>
          </table:table-cell>
          <table:table-cell office:value-type="float" office:value="1.783809" calcext:value-type="float">
            <text:p>1.783809</text:p>
          </table:table-cell>
        </table:table-row>
        <table:table-row table:style-name="ro1">
          <table:table-cell office:value-type="float" office:value="71900" calcext:value-type="float">
            <text:p>71900</text:p>
          </table:table-cell>
          <table:table-cell office:value-type="float" office:value="0.004678" calcext:value-type="float">
            <text:p>0.004678</text:p>
          </table:table-cell>
          <table:table-cell office:value-type="float" office:value="1.784943" calcext:value-type="float">
            <text:p>1.784943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04669" calcext:value-type="float">
            <text:p>0.004669</text:p>
          </table:table-cell>
          <table:table-cell office:value-type="float" office:value="1.779288" calcext:value-type="float">
            <text:p>1.779288</text:p>
          </table:table-cell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float" office:value="0.004709" calcext:value-type="float">
            <text:p>0.004709</text:p>
          </table:table-cell>
          <table:table-cell office:value-type="float" office:value="1.757263" calcext:value-type="float">
            <text:p>1.757263</text:p>
          </table:table-cell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float" office:value="0.004686" calcext:value-type="float">
            <text:p>0.004686</text:p>
          </table:table-cell>
          <table:table-cell office:value-type="float" office:value="1.778497" calcext:value-type="float">
            <text:p>1.778497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0.004658" calcext:value-type="float">
            <text:p>0.004658</text:p>
          </table:table-cell>
          <table:table-cell office:value-type="float" office:value="1.843472" calcext:value-type="float">
            <text:p>1.843472</text:p>
          </table:table-cell>
        </table:table-row>
        <table:table-row table:style-name="ro1">
          <table:table-cell office:value-type="float" office:value="72400" calcext:value-type="float">
            <text:p>72400</text:p>
          </table:table-cell>
          <table:table-cell office:value-type="float" office:value="0.004689" calcext:value-type="float">
            <text:p>0.004689</text:p>
          </table:table-cell>
          <table:table-cell office:value-type="float" office:value="1.809343" calcext:value-type="float">
            <text:p>1.809343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0.004694" calcext:value-type="float">
            <text:p>0.004694</text:p>
          </table:table-cell>
          <table:table-cell office:value-type="float" office:value="1.801719" calcext:value-type="float">
            <text:p>1.801719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0.004712" calcext:value-type="float">
            <text:p>0.004712</text:p>
          </table:table-cell>
          <table:table-cell office:value-type="float" office:value="1.842078" calcext:value-type="float">
            <text:p>1.842078</text:p>
          </table:table-cell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float" office:value="0.004731" calcext:value-type="float">
            <text:p>0.004731</text:p>
          </table:table-cell>
          <table:table-cell office:value-type="float" office:value="1.880154" calcext:value-type="float">
            <text:p>1.880154</text:p>
          </table:table-cell>
        </table:table-row>
        <table:table-row table:style-name="ro1">
          <table:table-cell office:value-type="float" office:value="72800" calcext:value-type="float">
            <text:p>72800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1.857809" calcext:value-type="float">
            <text:p>1.857809</text:p>
          </table:table-cell>
        </table:table-row>
        <table:table-row table:style-name="ro1">
          <table:table-cell office:value-type="float" office:value="72900" calcext:value-type="float">
            <text:p>72900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1.849821" calcext:value-type="float">
            <text:p>1.849821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04718" calcext:value-type="float">
            <text:p>0.004718</text:p>
          </table:table-cell>
          <table:table-cell office:value-type="float" office:value="1.826314" calcext:value-type="float">
            <text:p>1.826314</text:p>
          </table:table-cell>
        </table:table-row>
        <table:table-row table:style-name="ro1">
          <table:table-cell office:value-type="float" office:value="73100" calcext:value-type="float">
            <text:p>73100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1.879379" calcext:value-type="float">
            <text:p>1.879379</text:p>
          </table:table-cell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float" office:value="0.004706" calcext:value-type="float">
            <text:p>0.004706</text:p>
          </table:table-cell>
          <table:table-cell office:value-type="float" office:value="1.837919" calcext:value-type="float">
            <text:p>1.837919</text:p>
          </table:table-cell>
        </table:table-row>
        <table:table-row table:style-name="ro1">
          <table:table-cell office:value-type="float" office:value="73300" calcext:value-type="float">
            <text:p>73300</text:p>
          </table:table-cell>
          <table:table-cell office:value-type="float" office:value="0.004706" calcext:value-type="float">
            <text:p>0.004706</text:p>
          </table:table-cell>
          <table:table-cell office:value-type="float" office:value="1.848065" calcext:value-type="float">
            <text:p>1.848065</text:p>
          </table:table-cell>
        </table:table-row>
        <table:table-row table:style-name="ro1">
          <table:table-cell office:value-type="float" office:value="73400" calcext:value-type="float">
            <text:p>73400</text:p>
          </table:table-cell>
          <table:table-cell office:value-type="float" office:value="0.004708" calcext:value-type="float">
            <text:p>0.004708</text:p>
          </table:table-cell>
          <table:table-cell office:value-type="float" office:value="1.871776" calcext:value-type="float">
            <text:p>1.871776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0.004742" calcext:value-type="float">
            <text:p>0.004742</text:p>
          </table:table-cell>
          <table:table-cell office:value-type="float" office:value="1.905768" calcext:value-type="float">
            <text:p>1.905768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0.004751" calcext:value-type="float">
            <text:p>0.004751</text:p>
          </table:table-cell>
          <table:table-cell office:value-type="float" office:value="1.917211" calcext:value-type="float">
            <text:p>1.917211</text:p>
          </table:table-cell>
        </table:table-row>
        <table:table-row table:style-name="ro1">
          <table:table-cell office:value-type="float" office:value="73700" calcext:value-type="float">
            <text:p>73700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1.894471" calcext:value-type="float">
            <text:p>1.894471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1.887434" calcext:value-type="float">
            <text:p>1.887434</text:p>
          </table:table-cell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float" office:value="0.004933" calcext:value-type="float">
            <text:p>0.004933</text:p>
          </table:table-cell>
          <table:table-cell office:value-type="float" office:value="1.888111" calcext:value-type="float">
            <text:p>1.888111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04788" calcext:value-type="float">
            <text:p>0.004788</text:p>
          </table:table-cell>
          <table:table-cell office:value-type="float" office:value="1.898206" calcext:value-type="float">
            <text:p>1.898206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0.004847" calcext:value-type="float">
            <text:p>0.004847</text:p>
          </table:table-cell>
          <table:table-cell office:value-type="float" office:value="1.925044" calcext:value-type="float">
            <text:p>1.925044</text:p>
          </table:table-cell>
        </table:table-row>
        <table:table-row table:style-name="ro1">
          <table:table-cell office:value-type="float" office:value="74200" calcext:value-type="float">
            <text:p>74200</text:p>
          </table:table-cell>
          <table:table-cell office:value-type="float" office:value="0.004803" calcext:value-type="float">
            <text:p>0.004803</text:p>
          </table:table-cell>
          <table:table-cell office:value-type="float" office:value="1.943881" calcext:value-type="float">
            <text:p>1.943881</text:p>
          </table:table-cell>
        </table:table-row>
        <table:table-row table:style-name="ro1">
          <table:table-cell office:value-type="float" office:value="74300" calcext:value-type="float">
            <text:p>74300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1.942427" calcext:value-type="float">
            <text:p>1.942427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0.004898" calcext:value-type="float">
            <text:p>0.004898</text:p>
          </table:table-cell>
          <table:table-cell office:value-type="float" office:value="1.898072" calcext:value-type="float">
            <text:p>1.898072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0.005012" calcext:value-type="float">
            <text:p>0.005012</text:p>
          </table:table-cell>
          <table:table-cell office:value-type="float" office:value="1.92649" calcext:value-type="float">
            <text:p>1.92649</text:p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1.928838" calcext:value-type="float">
            <text:p>1.928838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office:value-type="float" office:value="0.004865" calcext:value-type="float">
            <text:p>0.004865</text:p>
          </table:table-cell>
          <table:table-cell office:value-type="float" office:value="1.908262" calcext:value-type="float">
            <text:p>1.908262</text:p>
          </table:table-cell>
        </table:table-row>
        <table:table-row table:style-name="ro1">
          <table:table-cell office:value-type="float" office:value="74800" calcext:value-type="float">
            <text:p>74800</text:p>
          </table:table-cell>
          <table:table-cell office:value-type="float" office:value="0.004936" calcext:value-type="float">
            <text:p>0.004936</text:p>
          </table:table-cell>
          <table:table-cell office:value-type="float" office:value="1.895421" calcext:value-type="float">
            <text:p>1.895421</text:p>
          </table:table-cell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0.004884" calcext:value-type="float">
            <text:p>0.004884</text:p>
          </table:table-cell>
          <table:table-cell office:value-type="float" office:value="1.881784" calcext:value-type="float">
            <text:p>1.88178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4892" calcext:value-type="float">
            <text:p>0.004892</text:p>
          </table:table-cell>
          <table:table-cell office:value-type="float" office:value="1.93556" calcext:value-type="float">
            <text:p>1.93556</text:p>
          </table:table-cell>
        </table:table-row>
        <table:table-row table:style-name="ro1">
          <table:table-cell office:value-type="float" office:value="75100" calcext:value-type="float">
            <text:p>75100</text:p>
          </table:table-cell>
          <table:table-cell office:value-type="float" office:value="0.004914" calcext:value-type="float">
            <text:p>0.004914</text:p>
          </table:table-cell>
          <table:table-cell office:value-type="float" office:value="1.966966" calcext:value-type="float">
            <text:p>1.966966</text:p>
          </table:table-cell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0.004915" calcext:value-type="float">
            <text:p>0.004915</text:p>
          </table:table-cell>
          <table:table-cell office:value-type="float" office:value="2.002741" calcext:value-type="float">
            <text:p>2.002741</text:p>
          </table:table-cell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0.004932" calcext:value-type="float">
            <text:p>0.004932</text:p>
          </table:table-cell>
          <table:table-cell office:value-type="float" office:value="2.016431" calcext:value-type="float">
            <text:p>2.016431</text:p>
          </table:table-cell>
        </table:table-row>
        <table:table-row table:style-name="ro1">
          <table:table-cell office:value-type="float" office:value="75400" calcext:value-type="float">
            <text:p>75400</text:p>
          </table:table-cell>
          <table:table-cell office:value-type="float" office:value="0.004909" calcext:value-type="float">
            <text:p>0.004909</text:p>
          </table:table-cell>
          <table:table-cell office:value-type="float" office:value="1.981367" calcext:value-type="float">
            <text:p>1.981367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0.005115" calcext:value-type="float">
            <text:p>0.005115</text:p>
          </table:table-cell>
          <table:table-cell office:value-type="float" office:value="1.988292" calcext:value-type="float">
            <text:p>1.988292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0.004949" calcext:value-type="float">
            <text:p>0.004949</text:p>
          </table:table-cell>
          <table:table-cell office:value-type="float" office:value="1.966534" calcext:value-type="float">
            <text:p>1.966534</text:p>
          </table:table-cell>
        </table:table-row>
        <table:table-row table:style-name="ro1">
          <table:table-cell office:value-type="float" office:value="75700" calcext:value-type="float">
            <text:p>75700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1.986646" calcext:value-type="float">
            <text:p>1.986646</text:p>
          </table:table-cell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1.999288" calcext:value-type="float">
            <text:p>1.999288</text:p>
          </table:table-cell>
        </table:table-row>
        <table:table-row table:style-name="ro1">
          <table:table-cell office:value-type="float" office:value="75900" calcext:value-type="float">
            <text:p>75900</text:p>
          </table:table-cell>
          <table:table-cell office:value-type="float" office:value="0.004978" calcext:value-type="float">
            <text:p>0.004978</text:p>
          </table:table-cell>
          <table:table-cell office:value-type="float" office:value="2.052754" calcext:value-type="float">
            <text:p>2.052754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04963" calcext:value-type="float">
            <text:p>0.004963</text:p>
          </table:table-cell>
          <table:table-cell office:value-type="float" office:value="2.01541" calcext:value-type="float">
            <text:p>2.01541</text:p>
          </table:table-cell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float" office:value="0.004972" calcext:value-type="float">
            <text:p>0.004972</text:p>
          </table:table-cell>
          <table:table-cell office:value-type="float" office:value="2.014371" calcext:value-type="float">
            <text:p>2.014371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float" office:value="0.004986" calcext:value-type="float">
            <text:p>0.004986</text:p>
          </table:table-cell>
          <table:table-cell office:value-type="float" office:value="1.997856" calcext:value-type="float">
            <text:p>1.997856</text:p>
          </table:table-cell>
        </table:table-row>
        <table:table-row table:style-name="ro1">
          <table:table-cell office:value-type="float" office:value="76300" calcext:value-type="float">
            <text:p>76300</text:p>
          </table:table-cell>
          <table:table-cell office:value-type="float" office:value="0.004993" calcext:value-type="float">
            <text:p>0.004993</text:p>
          </table:table-cell>
          <table:table-cell office:value-type="float" office:value="2.003515" calcext:value-type="float">
            <text:p>2.003515</text:p>
          </table:table-cell>
        </table:table-row>
        <table:table-row table:style-name="ro1">
          <table:table-cell office:value-type="float" office:value="76400" calcext:value-type="float">
            <text:p>76400</text:p>
          </table:table-cell>
          <table:table-cell office:value-type="float" office:value="0.004992" calcext:value-type="float">
            <text:p>0.004992</text:p>
          </table:table-cell>
          <table:table-cell office:value-type="float" office:value="2.041662" calcext:value-type="float">
            <text:p>2.041662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0.004949" calcext:value-type="float">
            <text:p>0.004949</text:p>
          </table:table-cell>
          <table:table-cell office:value-type="float" office:value="2.083277" calcext:value-type="float">
            <text:p>2.083277</text:p>
          </table:table-cell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0.005005" calcext:value-type="float">
            <text:p>0.005005</text:p>
          </table:table-cell>
          <table:table-cell office:value-type="float" office:value="2.03965" calcext:value-type="float">
            <text:p>2.03965</text:p>
          </table:table-cell>
        </table:table-row>
        <table:table-row table:style-name="ro1">
          <table:table-cell office:value-type="float" office:value="76700" calcext:value-type="float">
            <text:p>76700</text:p>
          </table:table-cell>
          <table:table-cell office:value-type="float" office:value="0.005046" calcext:value-type="float">
            <text:p>0.005046</text:p>
          </table:table-cell>
          <table:table-cell office:value-type="float" office:value="2.032422" calcext:value-type="float">
            <text:p>2.032422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0.004992" calcext:value-type="float">
            <text:p>0.004992</text:p>
          </table:table-cell>
          <table:table-cell office:value-type="float" office:value="2.027418" calcext:value-type="float">
            <text:p>2.027418</text:p>
          </table:table-cell>
        </table:table-row>
        <table:table-row table:style-name="ro1">
          <table:table-cell office:value-type="float" office:value="76900" calcext:value-type="float">
            <text:p>76900</text:p>
          </table:table-cell>
          <table:table-cell office:value-type="float" office:value="0.005031" calcext:value-type="float">
            <text:p>0.005031</text:p>
          </table:table-cell>
          <table:table-cell office:value-type="float" office:value="2.07912" calcext:value-type="float">
            <text:p>2.07912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05007" calcext:value-type="float">
            <text:p>0.005007</text:p>
          </table:table-cell>
          <table:table-cell office:value-type="float" office:value="2.080499" calcext:value-type="float">
            <text:p>2.080499</text:p>
          </table:table-cell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0.005017" calcext:value-type="float">
            <text:p>0.005017</text:p>
          </table:table-cell>
          <table:table-cell office:value-type="float" office:value="2.073207" calcext:value-type="float">
            <text:p>2.073207</text:p>
          </table:table-cell>
        </table:table-row>
        <table:table-row table:style-name="ro1">
          <table:table-cell office:value-type="float" office:value="77200" calcext:value-type="float">
            <text:p>77200</text:p>
          </table:table-cell>
          <table:table-cell office:value-type="float" office:value="0.005154" calcext:value-type="float">
            <text:p>0.005154</text:p>
          </table:table-cell>
          <table:table-cell office:value-type="float" office:value="2.077715" calcext:value-type="float">
            <text:p>2.077715</text:p>
          </table:table-cell>
        </table:table-row>
        <table:table-row table:style-name="ro1">
          <table:table-cell office:value-type="float" office:value="77300" calcext:value-type="float">
            <text:p>77300</text:p>
          </table:table-cell>
          <table:table-cell office:value-type="float" office:value="0.005034" calcext:value-type="float">
            <text:p>0.005034</text:p>
          </table:table-cell>
          <table:table-cell office:value-type="float" office:value="2.097137" calcext:value-type="float">
            <text:p>2.097137</text:p>
          </table:table-cell>
        </table:table-row>
        <table:table-row table:style-name="ro1">
          <table:table-cell office:value-type="float" office:value="77400" calcext:value-type="float">
            <text:p>77400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2.086274" calcext:value-type="float">
            <text:p>2.086274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0.005018" calcext:value-type="float">
            <text:p>0.005018</text:p>
          </table:table-cell>
          <table:table-cell office:value-type="float" office:value="2.040895" calcext:value-type="float">
            <text:p>2.040895</text:p>
          </table:table-cell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0.005012" calcext:value-type="float">
            <text:p>0.005012</text:p>
          </table:table-cell>
          <table:table-cell office:value-type="float" office:value="2.023285" calcext:value-type="float">
            <text:p>2.023285</text:p>
          </table:table-cell>
        </table:table-row>
        <table:table-row table:style-name="ro1">
          <table:table-cell office:value-type="float" office:value="77700" calcext:value-type="float">
            <text:p>77700</text:p>
          </table:table-cell>
          <table:table-cell office:value-type="float" office:value="0.005065" calcext:value-type="float">
            <text:p>0.005065</text:p>
          </table:table-cell>
          <table:table-cell office:value-type="float" office:value="2.079871" calcext:value-type="float">
            <text:p>2.079871</text:p>
          </table:table-cell>
        </table:table-row>
        <table:table-row table:style-name="ro1">
          <table:table-cell office:value-type="float" office:value="77800" calcext:value-type="float">
            <text:p>77800</text:p>
          </table:table-cell>
          <table:table-cell office:value-type="float" office:value="0.005047" calcext:value-type="float">
            <text:p>0.005047</text:p>
          </table:table-cell>
          <table:table-cell office:value-type="float" office:value="2.031323" calcext:value-type="float">
            <text:p>2.031323</text:p>
          </table:table-cell>
        </table:table-row>
        <table:table-row table:style-name="ro1">
          <table:table-cell office:value-type="float" office:value="77900" calcext:value-type="float">
            <text:p>77900</text:p>
          </table:table-cell>
          <table:table-cell office:value-type="float" office:value="0.005056" calcext:value-type="float">
            <text:p>0.005056</text:p>
          </table:table-cell>
          <table:table-cell office:value-type="float" office:value="2.118777" calcext:value-type="float">
            <text:p>2.118777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05113" calcext:value-type="float">
            <text:p>0.005113</text:p>
          </table:table-cell>
          <table:table-cell office:value-type="float" office:value="2.085656" calcext:value-type="float">
            <text:p>2.085656</text:p>
          </table:table-cell>
        </table:table-row>
        <table:table-row table:style-name="ro1">
          <table:table-cell office:value-type="float" office:value="78100" calcext:value-type="float">
            <text:p>78100</text:p>
          </table:table-cell>
          <table:table-cell office:value-type="float" office:value="0.005117" calcext:value-type="float">
            <text:p>0.005117</text:p>
          </table:table-cell>
          <table:table-cell office:value-type="float" office:value="2.105885" calcext:value-type="float">
            <text:p>2.105885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2.105117" calcext:value-type="float">
            <text:p>2.105117</text:p>
          </table:table-cell>
        </table:table-row>
        <table:table-row table:style-name="ro1">
          <table:table-cell office:value-type="float" office:value="78300" calcext:value-type="float">
            <text:p>78300</text:p>
          </table:table-cell>
          <table:table-cell office:value-type="float" office:value="0.005076" calcext:value-type="float">
            <text:p>0.005076</text:p>
          </table:table-cell>
          <table:table-cell office:value-type="float" office:value="2.078125" calcext:value-type="float">
            <text:p>2.078125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0.005083" calcext:value-type="float">
            <text:p>0.005083</text:p>
          </table:table-cell>
          <table:table-cell office:value-type="float" office:value="2.062043" calcext:value-type="float">
            <text:p>2.062043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0.005065" calcext:value-type="float">
            <text:p>0.005065</text:p>
          </table:table-cell>
          <table:table-cell office:value-type="float" office:value="2.070221" calcext:value-type="float">
            <text:p>2.070221</text:p>
          </table:table-cell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0.005132" calcext:value-type="float">
            <text:p>0.005132</text:p>
          </table:table-cell>
          <table:table-cell office:value-type="float" office:value="2.104629" calcext:value-type="float">
            <text:p>2.104629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0.005109" calcext:value-type="float">
            <text:p>0.005109</text:p>
          </table:table-cell>
          <table:table-cell office:value-type="float" office:value="2.111718" calcext:value-type="float">
            <text:p>2.111718</text:p>
          </table:table-cell>
        </table:table-row>
        <table:table-row table:style-name="ro1">
          <table:table-cell office:value-type="float" office:value="78800" calcext:value-type="float">
            <text:p>78800</text:p>
          </table:table-cell>
          <table:table-cell office:value-type="float" office:value="0.005167" calcext:value-type="float">
            <text:p>0.005167</text:p>
          </table:table-cell>
          <table:table-cell office:value-type="float" office:value="2.115138" calcext:value-type="float">
            <text:p>2.115138</text:p>
          </table:table-cell>
        </table:table-row>
        <table:table-row table:style-name="ro1">
          <table:table-cell office:value-type="float" office:value="78900" calcext:value-type="float">
            <text:p>78900</text:p>
          </table:table-cell>
          <table:table-cell office:value-type="float" office:value="0.005209" calcext:value-type="float">
            <text:p>0.005209</text:p>
          </table:table-cell>
          <table:table-cell office:value-type="float" office:value="2.186354" calcext:value-type="float">
            <text:p>2.186354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05196" calcext:value-type="float">
            <text:p>0.005196</text:p>
          </table:table-cell>
          <table:table-cell office:value-type="float" office:value="2.170291" calcext:value-type="float">
            <text:p>2.170291</text:p>
          </table:table-cell>
        </table:table-row>
        <table:table-row table:style-name="ro1">
          <table:table-cell office:value-type="float" office:value="79100" calcext:value-type="float">
            <text:p>79100</text:p>
          </table:table-cell>
          <table:table-cell office:value-type="float" office:value="0.005151" calcext:value-type="float">
            <text:p>0.005151</text:p>
          </table:table-cell>
          <table:table-cell office:value-type="float" office:value="2.217339" calcext:value-type="float">
            <text:p>2.217339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0.005187" calcext:value-type="float">
            <text:p>0.005187</text:p>
          </table:table-cell>
          <table:table-cell office:value-type="float" office:value="2.203072" calcext:value-type="float">
            <text:p>2.203072</text:p>
          </table:table-cell>
        </table:table-row>
        <table:table-row table:style-name="ro1">
          <table:table-cell office:value-type="float" office:value="79300" calcext:value-type="float">
            <text:p>79300</text:p>
          </table:table-cell>
          <table:table-cell office:value-type="float" office:value="0.005172" calcext:value-type="float">
            <text:p>0.005172</text:p>
          </table:table-cell>
          <table:table-cell office:value-type="float" office:value="2.205695" calcext:value-type="float">
            <text:p>2.205695</text:p>
          </table:table-cell>
        </table:table-row>
        <table:table-row table:style-name="ro1">
          <table:table-cell office:value-type="float" office:value="79400" calcext:value-type="float">
            <text:p>79400</text:p>
          </table:table-cell>
          <table:table-cell office:value-type="float" office:value="0.005177" calcext:value-type="float">
            <text:p>0.005177</text:p>
          </table:table-cell>
          <table:table-cell office:value-type="float" office:value="2.233826" calcext:value-type="float">
            <text:p>2.233826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0.005181" calcext:value-type="float">
            <text:p>0.005181</text:p>
          </table:table-cell>
          <table:table-cell office:value-type="float" office:value="2.184144" calcext:value-type="float">
            <text:p>2.184144</text:p>
          </table:table-cell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0.005166" calcext:value-type="float">
            <text:p>0.005166</text:p>
          </table:table-cell>
          <table:table-cell office:value-type="float" office:value="2.199589" calcext:value-type="float">
            <text:p>2.199589</text:p>
          </table:table-cell>
        </table:table-row>
        <table:table-row table:style-name="ro1">
          <table:table-cell office:value-type="float" office:value="79700" calcext:value-type="float">
            <text:p>79700</text:p>
          </table:table-cell>
          <table:table-cell office:value-type="float" office:value="0.005192" calcext:value-type="float">
            <text:p>0.005192</text:p>
          </table:table-cell>
          <table:table-cell office:value-type="float" office:value="2.195781" calcext:value-type="float">
            <text:p>2.195781</text:p>
          </table:table-cell>
        </table:table-row>
        <table:table-row table:style-name="ro1">
          <table:table-cell office:value-type="float" office:value="79800" calcext:value-type="float">
            <text:p>79800</text:p>
          </table:table-cell>
          <table:table-cell office:value-type="float" office:value="0.005384" calcext:value-type="float">
            <text:p>0.005384</text:p>
          </table:table-cell>
          <table:table-cell office:value-type="float" office:value="2.21494" calcext:value-type="float">
            <text:p>2.21494</text:p>
          </table:table-cell>
        </table:table-row>
        <table:table-row table:style-name="ro1">
          <table:table-cell office:value-type="float" office:value="79900" calcext:value-type="float">
            <text:p>79900</text:p>
          </table:table-cell>
          <table:table-cell office:value-type="float" office:value="0.005185" calcext:value-type="float">
            <text:p>0.005185</text:p>
          </table:table-cell>
          <table:table-cell office:value-type="float" office:value="2.199122" calcext:value-type="float">
            <text:p>2.19912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5255" calcext:value-type="float">
            <text:p>0.005255</text:p>
          </table:table-cell>
          <table:table-cell office:value-type="float" office:value="2.266616" calcext:value-type="float">
            <text:p>2.266616</text:p>
          </table:table-cell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0.005232" calcext:value-type="float">
            <text:p>0.005232</text:p>
          </table:table-cell>
          <table:table-cell office:value-type="float" office:value="2.20768" calcext:value-type="float">
            <text:p>2.20768</text:p>
          </table:table-cell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2.21769" calcext:value-type="float">
            <text:p>2.21769</text:p>
          </table:table-cell>
        </table:table-row>
        <table:table-row table:style-name="ro1">
          <table:table-cell office:value-type="float" office:value="80300" calcext:value-type="float">
            <text:p>80300</text:p>
          </table:table-cell>
          <table:table-cell office:value-type="float" office:value="0.005483" calcext:value-type="float">
            <text:p>0.005483</text:p>
          </table:table-cell>
          <table:table-cell office:value-type="float" office:value="2.177455" calcext:value-type="float">
            <text:p>2.177455</text:p>
          </table:table-cell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float" office:value="0.005394" calcext:value-type="float">
            <text:p>0.005394</text:p>
          </table:table-cell>
          <table:table-cell office:value-type="float" office:value="2.245688" calcext:value-type="float">
            <text:p>2.245688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0.005367" calcext:value-type="float">
            <text:p>0.005367</text:p>
          </table:table-cell>
          <table:table-cell office:value-type="float" office:value="2.209126" calcext:value-type="float">
            <text:p>2.209126</text:p>
          </table:table-cell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2.222259" calcext:value-type="float">
            <text:p>2.222259</text:p>
          </table:table-cell>
        </table:table-row>
        <table:table-row table:style-name="ro1">
          <table:table-cell office:value-type="float" office:value="80700" calcext:value-type="float">
            <text:p>80700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2.209982" calcext:value-type="float">
            <text:p>2.209982</text:p>
          </table:table-cell>
        </table:table-row>
        <table:table-row table:style-name="ro1">
          <table:table-cell office:value-type="float" office:value="80800" calcext:value-type="float">
            <text:p>80800</text:p>
          </table:table-cell>
          <table:table-cell office:value-type="float" office:value="0.005321" calcext:value-type="float">
            <text:p>0.005321</text:p>
          </table:table-cell>
          <table:table-cell office:value-type="float" office:value="2.211731" calcext:value-type="float">
            <text:p>2.211731</text:p>
          </table:table-cell>
        </table:table-row>
        <table:table-row table:style-name="ro1">
          <table:table-cell office:value-type="float" office:value="80900" calcext:value-type="float">
            <text:p>80900</text:p>
          </table:table-cell>
          <table:table-cell office:value-type="float" office:value="0.005323" calcext:value-type="float">
            <text:p>0.005323</text:p>
          </table:table-cell>
          <table:table-cell office:value-type="float" office:value="2.228729" calcext:value-type="float">
            <text:p>2.228729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2.209926" calcext:value-type="float">
            <text:p>2.209926</text:p>
          </table:table-cell>
        </table:table-row>
        <table:table-row table:style-name="ro1">
          <table:table-cell office:value-type="float" office:value="81100" calcext:value-type="float">
            <text:p>81100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2.211132" calcext:value-type="float">
            <text:p>2.211132</text:p>
          </table:table-cell>
        </table:table-row>
        <table:table-row table:style-name="ro1">
          <table:table-cell office:value-type="float" office:value="81200" calcext:value-type="float">
            <text:p>81200</text:p>
          </table:table-cell>
          <table:table-cell office:value-type="float" office:value="0.005304" calcext:value-type="float">
            <text:p>0.005304</text:p>
          </table:table-cell>
          <table:table-cell office:value-type="float" office:value="2.21708" calcext:value-type="float">
            <text:p>2.21708</text:p>
          </table:table-cell>
        </table:table-row>
        <table:table-row table:style-name="ro1">
          <table:table-cell office:value-type="float" office:value="81300" calcext:value-type="float">
            <text:p>81300</text:p>
          </table:table-cell>
          <table:table-cell office:value-type="float" office:value="0.005332" calcext:value-type="float">
            <text:p>0.005332</text:p>
          </table:table-cell>
          <table:table-cell office:value-type="float" office:value="2.226167" calcext:value-type="float">
            <text:p>2.226167</text:p>
          </table:table-cell>
        </table:table-row>
        <table:table-row table:style-name="ro1">
          <table:table-cell office:value-type="float" office:value="81400" calcext:value-type="float">
            <text:p>81400</text:p>
          </table:table-cell>
          <table:table-cell office:value-type="float" office:value="0.005312" calcext:value-type="float">
            <text:p>0.005312</text:p>
          </table:table-cell>
          <table:table-cell office:value-type="float" office:value="2.229492" calcext:value-type="float">
            <text:p>2.229492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0.005342" calcext:value-type="float">
            <text:p>0.005342</text:p>
          </table:table-cell>
          <table:table-cell office:value-type="float" office:value="2.230433" calcext:value-type="float">
            <text:p>2.230433</text:p>
          </table:table-cell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2.236501" calcext:value-type="float">
            <text:p>2.236501</text:p>
          </table:table-cell>
        </table:table-row>
        <table:table-row table:style-name="ro1">
          <table:table-cell office:value-type="float" office:value="81700" calcext:value-type="float">
            <text:p>81700</text:p>
          </table:table-cell>
          <table:table-cell office:value-type="float" office:value="0.005299" calcext:value-type="float">
            <text:p>0.005299</text:p>
          </table:table-cell>
          <table:table-cell office:value-type="float" office:value="2.242559" calcext:value-type="float">
            <text:p>2.242559</text:p>
          </table:table-cell>
        </table:table-row>
        <table:table-row table:style-name="ro1">
          <table:table-cell office:value-type="float" office:value="81800" calcext:value-type="float">
            <text:p>81800</text:p>
          </table:table-cell>
          <table:table-cell office:value-type="float" office:value="0.005319" calcext:value-type="float">
            <text:p>0.005319</text:p>
          </table:table-cell>
          <table:table-cell office:value-type="float" office:value="2.245952" calcext:value-type="float">
            <text:p>2.245952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0.005316" calcext:value-type="float">
            <text:p>0.005316</text:p>
          </table:table-cell>
          <table:table-cell office:value-type="float" office:value="2.251969" calcext:value-type="float">
            <text:p>2.251969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05298" calcext:value-type="float">
            <text:p>0.005298</text:p>
          </table:table-cell>
          <table:table-cell office:value-type="float" office:value="2.256334" calcext:value-type="float">
            <text:p>2.256334</text:p>
          </table:table-cell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0.005312" calcext:value-type="float">
            <text:p>0.005312</text:p>
          </table:table-cell>
          <table:table-cell office:value-type="float" office:value="2.264454" calcext:value-type="float">
            <text:p>2.264454</text:p>
          </table:table-cell>
        </table:table-row>
        <table:table-row table:style-name="ro1">
          <table:table-cell office:value-type="float" office:value="82200" calcext:value-type="float">
            <text:p>82200</text:p>
          </table:table-cell>
          <table:table-cell office:value-type="float" office:value="0.005374" calcext:value-type="float">
            <text:p>0.005374</text:p>
          </table:table-cell>
          <table:table-cell office:value-type="float" office:value="2.270952" calcext:value-type="float">
            <text:p>2.270952</text:p>
          </table:table-cell>
        </table:table-row>
        <table:table-row table:style-name="ro1">
          <table:table-cell office:value-type="float" office:value="82300" calcext:value-type="float">
            <text:p>82300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2.276828" calcext:value-type="float">
            <text:p>2.276828</text:p>
          </table:table-cell>
        </table:table-row>
        <table:table-row table:style-name="ro1">
          <table:table-cell office:value-type="float" office:value="82400" calcext:value-type="float">
            <text:p>82400</text:p>
          </table:table-cell>
          <table:table-cell office:value-type="float" office:value="0.005372" calcext:value-type="float">
            <text:p>0.005372</text:p>
          </table:table-cell>
          <table:table-cell office:value-type="float" office:value="2.280296" calcext:value-type="float">
            <text:p>2.280296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0.005401" calcext:value-type="float">
            <text:p>0.005401</text:p>
          </table:table-cell>
          <table:table-cell office:value-type="float" office:value="2.284817" calcext:value-type="float">
            <text:p>2.284817</text:p>
          </table:table-cell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0.005387" calcext:value-type="float">
            <text:p>0.005387</text:p>
          </table:table-cell>
          <table:table-cell office:value-type="float" office:value="2.299748" calcext:value-type="float">
            <text:p>2.299748</text:p>
          </table:table-cell>
        </table:table-row>
        <table:table-row table:style-name="ro1">
          <table:table-cell office:value-type="float" office:value="82700" calcext:value-type="float">
            <text:p>82700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2.297972" calcext:value-type="float">
            <text:p>2.297972</text:p>
          </table:table-cell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0.005398" calcext:value-type="float">
            <text:p>0.005398</text:p>
          </table:table-cell>
          <table:table-cell office:value-type="float" office:value="2.306307" calcext:value-type="float">
            <text:p>2.306307</text:p>
          </table:table-cell>
        </table:table-row>
        <table:table-row table:style-name="ro1">
          <table:table-cell office:value-type="float" office:value="82900" calcext:value-type="float">
            <text:p>82900</text:p>
          </table:table-cell>
          <table:table-cell office:value-type="float" office:value="0.005416" calcext:value-type="float">
            <text:p>0.005416</text:p>
          </table:table-cell>
          <table:table-cell office:value-type="float" office:value="2.310198" calcext:value-type="float">
            <text:p>2.310198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05426" calcext:value-type="float">
            <text:p>0.005426</text:p>
          </table:table-cell>
          <table:table-cell office:value-type="float" office:value="2.315522" calcext:value-type="float">
            <text:p>2.315522</text:p>
          </table:table-cell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0.005469" calcext:value-type="float">
            <text:p>0.005469</text:p>
          </table:table-cell>
          <table:table-cell office:value-type="float" office:value="2.321019" calcext:value-type="float">
            <text:p>2.321019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0.005446" calcext:value-type="float">
            <text:p>0.005446</text:p>
          </table:table-cell>
          <table:table-cell office:value-type="float" office:value="2.329332" calcext:value-type="float">
            <text:p>2.329332</text:p>
          </table:table-cell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float" office:value="0.005496" calcext:value-type="float">
            <text:p>0.005496</text:p>
          </table:table-cell>
          <table:table-cell office:value-type="float" office:value="2.329029" calcext:value-type="float">
            <text:p>2.329029</text:p>
          </table:table-cell>
        </table:table-row>
        <table:table-row table:style-name="ro1">
          <table:table-cell office:value-type="float" office:value="83400" calcext:value-type="float">
            <text:p>83400</text:p>
          </table:table-cell>
          <table:table-cell office:value-type="float" office:value="0.005462" calcext:value-type="float">
            <text:p>0.005462</text:p>
          </table:table-cell>
          <table:table-cell office:value-type="float" office:value="2.335634" calcext:value-type="float">
            <text:p>2.335634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2.344186" calcext:value-type="float">
            <text:p>2.344186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0.005536" calcext:value-type="float">
            <text:p>0.005536</text:p>
          </table:table-cell>
          <table:table-cell office:value-type="float" office:value="2.34465" calcext:value-type="float">
            <text:p>2.34465</text:p>
          </table:table-cell>
        </table:table-row>
        <table:table-row table:style-name="ro1">
          <table:table-cell office:value-type="float" office:value="83700" calcext:value-type="float">
            <text:p>83700</text:p>
          </table:table-cell>
          <table:table-cell office:value-type="float" office:value="0.005481" calcext:value-type="float">
            <text:p>0.005481</text:p>
          </table:table-cell>
          <table:table-cell office:value-type="float" office:value="2.361283" calcext:value-type="float">
            <text:p>2.361283</text:p>
          </table:table-cell>
        </table:table-row>
        <table:table-row table:style-name="ro1">
          <table:table-cell office:value-type="float" office:value="83800" calcext:value-type="float">
            <text:p>83800</text:p>
          </table:table-cell>
          <table:table-cell office:value-type="float" office:value="0.005662" calcext:value-type="float">
            <text:p>0.005662</text:p>
          </table:table-cell>
          <table:table-cell office:value-type="float" office:value="2.358187" calcext:value-type="float">
            <text:p>2.358187</text:p>
          </table:table-cell>
        </table:table-row>
        <table:table-row table:style-name="ro1">
          <table:table-cell office:value-type="float" office:value="83900" calcext:value-type="float">
            <text:p>83900</text:p>
          </table:table-cell>
          <table:table-cell office:value-type="float" office:value="0.005597" calcext:value-type="float">
            <text:p>0.005597</text:p>
          </table:table-cell>
          <table:table-cell office:value-type="float" office:value="2.37205" calcext:value-type="float">
            <text:p>2.3720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05507" calcext:value-type="float">
            <text:p>0.005507</text:p>
          </table:table-cell>
          <table:table-cell office:value-type="float" office:value="2.380514" calcext:value-type="float">
            <text:p>2.380514</text:p>
          </table:table-cell>
        </table:table-row>
        <table:table-row table:style-name="ro1">
          <table:table-cell office:value-type="float" office:value="84100" calcext:value-type="float">
            <text:p>84100</text:p>
          </table:table-cell>
          <table:table-cell office:value-type="float" office:value="0.005564" calcext:value-type="float">
            <text:p>0.005564</text:p>
          </table:table-cell>
          <table:table-cell office:value-type="float" office:value="2.381939" calcext:value-type="float">
            <text:p>2.381939</text:p>
          </table:table-cell>
        </table:table-row>
        <table:table-row table:style-name="ro1">
          <table:table-cell office:value-type="float" office:value="84200" calcext:value-type="float">
            <text:p>84200</text:p>
          </table:table-cell>
          <table:table-cell office:value-type="float" office:value="0.005565" calcext:value-type="float">
            <text:p>0.005565</text:p>
          </table:table-cell>
          <table:table-cell office:value-type="float" office:value="2.386251" calcext:value-type="float">
            <text:p>2.386251</text:p>
          </table:table-cell>
        </table:table-row>
        <table:table-row table:style-name="ro1">
          <table:table-cell office:value-type="float" office:value="84300" calcext:value-type="float">
            <text:p>84300</text:p>
          </table:table-cell>
          <table:table-cell office:value-type="float" office:value="0.005538" calcext:value-type="float">
            <text:p>0.005538</text:p>
          </table:table-cell>
          <table:table-cell office:value-type="float" office:value="2.390388" calcext:value-type="float">
            <text:p>2.390388</text:p>
          </table:table-cell>
        </table:table-row>
        <table:table-row table:style-name="ro1">
          <table:table-cell office:value-type="float" office:value="84400" calcext:value-type="float">
            <text:p>84400</text:p>
          </table:table-cell>
          <table:table-cell office:value-type="float" office:value="0.005635" calcext:value-type="float">
            <text:p>0.005635</text:p>
          </table:table-cell>
          <table:table-cell office:value-type="float" office:value="2.396566" calcext:value-type="float">
            <text:p>2.396566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0.005614" calcext:value-type="float">
            <text:p>0.005614</text:p>
          </table:table-cell>
          <table:table-cell office:value-type="float" office:value="2.402418" calcext:value-type="float">
            <text:p>2.402418</text:p>
          </table:table-cell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44004" calcext:value-type="float">
            <text:p>2.44004</text:p>
          </table:table-cell>
        </table:table-row>
        <table:table-row table:style-name="ro1">
          <table:table-cell office:value-type="float" office:value="84700" calcext:value-type="float">
            <text:p>84700</text:p>
          </table:table-cell>
          <table:table-cell office:value-type="float" office:value="0.005543" calcext:value-type="float">
            <text:p>0.005543</text:p>
          </table:table-cell>
          <table:table-cell office:value-type="float" office:value="2.469187" calcext:value-type="float">
            <text:p>2.469187</text:p>
          </table:table-cell>
        </table:table-row>
        <table:table-row table:style-name="ro1">
          <table:table-cell office:value-type="float" office:value="84800" calcext:value-type="float">
            <text:p>84800</text:p>
          </table:table-cell>
          <table:table-cell office:value-type="float" office:value="0.005554" calcext:value-type="float">
            <text:p>0.005554</text:p>
          </table:table-cell>
          <table:table-cell office:value-type="float" office:value="2.507211" calcext:value-type="float">
            <text:p>2.507211</text:p>
          </table:table-cell>
        </table:table-row>
        <table:table-row table:style-name="ro1">
          <table:table-cell office:value-type="float" office:value="84900" calcext:value-type="float">
            <text:p>84900</text:p>
          </table:table-cell>
          <table:table-cell office:value-type="float" office:value="0.005563" calcext:value-type="float">
            <text:p>0.005563</text:p>
          </table:table-cell>
          <table:table-cell office:value-type="float" office:value="2.509813" calcext:value-type="float">
            <text:p>2.509813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5557" calcext:value-type="float">
            <text:p>0.005557</text:p>
          </table:table-cell>
          <table:table-cell office:value-type="float" office:value="2.54311" calcext:value-type="float">
            <text:p>2.54311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0.005565" calcext:value-type="float">
            <text:p>0.005565</text:p>
          </table:table-cell>
          <table:table-cell office:value-type="float" office:value="2.534661" calcext:value-type="float">
            <text:p>2.534661</text:p>
          </table:table-cell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float" office:value="0.005625" calcext:value-type="float">
            <text:p>0.005625</text:p>
          </table:table-cell>
          <table:table-cell office:value-type="float" office:value="2.502646" calcext:value-type="float">
            <text:p>2.502646</text:p>
          </table:table-cell>
        </table:table-row>
        <table:table-row table:style-name="ro1">
          <table:table-cell office:value-type="float" office:value="85300" calcext:value-type="float">
            <text:p>85300</text:p>
          </table:table-cell>
          <table:table-cell office:value-type="float" office:value="0.005576" calcext:value-type="float">
            <text:p>0.005576</text:p>
          </table:table-cell>
          <table:table-cell office:value-type="float" office:value="2.569754" calcext:value-type="float">
            <text:p>2.569754</text:p>
          </table:table-cell>
        </table:table-row>
        <table:table-row table:style-name="ro1">
          <table:table-cell office:value-type="float" office:value="85400" calcext:value-type="float">
            <text:p>85400</text:p>
          </table:table-cell>
          <table:table-cell office:value-type="float" office:value="0.005677" calcext:value-type="float">
            <text:p>0.005677</text:p>
          </table:table-cell>
          <table:table-cell office:value-type="float" office:value="2.595047" calcext:value-type="float">
            <text:p>2.595047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0.005619" calcext:value-type="float">
            <text:p>0.005619</text:p>
          </table:table-cell>
          <table:table-cell office:value-type="float" office:value="2.546506" calcext:value-type="float">
            <text:p>2.546506</text:p>
          </table:table-cell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0.005595" calcext:value-type="float">
            <text:p>0.005595</text:p>
          </table:table-cell>
          <table:table-cell office:value-type="float" office:value="2.561408" calcext:value-type="float">
            <text:p>2.561408</text:p>
          </table:table-cell>
        </table:table-row>
        <table:table-row table:style-name="ro1">
          <table:table-cell office:value-type="float" office:value="85700" calcext:value-type="float">
            <text:p>85700</text:p>
          </table:table-cell>
          <table:table-cell office:value-type="float" office:value="0.005661" calcext:value-type="float">
            <text:p>0.005661</text:p>
          </table:table-cell>
          <table:table-cell office:value-type="float" office:value="2.639512" calcext:value-type="float">
            <text:p>2.639512</text:p>
          </table:table-cell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588924" calcext:value-type="float">
            <text:p>2.588924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0.005632" calcext:value-type="float">
            <text:p>0.005632</text:p>
          </table:table-cell>
          <table:table-cell office:value-type="float" office:value="2.545369" calcext:value-type="float">
            <text:p>2.545369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05688" calcext:value-type="float">
            <text:p>0.005688</text:p>
          </table:table-cell>
          <table:table-cell office:value-type="float" office:value="2.579466" calcext:value-type="float">
            <text:p>2.579466</text:p>
          </table:table-cell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0.005621" calcext:value-type="float">
            <text:p>0.005621</text:p>
          </table:table-cell>
          <table:table-cell office:value-type="float" office:value="2.637776" calcext:value-type="float">
            <text:p>2.637776</text:p>
          </table:table-cell>
        </table:table-row>
        <table:table-row table:style-name="ro1">
          <table:table-cell office:value-type="float" office:value="86200" calcext:value-type="float">
            <text:p>86200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2.540539" calcext:value-type="float">
            <text:p>2.540539</text:p>
          </table:table-cell>
        </table:table-row>
        <table:table-row table:style-name="ro1">
          <table:table-cell office:value-type="float" office:value="86300" calcext:value-type="float">
            <text:p>86300</text:p>
          </table:table-cell>
          <table:table-cell office:value-type="float" office:value="0.005678" calcext:value-type="float">
            <text:p>0.005678</text:p>
          </table:table-cell>
          <table:table-cell office:value-type="float" office:value="2.561765" calcext:value-type="float">
            <text:p>2.561765</text:p>
          </table:table-cell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0.005675" calcext:value-type="float">
            <text:p>0.005675</text:p>
          </table:table-cell>
          <table:table-cell office:value-type="float" office:value="2.575765" calcext:value-type="float">
            <text:p>2.57576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2.609595" calcext:value-type="float">
            <text:p>2.609595</text:p>
          </table:table-cell>
        </table:table-row>
        <table:table-row table:style-name="ro1">
          <table:table-cell office:value-type="float" office:value="86600" calcext:value-type="float">
            <text:p>86600</text:p>
          </table:table-cell>
          <table:table-cell office:value-type="float" office:value="0.005757" calcext:value-type="float">
            <text:p>0.005757</text:p>
          </table:table-cell>
          <table:table-cell office:value-type="float" office:value="2.561753" calcext:value-type="float">
            <text:p>2.561753</text:p>
          </table:table-cell>
        </table:table-row>
        <table:table-row table:style-name="ro1">
          <table:table-cell office:value-type="float" office:value="86700" calcext:value-type="float">
            <text:p>86700</text:p>
          </table:table-cell>
          <table:table-cell office:value-type="float" office:value="0.005787" calcext:value-type="float">
            <text:p>0.005787</text:p>
          </table:table-cell>
          <table:table-cell office:value-type="float" office:value="2.531789" calcext:value-type="float">
            <text:p>2.531789</text:p>
          </table:table-cell>
        </table:table-row>
        <table:table-row table:style-name="ro1">
          <table:table-cell office:value-type="float" office:value="86800" calcext:value-type="float">
            <text:p>86800</text:p>
          </table:table-cell>
          <table:table-cell office:value-type="float" office:value="0.005817" calcext:value-type="float">
            <text:p>0.005817</text:p>
          </table:table-cell>
          <table:table-cell office:value-type="float" office:value="2.539707" calcext:value-type="float">
            <text:p>2.539707</text:p>
          </table:table-cell>
        </table:table-row>
        <table:table-row table:style-name="ro1">
          <table:table-cell office:value-type="float" office:value="86900" calcext:value-type="float">
            <text:p>86900</text:p>
          </table:table-cell>
          <table:table-cell office:value-type="float" office:value="0.005983" calcext:value-type="float">
            <text:p>0.005983</text:p>
          </table:table-cell>
          <table:table-cell office:value-type="float" office:value="2.536968" calcext:value-type="float">
            <text:p>2.536968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05773" calcext:value-type="float">
            <text:p>0.005773</text:p>
          </table:table-cell>
          <table:table-cell office:value-type="float" office:value="2.542803" calcext:value-type="float">
            <text:p>2.542803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0.005845" calcext:value-type="float">
            <text:p>0.005845</text:p>
          </table:table-cell>
          <table:table-cell office:value-type="float" office:value="2.550833" calcext:value-type="float">
            <text:p>2.550833</text:p>
          </table:table-cell>
        </table:table-row>
        <table:table-row table:style-name="ro1">
          <table:table-cell office:value-type="float" office:value="87200" calcext:value-type="float">
            <text:p>87200</text:p>
          </table:table-cell>
          <table:table-cell office:value-type="float" office:value="0.005821" calcext:value-type="float">
            <text:p>0.005821</text:p>
          </table:table-cell>
          <table:table-cell office:value-type="float" office:value="2.559665" calcext:value-type="float">
            <text:p>2.559665</text:p>
          </table:table-cell>
        </table:table-row>
        <table:table-row table:style-name="ro1">
          <table:table-cell office:value-type="float" office:value="87300" calcext:value-type="float">
            <text:p>87300</text:p>
          </table:table-cell>
          <table:table-cell office:value-type="float" office:value="0.006075" calcext:value-type="float">
            <text:p>0.006075</text:p>
          </table:table-cell>
          <table:table-cell office:value-type="float" office:value="2.64942" calcext:value-type="float">
            <text:p>2.64942</text:p>
          </table:table-cell>
        </table:table-row>
        <table:table-row table:style-name="ro1">
          <table:table-cell office:value-type="float" office:value="87400" calcext:value-type="float">
            <text:p>87400</text:p>
          </table:table-cell>
          <table:table-cell office:value-type="float" office:value="0.005903" calcext:value-type="float">
            <text:p>0.005903</text:p>
          </table:table-cell>
          <table:table-cell office:value-type="float" office:value="2.579382" calcext:value-type="float">
            <text:p>2.579382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0.006231" calcext:value-type="float">
            <text:p>0.006231</text:p>
          </table:table-cell>
          <table:table-cell office:value-type="float" office:value="2.585898" calcext:value-type="float">
            <text:p>2.585898</text:p>
          </table:table-cell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0.005881" calcext:value-type="float">
            <text:p>0.005881</text:p>
          </table:table-cell>
          <table:table-cell office:value-type="float" office:value="2.593409" calcext:value-type="float">
            <text:p>2.593409</text:p>
          </table:table-cell>
        </table:table-row>
        <table:table-row table:style-name="ro1">
          <table:table-cell office:value-type="float" office:value="87700" calcext:value-type="float">
            <text:p>87700</text:p>
          </table:table-cell>
          <table:table-cell office:value-type="float" office:value="0.005843" calcext:value-type="float">
            <text:p>0.005843</text:p>
          </table:table-cell>
          <table:table-cell office:value-type="float" office:value="2.634197" calcext:value-type="float">
            <text:p>2.634197</text:p>
          </table:table-cell>
        </table:table-row>
        <table:table-row table:style-name="ro1">
          <table:table-cell office:value-type="float" office:value="87800" calcext:value-type="float">
            <text:p>87800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2.637932" calcext:value-type="float">
            <text:p>2.637932</text:p>
          </table:table-cell>
        </table:table-row>
        <table:table-row table:style-name="ro1">
          <table:table-cell office:value-type="float" office:value="87900" calcext:value-type="float">
            <text:p>87900</text:p>
          </table:table-cell>
          <table:table-cell office:value-type="float" office:value="0.005899" calcext:value-type="float">
            <text:p>0.005899</text:p>
          </table:table-cell>
          <table:table-cell office:value-type="float" office:value="2.624531" calcext:value-type="float">
            <text:p>2.624531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05865" calcext:value-type="float">
            <text:p>0.005865</text:p>
          </table:table-cell>
          <table:table-cell office:value-type="float" office:value="2.640009" calcext:value-type="float">
            <text:p>2.640009</text:p>
          </table:table-cell>
        </table:table-row>
        <table:table-row table:style-name="ro1">
          <table:table-cell office:value-type="float" office:value="88100" calcext:value-type="float">
            <text:p>88100</text:p>
          </table:table-cell>
          <table:table-cell office:value-type="float" office:value="0.005964" calcext:value-type="float">
            <text:p>0.005964</text:p>
          </table:table-cell>
          <table:table-cell office:value-type="float" office:value="2.630009" calcext:value-type="float">
            <text:p>2.630009</text:p>
          </table:table-cell>
        </table:table-row>
        <table:table-row table:style-name="ro1">
          <table:table-cell office:value-type="float" office:value="88200" calcext:value-type="float">
            <text:p>88200</text:p>
          </table:table-cell>
          <table:table-cell office:value-type="float" office:value="0.006036" calcext:value-type="float">
            <text:p>0.006036</text:p>
          </table:table-cell>
          <table:table-cell office:value-type="float" office:value="2.630882" calcext:value-type="float">
            <text:p>2.630882</text:p>
          </table:table-cell>
        </table:table-row>
        <table:table-row table:style-name="ro1">
          <table:table-cell office:value-type="float" office:value="88300" calcext:value-type="float">
            <text:p>88300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2.761905" calcext:value-type="float">
            <text:p>2.761905</text:p>
          </table:table-cell>
        </table:table-row>
        <table:table-row table:style-name="ro1">
          <table:table-cell office:value-type="float" office:value="88400" calcext:value-type="float">
            <text:p>88400</text:p>
          </table:table-cell>
          <table:table-cell office:value-type="float" office:value="0.006231" calcext:value-type="float">
            <text:p>0.006231</text:p>
          </table:table-cell>
          <table:table-cell office:value-type="float" office:value="2.76083" calcext:value-type="float">
            <text:p>2.76083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0.0061" calcext:value-type="float">
            <text:p>0.0061</text:p>
          </table:table-cell>
          <table:table-cell office:value-type="float" office:value="2.789789" calcext:value-type="float">
            <text:p>2.789789</text:p>
          </table:table-cell>
        </table:table-row>
        <table:table-row table:style-name="ro1">
          <table:table-cell office:value-type="float" office:value="88600" calcext:value-type="float">
            <text:p>88600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2.709165" calcext:value-type="float">
            <text:p>2.709165</text:p>
          </table:table-cell>
        </table:table-row>
        <table:table-row table:style-name="ro1">
          <table:table-cell office:value-type="float" office:value="88700" calcext:value-type="float">
            <text:p>88700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2.736117" calcext:value-type="float">
            <text:p>2.736117</text:p>
          </table:table-cell>
        </table:table-row>
        <table:table-row table:style-name="ro1">
          <table:table-cell office:value-type="float" office:value="88800" calcext:value-type="float">
            <text:p>88800</text:p>
          </table:table-cell>
          <table:table-cell office:value-type="float" office:value="0.005897" calcext:value-type="float">
            <text:p>0.005897</text:p>
          </table:table-cell>
          <table:table-cell office:value-type="float" office:value="2.755191" calcext:value-type="float">
            <text:p>2.755191</text:p>
          </table:table-cell>
        </table:table-row>
        <table:table-row table:style-name="ro1">
          <table:table-cell office:value-type="float" office:value="88900" calcext:value-type="float">
            <text:p>88900</text:p>
          </table:table-cell>
          <table:table-cell office:value-type="float" office:value="0.005924" calcext:value-type="float">
            <text:p>0.005924</text:p>
          </table:table-cell>
          <table:table-cell office:value-type="float" office:value="2.744412" calcext:value-type="float">
            <text:p>2.744412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05947" calcext:value-type="float">
            <text:p>0.005947</text:p>
          </table:table-cell>
          <table:table-cell office:value-type="float" office:value="2.668259" calcext:value-type="float">
            <text:p>2.668259</text:p>
          </table:table-cell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2.671152" calcext:value-type="float">
            <text:p>2.671152</text:p>
          </table:table-cell>
        </table:table-row>
        <table:table-row table:style-name="ro1">
          <table:table-cell office:value-type="float" office:value="89200" calcext:value-type="float">
            <text:p>89200</text:p>
          </table:table-cell>
          <table:table-cell office:value-type="float" office:value="0.005908" calcext:value-type="float">
            <text:p>0.005908</text:p>
          </table:table-cell>
          <table:table-cell office:value-type="float" office:value="2.686504" calcext:value-type="float">
            <text:p>2.686504</text:p>
          </table:table-cell>
        </table:table-row>
        <table:table-row table:style-name="ro1">
          <table:table-cell office:value-type="float" office:value="89300" calcext:value-type="float">
            <text:p>89300</text:p>
          </table:table-cell>
          <table:table-cell office:value-type="float" office:value="0.006017" calcext:value-type="float">
            <text:p>0.006017</text:p>
          </table:table-cell>
          <table:table-cell office:value-type="float" office:value="2.682051" calcext:value-type="float">
            <text:p>2.682051</text:p>
          </table:table-cell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0.005897" calcext:value-type="float">
            <text:p>0.005897</text:p>
          </table:table-cell>
          <table:table-cell office:value-type="float" office:value="2.693638" calcext:value-type="float">
            <text:p>2.693638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0.006173" calcext:value-type="float">
            <text:p>0.006173</text:p>
          </table:table-cell>
          <table:table-cell office:value-type="float" office:value="2.694753" calcext:value-type="float">
            <text:p>2.694753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0.005956" calcext:value-type="float">
            <text:p>0.005956</text:p>
          </table:table-cell>
          <table:table-cell office:value-type="float" office:value="2.70162" calcext:value-type="float">
            <text:p>2.70162</text:p>
          </table:table-cell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0.005961" calcext:value-type="float">
            <text:p>0.005961</text:p>
          </table:table-cell>
          <table:table-cell office:value-type="float" office:value="2.706124" calcext:value-type="float">
            <text:p>2.706124</text:p>
          </table:table-cell>
        </table:table-row>
        <table:table-row table:style-name="ro1">
          <table:table-cell office:value-type="float" office:value="89800" calcext:value-type="float">
            <text:p>89800</text:p>
          </table:table-cell>
          <table:table-cell office:value-type="float" office:value="0.005879" calcext:value-type="float">
            <text:p>0.005879</text:p>
          </table:table-cell>
          <table:table-cell office:value-type="float" office:value="2.715506" calcext:value-type="float">
            <text:p>2.715506</text:p>
          </table:table-cell>
        </table:table-row>
        <table:table-row table:style-name="ro1">
          <table:table-cell office:value-type="float" office:value="89900" calcext:value-type="float">
            <text:p>89900</text:p>
          </table:table-cell>
          <table:table-cell office:value-type="float" office:value="0.005887" calcext:value-type="float">
            <text:p>0.005887</text:p>
          </table:table-cell>
          <table:table-cell office:value-type="float" office:value="2.72679" calcext:value-type="float">
            <text:p>2.7267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5882" calcext:value-type="float">
            <text:p>0.005882</text:p>
          </table:table-cell>
          <table:table-cell office:value-type="float" office:value="2.725323" calcext:value-type="float">
            <text:p>2.725323</text:p>
          </table:table-cell>
        </table:table-row>
        <table:table-row table:style-name="ro1">
          <table:table-cell office:value-type="float" office:value="90100" calcext:value-type="float">
            <text:p>90100</text:p>
          </table:table-cell>
          <table:table-cell office:value-type="float" office:value="0.005903" calcext:value-type="float">
            <text:p>0.005903</text:p>
          </table:table-cell>
          <table:table-cell office:value-type="float" office:value="2.736168" calcext:value-type="float">
            <text:p>2.736168</text:p>
          </table:table-cell>
        </table:table-row>
        <table:table-row table:style-name="ro1">
          <table:table-cell office:value-type="float" office:value="90200" calcext:value-type="float">
            <text:p>90200</text:p>
          </table:table-cell>
          <table:table-cell office:value-type="float" office:value="0.005898" calcext:value-type="float">
            <text:p>0.005898</text:p>
          </table:table-cell>
          <table:table-cell office:value-type="float" office:value="2.741656" calcext:value-type="float">
            <text:p>2.741656</text:p>
          </table:table-cell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0.005896" calcext:value-type="float">
            <text:p>0.005896</text:p>
          </table:table-cell>
          <table:table-cell office:value-type="float" office:value="2.753874" calcext:value-type="float">
            <text:p>2.753874</text:p>
          </table:table-cell>
        </table:table-row>
        <table:table-row table:style-name="ro1">
          <table:table-cell office:value-type="float" office:value="90400" calcext:value-type="float">
            <text:p>90400</text:p>
          </table:table-cell>
          <table:table-cell office:value-type="float" office:value="0.005919" calcext:value-type="float">
            <text:p>0.005919</text:p>
          </table:table-cell>
          <table:table-cell office:value-type="float" office:value="2.752032" calcext:value-type="float">
            <text:p>2.752032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0.005901" calcext:value-type="float">
            <text:p>0.005901</text:p>
          </table:table-cell>
          <table:table-cell office:value-type="float" office:value="2.759437" calcext:value-type="float">
            <text:p>2.759437</text:p>
          </table:table-cell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0.005907" calcext:value-type="float">
            <text:p>0.005907</text:p>
          </table:table-cell>
          <table:table-cell office:value-type="float" office:value="2.764684" calcext:value-type="float">
            <text:p>2.764684</text:p>
          </table:table-cell>
        </table:table-row>
        <table:table-row table:style-name="ro1">
          <table:table-cell office:value-type="float" office:value="90700" calcext:value-type="float">
            <text:p>90700</text:p>
          </table:table-cell>
          <table:table-cell office:value-type="float" office:value="0.005925" calcext:value-type="float">
            <text:p>0.005925</text:p>
          </table:table-cell>
          <table:table-cell office:value-type="float" office:value="2.771102" calcext:value-type="float">
            <text:p>2.771102</text:p>
          </table:table-cell>
        </table:table-row>
        <table:table-row table:style-name="ro1">
          <table:table-cell office:value-type="float" office:value="90800" calcext:value-type="float">
            <text:p>90800</text:p>
          </table:table-cell>
          <table:table-cell office:value-type="float" office:value="0.005984" calcext:value-type="float">
            <text:p>0.005984</text:p>
          </table:table-cell>
          <table:table-cell office:value-type="float" office:value="2.776709" calcext:value-type="float">
            <text:p>2.776709</text:p>
          </table:table-cell>
        </table:table-row>
        <table:table-row table:style-name="ro1">
          <table:table-cell office:value-type="float" office:value="90900" calcext:value-type="float">
            <text:p>90900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2.781488" calcext:value-type="float">
            <text:p>2.781488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05944" calcext:value-type="float">
            <text:p>0.005944</text:p>
          </table:table-cell>
          <table:table-cell office:value-type="float" office:value="2.791702" calcext:value-type="float">
            <text:p>2.791702</text:p>
          </table:table-cell>
        </table:table-row>
        <table:table-row table:style-name="ro1">
          <table:table-cell office:value-type="float" office:value="91100" calcext:value-type="float">
            <text:p>91100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2.793371" calcext:value-type="float">
            <text:p>2.793371</text:p>
          </table:table-cell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float" office:value="0.006008" calcext:value-type="float">
            <text:p>0.006008</text:p>
          </table:table-cell>
          <table:table-cell office:value-type="float" office:value="2.879824" calcext:value-type="float">
            <text:p>2.879824</text:p>
          </table:table-cell>
        </table:table-row>
        <table:table-row table:style-name="ro1">
          <table:table-cell office:value-type="float" office:value="91300" calcext:value-type="float">
            <text:p>91300</text:p>
          </table:table-cell>
          <table:table-cell office:value-type="float" office:value="0.005995" calcext:value-type="float">
            <text:p>0.005995</text:p>
          </table:table-cell>
          <table:table-cell office:value-type="float" office:value="2.857359" calcext:value-type="float">
            <text:p>2.857359</text:p>
          </table:table-cell>
        </table:table-row>
        <table:table-row table:style-name="ro1">
          <table:table-cell office:value-type="float" office:value="91400" calcext:value-type="float">
            <text:p>91400</text:p>
          </table:table-cell>
          <table:table-cell office:value-type="float" office:value="0.005995" calcext:value-type="float">
            <text:p>0.005995</text:p>
          </table:table-cell>
          <table:table-cell office:value-type="float" office:value="2.813777" calcext:value-type="float">
            <text:p>2.813777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0.005991" calcext:value-type="float">
            <text:p>0.005991</text:p>
          </table:table-cell>
          <table:table-cell office:value-type="float" office:value="2.817234" calcext:value-type="float">
            <text:p>2.817234</text:p>
          </table:table-cell>
        </table:table-row>
        <table:table-row table:style-name="ro1">
          <table:table-cell office:value-type="float" office:value="91600" calcext:value-type="float">
            <text:p>91600</text:p>
          </table:table-cell>
          <table:table-cell office:value-type="float" office:value="0.006033" calcext:value-type="float">
            <text:p>0.006033</text:p>
          </table:table-cell>
          <table:table-cell office:value-type="float" office:value="2.827256" calcext:value-type="float">
            <text:p>2.827256</text:p>
          </table:table-cell>
        </table:table-row>
        <table:table-row table:style-name="ro1">
          <table:table-cell office:value-type="float" office:value="91700" calcext:value-type="float">
            <text:p>91700</text:p>
          </table:table-cell>
          <table:table-cell office:value-type="float" office:value="0.006005" calcext:value-type="float">
            <text:p>0.006005</text:p>
          </table:table-cell>
          <table:table-cell office:value-type="float" office:value="2.830951" calcext:value-type="float">
            <text:p>2.830951</text:p>
          </table:table-cell>
        </table:table-row>
        <table:table-row table:style-name="ro1">
          <table:table-cell office:value-type="float" office:value="91800" calcext:value-type="float">
            <text:p>91800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2.874361" calcext:value-type="float">
            <text:p>2.874361</text:p>
          </table:table-cell>
        </table:table-row>
        <table:table-row table:style-name="ro1">
          <table:table-cell office:value-type="float" office:value="91900" calcext:value-type="float">
            <text:p>91900</text:p>
          </table:table-cell>
          <table:table-cell office:value-type="float" office:value="0.006074" calcext:value-type="float">
            <text:p>0.006074</text:p>
          </table:table-cell>
          <table:table-cell office:value-type="float" office:value="2.980936" calcext:value-type="float">
            <text:p>2.980936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06057" calcext:value-type="float">
            <text:p>0.006057</text:p>
          </table:table-cell>
          <table:table-cell office:value-type="float" office:value="2.993772" calcext:value-type="float">
            <text:p>2.993772</text:p>
          </table:table-cell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float" office:value="0.006054" calcext:value-type="float">
            <text:p>0.006054</text:p>
          </table:table-cell>
          <table:table-cell office:value-type="float" office:value="2.896308" calcext:value-type="float">
            <text:p>2.896308</text:p>
          </table:table-cell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float" office:value="0.006043" calcext:value-type="float">
            <text:p>0.006043</text:p>
          </table:table-cell>
          <table:table-cell office:value-type="float" office:value="2.901738" calcext:value-type="float">
            <text:p>2.901738</text:p>
          </table:table-cell>
        </table:table-row>
        <table:table-row table:style-name="ro1">
          <table:table-cell office:value-type="float" office:value="92300" calcext:value-type="float">
            <text:p>92300</text:p>
          </table:table-cell>
          <table:table-cell office:value-type="float" office:value="0.006089" calcext:value-type="float">
            <text:p>0.006089</text:p>
          </table:table-cell>
          <table:table-cell office:value-type="float" office:value="2.902589" calcext:value-type="float">
            <text:p>2.902589</text:p>
          </table:table-cell>
        </table:table-row>
        <table:table-row table:style-name="ro1">
          <table:table-cell office:value-type="float" office:value="92400" calcext:value-type="float">
            <text:p>92400</text:p>
          </table:table-cell>
          <table:table-cell office:value-type="float" office:value="0.006084" calcext:value-type="float">
            <text:p>0.006084</text:p>
          </table:table-cell>
          <table:table-cell office:value-type="float" office:value="2.903698" calcext:value-type="float">
            <text:p>2.903698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0.006061" calcext:value-type="float">
            <text:p>0.006061</text:p>
          </table:table-cell>
          <table:table-cell office:value-type="float" office:value="2.910456" calcext:value-type="float">
            <text:p>2.910456</text:p>
          </table:table-cell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0.006068" calcext:value-type="float">
            <text:p>0.006068</text:p>
          </table:table-cell>
          <table:table-cell office:value-type="float" office:value="2.906541" calcext:value-type="float">
            <text:p>2.906541</text:p>
          </table:table-cell>
        </table:table-row>
        <table:table-row table:style-name="ro1">
          <table:table-cell office:value-type="float" office:value="92700" calcext:value-type="float">
            <text:p>92700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2.892707" calcext:value-type="float">
            <text:p>2.892707</text:p>
          </table:table-cell>
        </table:table-row>
        <table:table-row table:style-name="ro1">
          <table:table-cell office:value-type="float" office:value="92800" calcext:value-type="float">
            <text:p>92800</text:p>
          </table:table-cell>
          <table:table-cell office:value-type="float" office:value="0.006238" calcext:value-type="float">
            <text:p>0.006238</text:p>
          </table:table-cell>
          <table:table-cell office:value-type="float" office:value="2.942505" calcext:value-type="float">
            <text:p>2.942505</text:p>
          </table:table-cell>
        </table:table-row>
        <table:table-row table:style-name="ro1">
          <table:table-cell office:value-type="float" office:value="92900" calcext:value-type="float">
            <text:p>92900</text:p>
          </table:table-cell>
          <table:table-cell office:value-type="float" office:value="0.006085" calcext:value-type="float">
            <text:p>0.006085</text:p>
          </table:table-cell>
          <table:table-cell office:value-type="float" office:value="2.953448" calcext:value-type="float">
            <text:p>2.953448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06093" calcext:value-type="float">
            <text:p>0.006093</text:p>
          </table:table-cell>
          <table:table-cell office:value-type="float" office:value="3.036376" calcext:value-type="float">
            <text:p>3.036376</text:p>
          </table:table-cell>
        </table:table-row>
        <table:table-row table:style-name="ro1">
          <table:table-cell office:value-type="float" office:value="93100" calcext:value-type="float">
            <text:p>93100</text:p>
          </table:table-cell>
          <table:table-cell office:value-type="float" office:value="0.006153" calcext:value-type="float">
            <text:p>0.006153</text:p>
          </table:table-cell>
          <table:table-cell office:value-type="float" office:value="3.068339" calcext:value-type="float">
            <text:p>3.068339</text:p>
          </table:table-cell>
        </table:table-row>
        <table:table-row table:style-name="ro1">
          <table:table-cell office:value-type="float" office:value="93200" calcext:value-type="float">
            <text:p>93200</text:p>
          </table:table-cell>
          <table:table-cell office:value-type="float" office:value="0.006123" calcext:value-type="float">
            <text:p>0.006123</text:p>
          </table:table-cell>
          <table:table-cell office:value-type="float" office:value="3.033495" calcext:value-type="float">
            <text:p>3.033495</text:p>
          </table:table-cell>
        </table:table-row>
        <table:table-row table:style-name="ro1">
          <table:table-cell office:value-type="float" office:value="93300" calcext:value-type="float">
            <text:p>93300</text:p>
          </table:table-cell>
          <table:table-cell office:value-type="float" office:value="0.006176" calcext:value-type="float">
            <text:p>0.006176</text:p>
          </table:table-cell>
          <table:table-cell office:value-type="float" office:value="3.018158" calcext:value-type="float">
            <text:p>3.018158</text:p>
          </table:table-cell>
        </table:table-row>
        <table:table-row table:style-name="ro1">
          <table:table-cell office:value-type="float" office:value="93400" calcext:value-type="float">
            <text:p>93400</text:p>
          </table:table-cell>
          <table:table-cell office:value-type="float" office:value="0.006114" calcext:value-type="float">
            <text:p>0.006114</text:p>
          </table:table-cell>
          <table:table-cell office:value-type="float" office:value="3.075298" calcext:value-type="float">
            <text:p>3.075298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3.013507" calcext:value-type="float">
            <text:p>3.013507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0.006223" calcext:value-type="float">
            <text:p>0.006223</text:p>
          </table:table-cell>
          <table:table-cell office:value-type="float" office:value="2.955808" calcext:value-type="float">
            <text:p>2.955808</text:p>
          </table:table-cell>
        </table:table-row>
        <table:table-row table:style-name="ro1">
          <table:table-cell office:value-type="float" office:value="93700" calcext:value-type="float">
            <text:p>93700</text:p>
          </table:table-cell>
          <table:table-cell office:value-type="float" office:value="0.006232" calcext:value-type="float">
            <text:p>0.006232</text:p>
          </table:table-cell>
          <table:table-cell office:value-type="float" office:value="2.963081" calcext:value-type="float">
            <text:p>2.963081</text:p>
          </table:table-cell>
        </table:table-row>
        <table:table-row table:style-name="ro1">
          <table:table-cell office:value-type="float" office:value="93800" calcext:value-type="float">
            <text:p>93800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2.968178" calcext:value-type="float">
            <text:p>2.968178</text:p>
          </table:table-cell>
        </table:table-row>
        <table:table-row table:style-name="ro1">
          <table:table-cell office:value-type="float" office:value="93900" calcext:value-type="float">
            <text:p>93900</text:p>
          </table:table-cell>
          <table:table-cell office:value-type="float" office:value="0.006191" calcext:value-type="float">
            <text:p>0.006191</text:p>
          </table:table-cell>
          <table:table-cell office:value-type="float" office:value="2.974151" calcext:value-type="float">
            <text:p>2.974151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06185" calcext:value-type="float">
            <text:p>0.006185</text:p>
          </table:table-cell>
          <table:table-cell office:value-type="float" office:value="2.976588" calcext:value-type="float">
            <text:p>2.976588</text:p>
          </table:table-cell>
        </table:table-row>
        <table:table-row table:style-name="ro1">
          <table:table-cell office:value-type="float" office:value="94100" calcext:value-type="float">
            <text:p>94100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3.078964" calcext:value-type="float">
            <text:p>3.078964</text:p>
          </table:table-cell>
        </table:table-row>
        <table:table-row table:style-name="ro1">
          <table:table-cell office:value-type="float" office:value="94200" calcext:value-type="float">
            <text:p>94200</text:p>
          </table:table-cell>
          <table:table-cell office:value-type="float" office:value="0.006222" calcext:value-type="float">
            <text:p>0.006222</text:p>
          </table:table-cell>
          <table:table-cell office:value-type="float" office:value="3.093117" calcext:value-type="float">
            <text:p>3.093117</text:p>
          </table:table-cell>
        </table:table-row>
        <table:table-row table:style-name="ro1">
          <table:table-cell office:value-type="float" office:value="94300" calcext:value-type="float">
            <text:p>94300</text:p>
          </table:table-cell>
          <table:table-cell office:value-type="float" office:value="0.006246" calcext:value-type="float">
            <text:p>0.006246</text:p>
          </table:table-cell>
          <table:table-cell office:value-type="float" office:value="3.157304" calcext:value-type="float">
            <text:p>3.157304</text:p>
          </table:table-cell>
        </table:table-row>
        <table:table-row table:style-name="ro1">
          <table:table-cell office:value-type="float" office:value="94400" calcext:value-type="float">
            <text:p>94400</text:p>
          </table:table-cell>
          <table:table-cell office:value-type="float" office:value="0.006228" calcext:value-type="float">
            <text:p>0.006228</text:p>
          </table:table-cell>
          <table:table-cell office:value-type="float" office:value="3.116595" calcext:value-type="float">
            <text:p>3.11659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0.006354" calcext:value-type="float">
            <text:p>0.006354</text:p>
          </table:table-cell>
          <table:table-cell office:value-type="float" office:value="3.160382" calcext:value-type="float">
            <text:p>3.160382</text:p>
          </table:table-cell>
        </table:table-row>
        <table:table-row table:style-name="ro1">
          <table:table-cell office:value-type="float" office:value="94600" calcext:value-type="float">
            <text:p>94600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3.073829" calcext:value-type="float">
            <text:p>3.073829</text:p>
          </table:table-cell>
        </table:table-row>
        <table:table-row table:style-name="ro1">
          <table:table-cell office:value-type="float" office:value="94700" calcext:value-type="float">
            <text:p>94700</text:p>
          </table:table-cell>
          <table:table-cell office:value-type="float" office:value="0.006353" calcext:value-type="float">
            <text:p>0.006353</text:p>
          </table:table-cell>
          <table:table-cell office:value-type="float" office:value="3.078178" calcext:value-type="float">
            <text:p>3.078178</text:p>
          </table:table-cell>
        </table:table-row>
        <table:table-row table:style-name="ro1">
          <table:table-cell office:value-type="float" office:value="94800" calcext:value-type="float">
            <text:p>94800</text:p>
          </table:table-cell>
          <table:table-cell office:value-type="float" office:value="0.006304" calcext:value-type="float">
            <text:p>0.006304</text:p>
          </table:table-cell>
          <table:table-cell office:value-type="float" office:value="3.070511" calcext:value-type="float">
            <text:p>3.070511</text:p>
          </table:table-cell>
        </table:table-row>
        <table:table-row table:style-name="ro1">
          <table:table-cell office:value-type="float" office:value="94900" calcext:value-type="float">
            <text:p>94900</text:p>
          </table:table-cell>
          <table:table-cell office:value-type="float" office:value="0.006298" calcext:value-type="float">
            <text:p>0.006298</text:p>
          </table:table-cell>
          <table:table-cell office:value-type="float" office:value="3.045626" calcext:value-type="float">
            <text:p>3.045626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06304" calcext:value-type="float">
            <text:p>0.006304</text:p>
          </table:table-cell>
          <table:table-cell office:value-type="float" office:value="3.055649" calcext:value-type="float">
            <text:p>3.055649</text:p>
          </table:table-cell>
        </table:table-row>
        <table:table-row table:style-name="ro1">
          <table:table-cell office:value-type="float" office:value="95100" calcext:value-type="float">
            <text:p>95100</text:p>
          </table:table-cell>
          <table:table-cell office:value-type="float" office:value="0.006301" calcext:value-type="float">
            <text:p>0.006301</text:p>
          </table:table-cell>
          <table:table-cell office:value-type="float" office:value="3.059468" calcext:value-type="float">
            <text:p>3.059468</text:p>
          </table:table-cell>
        </table:table-row>
        <table:table-row table:style-name="ro1">
          <table:table-cell office:value-type="float" office:value="95200" calcext:value-type="float">
            <text:p>95200</text:p>
          </table:table-cell>
          <table:table-cell office:value-type="float" office:value="0.006315" calcext:value-type="float">
            <text:p>0.006315</text:p>
          </table:table-cell>
          <table:table-cell office:value-type="float" office:value="3.066741" calcext:value-type="float">
            <text:p>3.066741</text:p>
          </table:table-cell>
        </table:table-row>
        <table:table-row table:style-name="ro1">
          <table:table-cell office:value-type="float" office:value="95300" calcext:value-type="float">
            <text:p>95300</text:p>
          </table:table-cell>
          <table:table-cell office:value-type="float" office:value="0.006435" calcext:value-type="float">
            <text:p>0.006435</text:p>
          </table:table-cell>
          <table:table-cell office:value-type="float" office:value="3.078514" calcext:value-type="float">
            <text:p>3.078514</text:p>
          </table:table-cell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3.077193" calcext:value-type="float">
            <text:p>3.077193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0.006467" calcext:value-type="float">
            <text:p>0.006467</text:p>
          </table:table-cell>
          <table:table-cell office:value-type="float" office:value="3.082189" calcext:value-type="float">
            <text:p>3.082189</text:p>
          </table:table-cell>
        </table:table-row>
        <table:table-row table:style-name="ro1">
          <table:table-cell office:value-type="float" office:value="95600" calcext:value-type="float">
            <text:p>95600</text:p>
          </table:table-cell>
          <table:table-cell office:value-type="float" office:value="0.006478" calcext:value-type="float">
            <text:p>0.006478</text:p>
          </table:table-cell>
          <table:table-cell office:value-type="float" office:value="3.090537" calcext:value-type="float">
            <text:p>3.090537</text:p>
          </table:table-cell>
        </table:table-row>
        <table:table-row table:style-name="ro1">
          <table:table-cell office:value-type="float" office:value="95700" calcext:value-type="float">
            <text:p>95700</text:p>
          </table:table-cell>
          <table:table-cell office:value-type="float" office:value="0.006316" calcext:value-type="float">
            <text:p>0.006316</text:p>
          </table:table-cell>
          <table:table-cell office:value-type="float" office:value="3.09532" calcext:value-type="float">
            <text:p>3.09532</text:p>
          </table:table-cell>
        </table:table-row>
        <table:table-row table:style-name="ro1">
          <table:table-cell office:value-type="float" office:value="95800" calcext:value-type="float">
            <text:p>95800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3.104413" calcext:value-type="float">
            <text:p>3.104413</text:p>
          </table:table-cell>
        </table:table-row>
        <table:table-row table:style-name="ro1">
          <table:table-cell office:value-type="float" office:value="95900" calcext:value-type="float">
            <text:p>95900</text:p>
          </table:table-cell>
          <table:table-cell office:value-type="float" office:value="0.006354" calcext:value-type="float">
            <text:p>0.006354</text:p>
          </table:table-cell>
          <table:table-cell office:value-type="float" office:value="3.116508" calcext:value-type="float">
            <text:p>3.116508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06384" calcext:value-type="float">
            <text:p>0.006384</text:p>
          </table:table-cell>
          <table:table-cell office:value-type="float" office:value="3.198319" calcext:value-type="float">
            <text:p>3.198319</text:p>
          </table:table-cell>
        </table:table-row>
        <table:table-row table:style-name="ro1">
          <table:table-cell office:value-type="float" office:value="96100" calcext:value-type="float">
            <text:p>96100</text:p>
          </table:table-cell>
          <table:table-cell office:value-type="float" office:value="0.006421" calcext:value-type="float">
            <text:p>0.006421</text:p>
          </table:table-cell>
          <table:table-cell office:value-type="float" office:value="3.147386" calcext:value-type="float">
            <text:p>3.147386</text:p>
          </table:table-cell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float" office:value="0.006334" calcext:value-type="float">
            <text:p>0.006334</text:p>
          </table:table-cell>
          <table:table-cell office:value-type="float" office:value="3.131262" calcext:value-type="float">
            <text:p>3.131262</text:p>
          </table:table-cell>
        </table:table-row>
        <table:table-row table:style-name="ro1">
          <table:table-cell office:value-type="float" office:value="96300" calcext:value-type="float">
            <text:p>96300</text:p>
          </table:table-cell>
          <table:table-cell office:value-type="float" office:value="0.006339" calcext:value-type="float">
            <text:p>0.006339</text:p>
          </table:table-cell>
          <table:table-cell office:value-type="float" office:value="3.138085" calcext:value-type="float">
            <text:p>3.138085</text:p>
          </table:table-cell>
        </table:table-row>
        <table:table-row table:style-name="ro1">
          <table:table-cell office:value-type="float" office:value="96400" calcext:value-type="float">
            <text:p>96400</text:p>
          </table:table-cell>
          <table:table-cell office:value-type="float" office:value="0.006405" calcext:value-type="float">
            <text:p>0.006405</text:p>
          </table:table-cell>
          <table:table-cell office:value-type="float" office:value="3.140659" calcext:value-type="float">
            <text:p>3.140659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0.006379" calcext:value-type="float">
            <text:p>0.006379</text:p>
          </table:table-cell>
          <table:table-cell office:value-type="float" office:value="3.153821" calcext:value-type="float">
            <text:p>3.153821</text:p>
          </table:table-cell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3.187522" calcext:value-type="float">
            <text:p>3.187522</text:p>
          </table:table-cell>
        </table:table-row>
        <table:table-row table:style-name="ro1">
          <table:table-cell office:value-type="float" office:value="96700" calcext:value-type="float">
            <text:p>96700</text:p>
          </table:table-cell>
          <table:table-cell office:value-type="float" office:value="0.006392" calcext:value-type="float">
            <text:p>0.006392</text:p>
          </table:table-cell>
          <table:table-cell office:value-type="float" office:value="3.27831" calcext:value-type="float">
            <text:p>3.27831</text:p>
          </table:table-cell>
        </table:table-row>
        <table:table-row table:style-name="ro1">
          <table:table-cell office:value-type="float" office:value="96800" calcext:value-type="float">
            <text:p>96800</text:p>
          </table:table-cell>
          <table:table-cell office:value-type="float" office:value="0.006394" calcext:value-type="float">
            <text:p>0.006394</text:p>
          </table:table-cell>
          <table:table-cell office:value-type="float" office:value="3.2954" calcext:value-type="float">
            <text:p>3.2954</text:p>
          </table:table-cell>
        </table:table-row>
        <table:table-row table:style-name="ro1">
          <table:table-cell office:value-type="float" office:value="96900" calcext:value-type="float">
            <text:p>96900</text:p>
          </table:table-cell>
          <table:table-cell office:value-type="float" office:value="0.006369" calcext:value-type="float">
            <text:p>0.006369</text:p>
          </table:table-cell>
          <table:table-cell office:value-type="float" office:value="3.27849" calcext:value-type="float">
            <text:p>3.27849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06413" calcext:value-type="float">
            <text:p>0.006413</text:p>
          </table:table-cell>
          <table:table-cell office:value-type="float" office:value="3.194743" calcext:value-type="float">
            <text:p>3.194743</text:p>
          </table:table-cell>
        </table:table-row>
        <table:table-row table:style-name="ro1">
          <table:table-cell office:value-type="float" office:value="97100" calcext:value-type="float">
            <text:p>97100</text:p>
          </table:table-cell>
          <table:table-cell office:value-type="float" office:value="0.006408" calcext:value-type="float">
            <text:p>0.006408</text:p>
          </table:table-cell>
          <table:table-cell office:value-type="float" office:value="3.194484" calcext:value-type="float">
            <text:p>3.194484</text:p>
          </table:table-cell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3.24844" calcext:value-type="float">
            <text:p>3.24844</text:p>
          </table:table-cell>
        </table:table-row>
        <table:table-row table:style-name="ro1">
          <table:table-cell office:value-type="float" office:value="97300" calcext:value-type="float">
            <text:p>97300</text:p>
          </table:table-cell>
          <table:table-cell office:value-type="float" office:value="0.006443" calcext:value-type="float">
            <text:p>0.006443</text:p>
          </table:table-cell>
          <table:table-cell office:value-type="float" office:value="3.309301" calcext:value-type="float">
            <text:p>3.309301</text:p>
          </table:table-cell>
        </table:table-row>
        <table:table-row table:style-name="ro1">
          <table:table-cell office:value-type="float" office:value="97400" calcext:value-type="float">
            <text:p>97400</text:p>
          </table:table-cell>
          <table:table-cell office:value-type="float" office:value="0.006412" calcext:value-type="float">
            <text:p>0.006412</text:p>
          </table:table-cell>
          <table:table-cell office:value-type="float" office:value="3.27677" calcext:value-type="float">
            <text:p>3.27677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0.006387" calcext:value-type="float">
            <text:p>0.006387</text:p>
          </table:table-cell>
          <table:table-cell office:value-type="float" office:value="3.319718" calcext:value-type="float">
            <text:p>3.319718</text:p>
          </table:table-cell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0.006388" calcext:value-type="float">
            <text:p>0.006388</text:p>
          </table:table-cell>
          <table:table-cell office:value-type="float" office:value="3.334818" calcext:value-type="float">
            <text:p>3.334818</text:p>
          </table:table-cell>
        </table:table-row>
        <table:table-row table:style-name="ro1">
          <table:table-cell office:value-type="float" office:value="97700" calcext:value-type="float">
            <text:p>97700</text:p>
          </table:table-cell>
          <table:table-cell office:value-type="float" office:value="0.006402" calcext:value-type="float">
            <text:p>0.006402</text:p>
          </table:table-cell>
          <table:table-cell office:value-type="float" office:value="3.331923" calcext:value-type="float">
            <text:p>3.331923</text:p>
          </table:table-cell>
        </table:table-row>
        <table:table-row table:style-name="ro1">
          <table:table-cell office:value-type="float" office:value="97800" calcext:value-type="float">
            <text:p>97800</text:p>
          </table:table-cell>
          <table:table-cell office:value-type="float" office:value="0.006434" calcext:value-type="float">
            <text:p>0.006434</text:p>
          </table:table-cell>
          <table:table-cell office:value-type="float" office:value="3.345962" calcext:value-type="float">
            <text:p>3.345962</text:p>
          </table:table-cell>
        </table:table-row>
        <table:table-row table:style-name="ro1">
          <table:table-cell office:value-type="float" office:value="97900" calcext:value-type="float">
            <text:p>97900</text:p>
          </table:table-cell>
          <table:table-cell office:value-type="float" office:value="0.006768" calcext:value-type="float">
            <text:p>0.006768</text:p>
          </table:table-cell>
          <table:table-cell office:value-type="float" office:value="3.356162" calcext:value-type="float">
            <text:p>3.356162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06539" calcext:value-type="float">
            <text:p>0.006539</text:p>
          </table:table-cell>
          <table:table-cell office:value-type="float" office:value="3.382813" calcext:value-type="float">
            <text:p>3.382813</text:p>
          </table:table-cell>
        </table:table-row>
        <table:table-row table:style-name="ro1">
          <table:table-cell office:value-type="float" office:value="98100" calcext:value-type="float">
            <text:p>98100</text:p>
          </table:table-cell>
          <table:table-cell office:value-type="float" office:value="0.006591" calcext:value-type="float">
            <text:p>0.006591</text:p>
          </table:table-cell>
          <table:table-cell office:value-type="float" office:value="3.361893" calcext:value-type="float">
            <text:p>3.361893</text:p>
          </table:table-cell>
        </table:table-row>
        <table:table-row table:style-name="ro1">
          <table:table-cell office:value-type="float" office:value="98200" calcext:value-type="float">
            <text:p>98200</text:p>
          </table:table-cell>
          <table:table-cell office:value-type="float" office:value="0.006536" calcext:value-type="float">
            <text:p>0.006536</text:p>
          </table:table-cell>
          <table:table-cell office:value-type="float" office:value="3.398244" calcext:value-type="float">
            <text:p>3.398244</text:p>
          </table:table-cell>
        </table:table-row>
        <table:table-row table:style-name="ro1">
          <table:table-cell office:value-type="float" office:value="98300" calcext:value-type="float">
            <text:p>98300</text:p>
          </table:table-cell>
          <table:table-cell office:value-type="float" office:value="0.006486" calcext:value-type="float">
            <text:p>0.006486</text:p>
          </table:table-cell>
          <table:table-cell office:value-type="float" office:value="3.415061" calcext:value-type="float">
            <text:p>3.415061</text:p>
          </table:table-cell>
        </table:table-row>
        <table:table-row table:style-name="ro1">
          <table:table-cell office:value-type="float" office:value="98400" calcext:value-type="float">
            <text:p>98400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3.383703" calcext:value-type="float">
            <text:p>3.383703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0.006499" calcext:value-type="float">
            <text:p>0.006499</text:p>
          </table:table-cell>
          <table:table-cell office:value-type="float" office:value="3.358968" calcext:value-type="float">
            <text:p>3.358968</text:p>
          </table:table-cell>
        </table:table-row>
        <table:table-row table:style-name="ro1">
          <table:table-cell office:value-type="float" office:value="98600" calcext:value-type="float">
            <text:p>98600</text:p>
          </table:table-cell>
          <table:table-cell office:value-type="float" office:value="0.006491" calcext:value-type="float">
            <text:p>0.006491</text:p>
          </table:table-cell>
          <table:table-cell office:value-type="float" office:value="3.364719" calcext:value-type="float">
            <text:p>3.364719</text:p>
          </table:table-cell>
        </table:table-row>
        <table:table-row table:style-name="ro1">
          <table:table-cell office:value-type="float" office:value="98700" calcext:value-type="float">
            <text:p>98700</text:p>
          </table:table-cell>
          <table:table-cell office:value-type="float" office:value="0.006525" calcext:value-type="float">
            <text:p>0.006525</text:p>
          </table:table-cell>
          <table:table-cell office:value-type="float" office:value="3.345925" calcext:value-type="float">
            <text:p>3.345925</text:p>
          </table:table-cell>
        </table:table-row>
        <table:table-row table:style-name="ro1">
          <table:table-cell office:value-type="float" office:value="98800" calcext:value-type="float">
            <text:p>98800</text:p>
          </table:table-cell>
          <table:table-cell office:value-type="float" office:value="0.006492" calcext:value-type="float">
            <text:p>0.006492</text:p>
          </table:table-cell>
          <table:table-cell office:value-type="float" office:value="3.474219" calcext:value-type="float">
            <text:p>3.474219</text:p>
          </table:table-cell>
        </table:table-row>
        <table:table-row table:style-name="ro1">
          <table:table-cell office:value-type="float" office:value="98900" calcext:value-type="float">
            <text:p>98900</text:p>
          </table:table-cell>
          <table:table-cell office:value-type="float" office:value="0.006533" calcext:value-type="float">
            <text:p>0.006533</text:p>
          </table:table-cell>
          <table:table-cell office:value-type="float" office:value="3.362746" calcext:value-type="float">
            <text:p>3.362746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06614" calcext:value-type="float">
            <text:p>0.006614</text:p>
          </table:table-cell>
          <table:table-cell office:value-type="float" office:value="3.361495" calcext:value-type="float">
            <text:p>3.361495</text:p>
          </table:table-cell>
        </table:table-row>
        <table:table-row table:style-name="ro1">
          <table:table-cell office:value-type="float" office:value="99100" calcext:value-type="float">
            <text:p>99100</text:p>
          </table:table-cell>
          <table:table-cell office:value-type="float" office:value="0.006612" calcext:value-type="float">
            <text:p>0.006612</text:p>
          </table:table-cell>
          <table:table-cell office:value-type="float" office:value="3.321384" calcext:value-type="float">
            <text:p>3.321384</text:p>
          </table:table-cell>
        </table:table-row>
        <table:table-row table:style-name="ro1">
          <table:table-cell office:value-type="float" office:value="99200" calcext:value-type="float">
            <text:p>99200</text:p>
          </table:table-cell>
          <table:table-cell office:value-type="float" office:value="0.006608" calcext:value-type="float">
            <text:p>0.006608</text:p>
          </table:table-cell>
          <table:table-cell office:value-type="float" office:value="3.350311" calcext:value-type="float">
            <text:p>3.350311</text:p>
          </table:table-cell>
        </table:table-row>
        <table:table-row table:style-name="ro1">
          <table:table-cell office:value-type="float" office:value="99300" calcext:value-type="float">
            <text:p>99300</text:p>
          </table:table-cell>
          <table:table-cell office:value-type="float" office:value="0.006519" calcext:value-type="float">
            <text:p>0.006519</text:p>
          </table:table-cell>
          <table:table-cell office:value-type="float" office:value="3.436473" calcext:value-type="float">
            <text:p>3.436473</text:p>
          </table:table-cell>
        </table:table-row>
        <table:table-row table:style-name="ro1">
          <table:table-cell office:value-type="float" office:value="99400" calcext:value-type="float">
            <text:p>99400</text:p>
          </table:table-cell>
          <table:table-cell office:value-type="float" office:value="0.006556" calcext:value-type="float">
            <text:p>0.006556</text:p>
          </table:table-cell>
          <table:table-cell office:value-type="float" office:value="3.336668" calcext:value-type="float">
            <text:p>3.336668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0.006532" calcext:value-type="float">
            <text:p>0.006532</text:p>
          </table:table-cell>
          <table:table-cell office:value-type="float" office:value="3.364305" calcext:value-type="float">
            <text:p>3.364305</text:p>
          </table:table-cell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0.006573" calcext:value-type="float">
            <text:p>0.006573</text:p>
          </table:table-cell>
          <table:table-cell office:value-type="float" office:value="3.34625" calcext:value-type="float">
            <text:p>3.34625</text:p>
          </table:table-cell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0.006579" calcext:value-type="float">
            <text:p>0.006579</text:p>
          </table:table-cell>
          <table:table-cell office:value-type="float" office:value="3.350677" calcext:value-type="float">
            <text:p>3.350677</text:p>
          </table:table-cell>
        </table:table-row>
        <table:table-row table:style-name="ro1">
          <table:table-cell office:value-type="float" office:value="99800" calcext:value-type="float">
            <text:p>99800</text:p>
          </table:table-cell>
          <table:table-cell office:value-type="float" office:value="0.006626" calcext:value-type="float">
            <text:p>0.006626</text:p>
          </table:table-cell>
          <table:table-cell office:value-type="float" office:value="3.355179" calcext:value-type="float">
            <text:p>3.355179</text:p>
          </table:table-cell>
        </table:table-row>
        <table:table-row table:style-name="ro1">
          <table:table-cell office:value-type="float" office:value="99900" calcext:value-type="float">
            <text:p>99900</text:p>
          </table:table-cell>
          <table:table-cell office:value-type="float" office:value="0.006624" calcext:value-type="float">
            <text:p>0.006624</text:p>
          </table:table-cell>
          <table:table-cell office:value-type="float" office:value="3.362173" calcext:value-type="float">
            <text:p>3.36217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6575" calcext:value-type="float">
            <text:p>0.006575</text:p>
          </table:table-cell>
          <table:table-cell office:value-type="float" office:value="3.370108" calcext:value-type="float">
            <text:p>3.370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2:46:43.522534972</meta:creation-date>
    <dc:date>2023-02-13T13:02:18.034330580</dc:date>
    <meta:editing-duration>PT5M24S</meta:editing-duration>
    <meta:editing-cycles>1</meta:editing-cycles>
    <meta:document-statistic meta:table-count="1" meta:cell-count="3003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3.952cm" style:legend-expansion="high" chart:style-name="ch2"/>
        <chart:plot-area chart:style-name="ch3" table:cell-range-address="Sheet1.B1:Sheet1.C1001" chart:data-source-has-labels="row" svg:x="0.32cm" svg:y="0.18cm" svg:width="12.323cm" svg:height="8.64cm">
          <chartooo:coordinate-region svg:x="1.047cm" svg:y="0.18cm" svg:width="11.596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01" chart:label-cell-address="Sheet1.B1:Sheet1.B1" chart:class="chart:line">
            <chart:data-point chart:repeated="1000"/>
          </chart:series>
          <chart:series chart:style-name="ch7" chart:values-cell-range-address="Sheet1.C2:Sheet1.C1001" chart:label-cell-address="Sheet1.C1:Sheet1.C1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Sheet1.B1:Sheet1.B1</svg:desc>
                </draw:g>
              </table:table-cell>
              <table:table-cell office:value-type="string">
                <text:p>Quick Sor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7">
                <text:p>0.000007</text:p>
                <draw:g>
                  <svg:desc>Sheet1.B2:Sheet1.B1001</svg:desc>
                </draw:g>
              </table:table-cell>
              <table:table-cell office:value-type="float" office:value="0.000009">
                <text:p>0.000009</text:p>
                <draw:g>
                  <svg:desc>Sheet1.C2:Sheet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">
                <text:p>0.00002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314">
                <text:p>0.000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378">
                <text:p>0.000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451">
                <text:p>0.000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526">
                <text:p>0.000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659">
                <text:p>0.000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711">
                <text:p>0.000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99">
                <text:p>0.000099</text:p>
              </table:table-cell>
              <table:table-cell office:value-type="float" office:value="0.000807">
                <text:p>0.0008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9">
                <text:p>0.00009</text:p>
              </table:table-cell>
              <table:table-cell office:value-type="float" office:value="0.001015">
                <text:p>0.001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95">
                <text:p>0.000095</text:p>
              </table:table-cell>
              <table:table-cell office:value-type="float" office:value="0.001154">
                <text:p>0.001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">
                <text:p>0.0001</text:p>
              </table:table-cell>
              <table:table-cell office:value-type="float" office:value="0.001238">
                <text:p>0.001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05">
                <text:p>0.000105</text:p>
              </table:table-cell>
              <table:table-cell office:value-type="float" office:value="0.001367">
                <text:p>0.0013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13">
                <text:p>0.000113</text:p>
              </table:table-cell>
              <table:table-cell office:value-type="float" office:value="0.001532">
                <text:p>0.001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35">
                <text:p>0.000135</text:p>
              </table:table-cell>
              <table:table-cell office:value-type="float" office:value="0.001643">
                <text:p>0.0016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21">
                <text:p>0.000121</text:p>
              </table:table-cell>
              <table:table-cell office:value-type="float" office:value="0.001941">
                <text:p>0.001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27">
                <text:p>0.000127</text:p>
              </table:table-cell>
              <table:table-cell office:value-type="float" office:value="0.001973">
                <text:p>0.0019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34">
                <text:p>0.000134</text:p>
              </table:table-cell>
              <table:table-cell office:value-type="float" office:value="0.002152">
                <text:p>0.002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41">
                <text:p>0.000141</text:p>
              </table:table-cell>
              <table:table-cell office:value-type="float" office:value="0.002292">
                <text:p>0.002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8">
                <text:p>0.00018</text:p>
              </table:table-cell>
              <table:table-cell office:value-type="float" office:value="0.002464">
                <text:p>0.002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5">
                <text:p>0.00015</text:p>
              </table:table-cell>
              <table:table-cell office:value-type="float" office:value="0.002662">
                <text:p>0.0026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56">
                <text:p>0.000156</text:p>
              </table:table-cell>
              <table:table-cell office:value-type="float" office:value="0.002817">
                <text:p>0.0028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96">
                <text:p>0.000196</text:p>
              </table:table-cell>
              <table:table-cell office:value-type="float" office:value="0.003047">
                <text:p>0.003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69">
                <text:p>0.000169</text:p>
              </table:table-cell>
              <table:table-cell office:value-type="float" office:value="0.003313">
                <text:p>0.0033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73">
                <text:p>0.000173</text:p>
              </table:table-cell>
              <table:table-cell office:value-type="float" office:value="0.003636">
                <text:p>0.0036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79">
                <text:p>0.000179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84">
                <text:p>0.000184</text:p>
              </table:table-cell>
              <table:table-cell office:value-type="float" office:value="0.004044">
                <text:p>0.004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9">
                <text:p>0.00019</text:p>
              </table:table-cell>
              <table:table-cell office:value-type="float" office:value="0.004228">
                <text:p>0.0042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16">
                <text:p>0.000216</text:p>
              </table:table-cell>
              <table:table-cell office:value-type="float" office:value="0.004457">
                <text:p>0.0044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01">
                <text:p>0.000201</text:p>
              </table:table-cell>
              <table:table-cell office:value-type="float" office:value="0.00479">
                <text:p>0.004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205">
                <text:p>0.000205</text:p>
              </table:table-cell>
              <table:table-cell office:value-type="float" office:value="0.005082">
                <text:p>0.0050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211">
                <text:p>0.000211</text:p>
              </table:table-cell>
              <table:table-cell office:value-type="float" office:value="0.005184">
                <text:p>0.005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218">
                <text:p>0.000218</text:p>
              </table:table-cell>
              <table:table-cell office:value-type="float" office:value="0.005407">
                <text:p>0.0054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23">
                <text:p>0.000223</text:p>
              </table:table-cell>
              <table:table-cell office:value-type="float" office:value="0.00572">
                <text:p>0.005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3">
                <text:p>0.00023</text:p>
              </table:table-cell>
              <table:table-cell office:value-type="float" office:value="0.005948">
                <text:p>0.0059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35">
                <text:p>0.000235</text:p>
              </table:table-cell>
              <table:table-cell office:value-type="float" office:value="0.006227">
                <text:p>0.006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276">
                <text:p>0.000276</text:p>
              </table:table-cell>
              <table:table-cell office:value-type="float" office:value="0.006612">
                <text:p>0.0066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47">
                <text:p>0.000247</text:p>
              </table:table-cell>
              <table:table-cell office:value-type="float" office:value="0.007118">
                <text:p>0.0071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52">
                <text:p>0.000252</text:p>
              </table:table-cell>
              <table:table-cell office:value-type="float" office:value="0.007466">
                <text:p>0.0074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259">
                <text:p>0.000259</text:p>
              </table:table-cell>
              <table:table-cell office:value-type="float" office:value="0.007913">
                <text:p>0.0079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64">
                <text:p>0.000264</text:p>
              </table:table-cell>
              <table:table-cell office:value-type="float" office:value="0.007847">
                <text:p>0.0078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88">
                <text:p>0.000288</text:p>
              </table:table-cell>
              <table:table-cell office:value-type="float" office:value="0.008164">
                <text:p>0.008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9">
                <text:p>0.00029</text:p>
              </table:table-cell>
              <table:table-cell office:value-type="float" office:value="0.008394">
                <text:p>0.0083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83">
                <text:p>0.000283</text:p>
              </table:table-cell>
              <table:table-cell office:value-type="float" office:value="0.008724">
                <text:p>0.0087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9">
                <text:p>0.00029</text:p>
              </table:table-cell>
              <table:table-cell office:value-type="float" office:value="0.009028">
                <text:p>0.009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316">
                <text:p>0.000316</text:p>
              </table:table-cell>
              <table:table-cell office:value-type="float" office:value="0.009426">
                <text:p>0.0094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311">
                <text:p>0.000311</text:p>
              </table:table-cell>
              <table:table-cell office:value-type="float" office:value="0.009662">
                <text:p>0.0096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317">
                <text:p>0.000317</text:p>
              </table:table-cell>
              <table:table-cell office:value-type="float" office:value="0.010098">
                <text:p>0.0100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322">
                <text:p>0.000322</text:p>
              </table:table-cell>
              <table:table-cell office:value-type="float" office:value="0.010494">
                <text:p>0.0104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326">
                <text:p>0.000326</text:p>
              </table:table-cell>
              <table:table-cell office:value-type="float" office:value="0.01087">
                <text:p>0.010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333">
                <text:p>0.000333</text:p>
              </table:table-cell>
              <table:table-cell office:value-type="float" office:value="0.01117">
                <text:p>0.011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343">
                <text:p>0.000343</text:p>
              </table:table-cell>
              <table:table-cell office:value-type="float" office:value="0.01152">
                <text:p>0.01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38">
                <text:p>0.00038</text:p>
              </table:table-cell>
              <table:table-cell office:value-type="float" office:value="0.011984">
                <text:p>0.0119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356">
                <text:p>0.000356</text:p>
              </table:table-cell>
              <table:table-cell office:value-type="float" office:value="0.012506">
                <text:p>0.012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39">
                <text:p>0.00039</text:p>
              </table:table-cell>
              <table:table-cell office:value-type="float" office:value="0.012947">
                <text:p>0.0129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383">
                <text:p>0.000383</text:p>
              </table:table-cell>
              <table:table-cell office:value-type="float" office:value="0.013496">
                <text:p>0.0134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369">
                <text:p>0.000369</text:p>
              </table:table-cell>
              <table:table-cell office:value-type="float" office:value="0.013648">
                <text:p>0.013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379">
                <text:p>0.000379</text:p>
              </table:table-cell>
              <table:table-cell office:value-type="float" office:value="0.01409">
                <text:p>0.01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381">
                <text:p>0.000381</text:p>
              </table:table-cell>
              <table:table-cell office:value-type="float" office:value="0.014445">
                <text:p>0.0144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389">
                <text:p>0.000389</text:p>
              </table:table-cell>
              <table:table-cell office:value-type="float" office:value="0.014866">
                <text:p>0.0148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393">
                <text:p>0.000393</text:p>
              </table:table-cell>
              <table:table-cell office:value-type="float" office:value="0.015359">
                <text:p>0.0153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439">
                <text:p>0.000439</text:p>
              </table:table-cell>
              <table:table-cell office:value-type="float" office:value="0.01575">
                <text:p>0.015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41">
                <text:p>0.00041</text:p>
              </table:table-cell>
              <table:table-cell office:value-type="float" office:value="0.016234">
                <text:p>0.0162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412">
                <text:p>0.000412</text:p>
              </table:table-cell>
              <table:table-cell office:value-type="float" office:value="0.016741">
                <text:p>0.0167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431">
                <text:p>0.000431</text:p>
              </table:table-cell>
              <table:table-cell office:value-type="float" office:value="0.017236">
                <text:p>0.0172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423">
                <text:p>0.000423</text:p>
              </table:table-cell>
              <table:table-cell office:value-type="float" office:value="0.017933">
                <text:p>0.0179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428">
                <text:p>0.000428</text:p>
              </table:table-cell>
              <table:table-cell office:value-type="float" office:value="0.018259">
                <text:p>0.0182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434">
                <text:p>0.000434</text:p>
              </table:table-cell>
              <table:table-cell office:value-type="float" office:value="0.018733">
                <text:p>0.0187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44">
                <text:p>0.00044</text:p>
              </table:table-cell>
              <table:table-cell office:value-type="float" office:value="0.01935">
                <text:p>0.019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478">
                <text:p>0.000478</text:p>
              </table:table-cell>
              <table:table-cell office:value-type="float" office:value="0.019818">
                <text:p>0.019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451">
                <text:p>0.000451</text:p>
              </table:table-cell>
              <table:table-cell office:value-type="float" office:value="0.020342">
                <text:p>0.0203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457">
                <text:p>0.000457</text:p>
              </table:table-cell>
              <table:table-cell office:value-type="float" office:value="0.020927">
                <text:p>0.0209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463">
                <text:p>0.000463</text:p>
              </table:table-cell>
              <table:table-cell office:value-type="float" office:value="0.021425">
                <text:p>0.021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468">
                <text:p>0.000468</text:p>
              </table:table-cell>
              <table:table-cell office:value-type="float" office:value="0.021967">
                <text:p>0.0219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474">
                <text:p>0.000474</text:p>
              </table:table-cell>
              <table:table-cell office:value-type="float" office:value="0.022394">
                <text:p>0.0223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481">
                <text:p>0.000481</text:p>
              </table:table-cell>
              <table:table-cell office:value-type="float" office:value="0.023061">
                <text:p>0.0230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525">
                <text:p>0.000525</text:p>
              </table:table-cell>
              <table:table-cell office:value-type="float" office:value="0.023847">
                <text:p>0.0238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495">
                <text:p>0.000495</text:p>
              </table:table-cell>
              <table:table-cell office:value-type="float" office:value="0.024267">
                <text:p>0.0242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501">
                <text:p>0.000501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505">
                <text:p>0.000505</text:p>
              </table:table-cell>
              <table:table-cell office:value-type="float" office:value="0.025338">
                <text:p>0.0253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512">
                <text:p>0.000512</text:p>
              </table:table-cell>
              <table:table-cell office:value-type="float" office:value="0.025905">
                <text:p>0.0259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522">
                <text:p>0.000522</text:p>
              </table:table-cell>
              <table:table-cell office:value-type="float" office:value="0.026501">
                <text:p>0.0265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529">
                <text:p>0.000529</text:p>
              </table:table-cell>
              <table:table-cell office:value-type="float" office:value="0.027128">
                <text:p>0.0271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53">
                <text:p>0.00053</text:p>
              </table:table-cell>
              <table:table-cell office:value-type="float" office:value="0.027883">
                <text:p>0.0278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545">
                <text:p>0.000545</text:p>
              </table:table-cell>
              <table:table-cell office:value-type="float" office:value="0.028625">
                <text:p>0.028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549">
                <text:p>0.000549</text:p>
              </table:table-cell>
              <table:table-cell office:value-type="float" office:value="0.030436">
                <text:p>0.0304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563">
                <text:p>0.000563</text:p>
              </table:table-cell>
              <table:table-cell office:value-type="float" office:value="0.029786">
                <text:p>0.0297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542">
                <text:p>0.000542</text:p>
              </table:table-cell>
              <table:table-cell office:value-type="float" office:value="0.030632">
                <text:p>0.030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548">
                <text:p>0.000548</text:p>
              </table:table-cell>
              <table:table-cell office:value-type="float" office:value="0.031079">
                <text:p>0.0310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583">
                <text:p>0.000583</text:p>
              </table:table-cell>
              <table:table-cell office:value-type="float" office:value="0.032017">
                <text:p>0.0320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558">
                <text:p>0.000558</text:p>
              </table:table-cell>
              <table:table-cell office:value-type="float" office:value="0.032691">
                <text:p>0.0326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566">
                <text:p>0.000566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604">
                <text:p>0.000604</text:p>
              </table:table-cell>
              <table:table-cell office:value-type="float" office:value="0.034375">
                <text:p>0.034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58">
                <text:p>0.00058</text:p>
              </table:table-cell>
              <table:table-cell office:value-type="float" office:value="0.034908">
                <text:p>0.0349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663">
                <text:p>0.000663</text:p>
              </table:table-cell>
              <table:table-cell office:value-type="float" office:value="0.035054">
                <text:p>0.0350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59">
                <text:p>0.00059</text:p>
              </table:table-cell>
              <table:table-cell office:value-type="float" office:value="0.036171">
                <text:p>0.0361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598">
                <text:p>0.000598</text:p>
              </table:table-cell>
              <table:table-cell office:value-type="float" office:value="0.036769">
                <text:p>0.0367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634">
                <text:p>0.000634</text:p>
              </table:table-cell>
              <table:table-cell office:value-type="float" office:value="0.037186">
                <text:p>0.0371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613">
                <text:p>0.000613</text:p>
              </table:table-cell>
              <table:table-cell office:value-type="float" office:value="0.038181">
                <text:p>0.0381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649">
                <text:p>0.000649</text:p>
              </table:table-cell>
              <table:table-cell office:value-type="float" office:value="0.038617">
                <text:p>0.0386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676">
                <text:p>0.000676</text:p>
              </table:table-cell>
              <table:table-cell office:value-type="float" office:value="0.039177">
                <text:p>0.0391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646">
                <text:p>0.000646</text:p>
              </table:table-cell>
              <table:table-cell office:value-type="float" office:value="0.040329">
                <text:p>0.0403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636">
                <text:p>0.000636</text:p>
              </table:table-cell>
              <table:table-cell office:value-type="float" office:value="0.040787">
                <text:p>0.0407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669">
                <text:p>0.000669</text:p>
              </table:table-cell>
              <table:table-cell office:value-type="float" office:value="0.041479">
                <text:p>0.0414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643">
                <text:p>0.000643</text:p>
              </table:table-cell>
              <table:table-cell office:value-type="float" office:value="0.042219">
                <text:p>0.0422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699">
                <text:p>0.000699</text:p>
              </table:table-cell>
              <table:table-cell office:value-type="float" office:value="0.043194">
                <text:p>0.0431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685">
                <text:p>0.000685</text:p>
              </table:table-cell>
              <table:table-cell office:value-type="float" office:value="0.043674">
                <text:p>0.0436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665">
                <text:p>0.000665</text:p>
              </table:table-cell>
              <table:table-cell office:value-type="float" office:value="0.044262">
                <text:p>0.0442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726">
                <text:p>0.000726</text:p>
              </table:table-cell>
              <table:table-cell office:value-type="float" office:value="0.045116">
                <text:p>0.045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681">
                <text:p>0.000681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768">
                <text:p>0.000768</text:p>
              </table:table-cell>
              <table:table-cell office:value-type="float" office:value="0.046969">
                <text:p>0.0469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696">
                <text:p>0.000696</text:p>
              </table:table-cell>
              <table:table-cell office:value-type="float" office:value="0.047377">
                <text:p>0.0473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726">
                <text:p>0.000726</text:p>
              </table:table-cell>
              <table:table-cell office:value-type="float" office:value="0.048521">
                <text:p>0.0485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703">
                <text:p>0.000703</text:p>
              </table:table-cell>
              <table:table-cell office:value-type="float" office:value="0.049431">
                <text:p>0.0494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707">
                <text:p>0.000707</text:p>
              </table:table-cell>
              <table:table-cell office:value-type="float" office:value="0.049935">
                <text:p>0.0499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761">
                <text:p>0.000761</text:p>
              </table:table-cell>
              <table:table-cell office:value-type="float" office:value="0.051789">
                <text:p>0.0517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748">
                <text:p>0.000748</text:p>
              </table:table-cell>
              <table:table-cell office:value-type="float" office:value="0.051569">
                <text:p>0.0515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726">
                <text:p>0.000726</text:p>
              </table:table-cell>
              <table:table-cell office:value-type="float" office:value="0.052213">
                <text:p>0.0522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733">
                <text:p>0.000733</text:p>
              </table:table-cell>
              <table:table-cell office:value-type="float" office:value="0.053593">
                <text:p>0.0535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829">
                <text:p>0.000829</text:p>
              </table:table-cell>
              <table:table-cell office:value-type="float" office:value="0.053824">
                <text:p>0.0538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774">
                <text:p>0.000774</text:p>
              </table:table-cell>
              <table:table-cell office:value-type="float" office:value="0.054526">
                <text:p>0.0545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751">
                <text:p>0.000751</text:p>
              </table:table-cell>
              <table:table-cell office:value-type="float" office:value="0.055336">
                <text:p>0.0553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758">
                <text:p>0.000758</text:p>
              </table:table-cell>
              <table:table-cell office:value-type="float" office:value="0.056423">
                <text:p>0.0564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777">
                <text:p>0.000777</text:p>
              </table:table-cell>
              <table:table-cell office:value-type="float" office:value="0.057124">
                <text:p>0.0571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78">
                <text:p>0.00078</text:p>
              </table:table-cell>
              <table:table-cell office:value-type="float" office:value="0.057885">
                <text:p>0.0578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801">
                <text:p>0.000801</text:p>
              </table:table-cell>
              <table:table-cell office:value-type="float" office:value="0.058926">
                <text:p>0.0589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808">
                <text:p>0.000808</text:p>
              </table:table-cell>
              <table:table-cell office:value-type="float" office:value="0.059671">
                <text:p>0.0596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788">
                <text:p>0.000788</text:p>
              </table:table-cell>
              <table:table-cell office:value-type="float" office:value="0.060568">
                <text:p>0.0605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844">
                <text:p>0.000844</text:p>
              </table:table-cell>
              <table:table-cell office:value-type="float" office:value="0.062001">
                <text:p>0.062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797">
                <text:p>0.000797</text:p>
              </table:table-cell>
              <table:table-cell office:value-type="float" office:value="0.062384">
                <text:p>0.0623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807">
                <text:p>0.000807</text:p>
              </table:table-cell>
              <table:table-cell office:value-type="float" office:value="0.063216">
                <text:p>0.0632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844">
                <text:p>0.000844</text:p>
              </table:table-cell>
              <table:table-cell office:value-type="float" office:value="0.064152">
                <text:p>0.0641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88">
                <text:p>0.00088</text:p>
              </table:table-cell>
              <table:table-cell office:value-type="float" office:value="0.065461">
                <text:p>0.0654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823">
                <text:p>0.000823</text:p>
              </table:table-cell>
              <table:table-cell office:value-type="float" office:value="0.065967">
                <text:p>0.0659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854">
                <text:p>0.000854</text:p>
              </table:table-cell>
              <table:table-cell office:value-type="float" office:value="0.066861">
                <text:p>0.0668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832">
                <text:p>0.000832</text:p>
              </table:table-cell>
              <table:table-cell office:value-type="float" office:value="0.068073">
                <text:p>0.0680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87">
                <text:p>0.00087</text:p>
              </table:table-cell>
              <table:table-cell office:value-type="float" office:value="0.068895">
                <text:p>0.0688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844">
                <text:p>0.000844</text:p>
              </table:table-cell>
              <table:table-cell office:value-type="float" office:value="0.069734">
                <text:p>0.0697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879">
                <text:p>0.000879</text:p>
              </table:table-cell>
              <table:table-cell office:value-type="float" office:value="0.070755">
                <text:p>0.0707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89">
                <text:p>0.00089</text:p>
              </table:table-cell>
              <table:table-cell office:value-type="float" office:value="0.071336">
                <text:p>0.0713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896">
                <text:p>0.000896</text:p>
              </table:table-cell>
              <table:table-cell office:value-type="float" office:value="0.072164">
                <text:p>0.0721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899">
                <text:p>0.000899</text:p>
              </table:table-cell>
              <table:table-cell office:value-type="float" office:value="0.073182">
                <text:p>0.0731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876">
                <text:p>0.000876</text:p>
              </table:table-cell>
              <table:table-cell office:value-type="float" office:value="0.074005">
                <text:p>0.0740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911">
                <text:p>0.000911</text:p>
              </table:table-cell>
              <table:table-cell office:value-type="float" office:value="0.075576">
                <text:p>0.075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947">
                <text:p>0.000947</text:p>
              </table:table-cell>
              <table:table-cell office:value-type="float" office:value="0.076209">
                <text:p>0.0762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916">
                <text:p>0.000916</text:p>
              </table:table-cell>
              <table:table-cell office:value-type="float" office:value="0.077028">
                <text:p>0.0770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925">
                <text:p>0.000925</text:p>
              </table:table-cell>
              <table:table-cell office:value-type="float" office:value="0.078943">
                <text:p>0.0789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932">
                <text:p>0.000932</text:p>
              </table:table-cell>
              <table:table-cell office:value-type="float" office:value="0.07928">
                <text:p>0.079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938">
                <text:p>0.000938</text:p>
              </table:table-cell>
              <table:table-cell office:value-type="float" office:value="0.080444">
                <text:p>0.0804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944">
                <text:p>0.000944</text:p>
              </table:table-cell>
              <table:table-cell office:value-type="float" office:value="0.081184">
                <text:p>0.0811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922">
                <text:p>0.000922</text:p>
              </table:table-cell>
              <table:table-cell office:value-type="float" office:value="0.08191">
                <text:p>0.081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964">
                <text:p>0.000964</text:p>
              </table:table-cell>
              <table:table-cell office:value-type="float" office:value="0.083413">
                <text:p>0.0834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999">
                <text:p>0.000999</text:p>
              </table:table-cell>
              <table:table-cell office:value-type="float" office:value="0.084654">
                <text:p>0.0846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938">
                <text:p>0.000938</text:p>
              </table:table-cell>
              <table:table-cell office:value-type="float" office:value="0.085796">
                <text:p>0.0857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97">
                <text:p>0.00097</text:p>
              </table:table-cell>
              <table:table-cell office:value-type="float" office:value="0.086299">
                <text:p>0.0862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948">
                <text:p>0.000948</text:p>
              </table:table-cell>
              <table:table-cell office:value-type="float" office:value="0.087462">
                <text:p>0.0874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984">
                <text:p>0.000984</text:p>
              </table:table-cell>
              <table:table-cell office:value-type="float" office:value="0.088391">
                <text:p>0.0883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991">
                <text:p>0.000991</text:p>
              </table:table-cell>
              <table:table-cell office:value-type="float" office:value="0.089489">
                <text:p>0.0894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002">
                <text:p>0.001002</text:p>
              </table:table-cell>
              <table:table-cell office:value-type="float" office:value="0.090819">
                <text:p>0.0908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007">
                <text:p>0.001007</text:p>
              </table:table-cell>
              <table:table-cell office:value-type="float" office:value="0.09132">
                <text:p>0.091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014">
                <text:p>0.001014</text:p>
              </table:table-cell>
              <table:table-cell office:value-type="float" office:value="0.092651">
                <text:p>0.0926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022">
                <text:p>0.001022</text:p>
              </table:table-cell>
              <table:table-cell office:value-type="float" office:value="0.093618">
                <text:p>0.0936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997">
                <text:p>0.000997</text:p>
              </table:table-cell>
              <table:table-cell office:value-type="float" office:value="0.094866">
                <text:p>0.0948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031">
                <text:p>0.001031</text:p>
              </table:table-cell>
              <table:table-cell office:value-type="float" office:value="0.095726">
                <text:p>0.0957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01">
                <text:p>0.00101</text:p>
              </table:table-cell>
              <table:table-cell office:value-type="float" office:value="0.097412">
                <text:p>0.0974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052">
                <text:p>0.001052</text:p>
              </table:table-cell>
              <table:table-cell office:value-type="float" office:value="0.098167">
                <text:p>0.0981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1">
                <text:p>0.0011</text:p>
              </table:table-cell>
              <table:table-cell office:value-type="float" office:value="0.100275">
                <text:p>0.1002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09">
                <text:p>0.00109</text:p>
              </table:table-cell>
              <table:table-cell office:value-type="float" office:value="0.100306">
                <text:p>0.1003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082">
                <text:p>0.001082</text:p>
              </table:table-cell>
              <table:table-cell office:value-type="float" office:value="0.101804">
                <text:p>0.1018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072">
                <text:p>0.001072</text:p>
              </table:table-cell>
              <table:table-cell office:value-type="float" office:value="0.102741">
                <text:p>0.1027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079">
                <text:p>0.001079</text:p>
              </table:table-cell>
              <table:table-cell office:value-type="float" office:value="0.104076">
                <text:p>0.1040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095">
                <text:p>0.001095</text:p>
              </table:table-cell>
              <table:table-cell office:value-type="float" office:value="0.105475">
                <text:p>0.1054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079">
                <text:p>0.001079</text:p>
              </table:table-cell>
              <table:table-cell office:value-type="float" office:value="0.106504">
                <text:p>0.1065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096">
                <text:p>0.001096</text:p>
              </table:table-cell>
              <table:table-cell office:value-type="float" office:value="0.107565">
                <text:p>0.1075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105">
                <text:p>0.001105</text:p>
              </table:table-cell>
              <table:table-cell office:value-type="float" office:value="0.109142">
                <text:p>0.1091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079">
                <text:p>0.001079</text:p>
              </table:table-cell>
              <table:table-cell office:value-type="float" office:value="0.109745">
                <text:p>0.109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109">
                <text:p>0.001109</text:p>
              </table:table-cell>
              <table:table-cell office:value-type="float" office:value="0.111234">
                <text:p>0.1112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147">
                <text:p>0.001147</text:p>
              </table:table-cell>
              <table:table-cell office:value-type="float" office:value="0.112474">
                <text:p>0.1124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094">
                <text:p>0.001094</text:p>
              </table:table-cell>
              <table:table-cell office:value-type="float" office:value="0.113365">
                <text:p>0.1133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102">
                <text:p>0.001102</text:p>
              </table:table-cell>
              <table:table-cell office:value-type="float" office:value="0.114679">
                <text:p>0.1146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172">
                <text:p>0.001172</text:p>
              </table:table-cell>
              <table:table-cell office:value-type="float" office:value="0.115858">
                <text:p>0.1158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148">
                <text:p>0.001148</text:p>
              </table:table-cell>
              <table:table-cell office:value-type="float" office:value="0.11733">
                <text:p>0.117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151">
                <text:p>0.001151</text:p>
              </table:table-cell>
              <table:table-cell office:value-type="float" office:value="0.118429">
                <text:p>0.1184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159">
                <text:p>0.001159</text:p>
              </table:table-cell>
              <table:table-cell office:value-type="float" office:value="0.119803">
                <text:p>0.1198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166">
                <text:p>0.001166</text:p>
              </table:table-cell>
              <table:table-cell office:value-type="float" office:value="0.120885">
                <text:p>0.1208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181">
                <text:p>0.001181</text:p>
              </table:table-cell>
              <table:table-cell office:value-type="float" office:value="0.122183">
                <text:p>0.1221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2">
                <text:p>0.0012</text:p>
              </table:table-cell>
              <table:table-cell office:value-type="float" office:value="0.12332">
                <text:p>0.123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169">
                <text:p>0.001169</text:p>
              </table:table-cell>
              <table:table-cell office:value-type="float" office:value="0.124305">
                <text:p>0.1243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174">
                <text:p>0.001174</text:p>
              </table:table-cell>
              <table:table-cell office:value-type="float" office:value="0.12596">
                <text:p>0.125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211">
                <text:p>0.001211</text:p>
              </table:table-cell>
              <table:table-cell office:value-type="float" office:value="0.127301">
                <text:p>0.1273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216">
                <text:p>0.001216</text:p>
              </table:table-cell>
              <table:table-cell office:value-type="float" office:value="0.128446">
                <text:p>0.1284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193">
                <text:p>0.001193</text:p>
              </table:table-cell>
              <table:table-cell office:value-type="float" office:value="0.130177">
                <text:p>0.1301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236">
                <text:p>0.001236</text:p>
              </table:table-cell>
              <table:table-cell office:value-type="float" office:value="0.131529">
                <text:p>0.1315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205">
                <text:p>0.001205</text:p>
              </table:table-cell>
              <table:table-cell office:value-type="float" office:value="0.132121">
                <text:p>0.1321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238">
                <text:p>0.001238</text:p>
              </table:table-cell>
              <table:table-cell office:value-type="float" office:value="0.133652">
                <text:p>0.1336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269">
                <text:p>0.001269</text:p>
              </table:table-cell>
              <table:table-cell office:value-type="float" office:value="0.135123">
                <text:p>0.1351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211">
                <text:p>0.001211</text:p>
              </table:table-cell>
              <table:table-cell office:value-type="float" office:value="0.136208">
                <text:p>0.1362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24">
                <text:p>0.00124</text:p>
              </table:table-cell>
              <table:table-cell office:value-type="float" office:value="0.138002">
                <text:p>0.1380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225">
                <text:p>0.001225</text:p>
              </table:table-cell>
              <table:table-cell office:value-type="float" office:value="0.139353">
                <text:p>0.1393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259">
                <text:p>0.001259</text:p>
              </table:table-cell>
              <table:table-cell office:value-type="float" office:value="0.140121">
                <text:p>0.1401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316">
                <text:p>0.001316</text:p>
              </table:table-cell>
              <table:table-cell office:value-type="float" office:value="0.142225">
                <text:p>0.1422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278">
                <text:p>0.001278</text:p>
              </table:table-cell>
              <table:table-cell office:value-type="float" office:value="0.143289">
                <text:p>0.1432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285">
                <text:p>0.001285</text:p>
              </table:table-cell>
              <table:table-cell office:value-type="float" office:value="0.144718">
                <text:p>0.1447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292">
                <text:p>0.001292</text:p>
              </table:table-cell>
              <table:table-cell office:value-type="float" office:value="0.147338">
                <text:p>0.1473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299">
                <text:p>0.001299</text:p>
              </table:table-cell>
              <table:table-cell office:value-type="float" office:value="0.147536">
                <text:p>0.1475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339">
                <text:p>0.001339</text:p>
              </table:table-cell>
              <table:table-cell office:value-type="float" office:value="0.149703">
                <text:p>0.1497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313">
                <text:p>0.001313</text:p>
              </table:table-cell>
              <table:table-cell office:value-type="float" office:value="0.150285">
                <text:p>0.1502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323">
                <text:p>0.001323</text:p>
              </table:table-cell>
              <table:table-cell office:value-type="float" office:value="0.151347">
                <text:p>0.1513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355">
                <text:p>0.001355</text:p>
              </table:table-cell>
              <table:table-cell office:value-type="float" office:value="0.153162">
                <text:p>0.1531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339">
                <text:p>0.001339</text:p>
              </table:table-cell>
              <table:table-cell office:value-type="float" office:value="0.154217">
                <text:p>0.1542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347">
                <text:p>0.001347</text:p>
              </table:table-cell>
              <table:table-cell office:value-type="float" office:value="0.155786">
                <text:p>0.1557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314">
                <text:p>0.001314</text:p>
              </table:table-cell>
              <table:table-cell office:value-type="float" office:value="0.156855">
                <text:p>0.1568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322">
                <text:p>0.001322</text:p>
              </table:table-cell>
              <table:table-cell office:value-type="float" office:value="0.158734">
                <text:p>0.1587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404">
                <text:p>0.001404</text:p>
              </table:table-cell>
              <table:table-cell office:value-type="float" office:value="0.159961">
                <text:p>0.1599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357">
                <text:p>0.001357</text:p>
              </table:table-cell>
              <table:table-cell office:value-type="float" office:value="0.161686">
                <text:p>0.1616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359">
                <text:p>0.001359</text:p>
              </table:table-cell>
              <table:table-cell office:value-type="float" office:value="0.163118">
                <text:p>0.1631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363">
                <text:p>0.001363</text:p>
              </table:table-cell>
              <table:table-cell office:value-type="float" office:value="0.164543">
                <text:p>0.1645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365">
                <text:p>0.001365</text:p>
              </table:table-cell>
              <table:table-cell office:value-type="float" office:value="0.166025">
                <text:p>0.1660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401">
                <text:p>0.001401</text:p>
              </table:table-cell>
              <table:table-cell office:value-type="float" office:value="0.167444">
                <text:p>0.1674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38">
                <text:p>0.00138</text:p>
              </table:table-cell>
              <table:table-cell office:value-type="float" office:value="0.169112">
                <text:p>0.1691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383">
                <text:p>0.001383</text:p>
              </table:table-cell>
              <table:table-cell office:value-type="float" office:value="0.170577">
                <text:p>0.1705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371">
                <text:p>0.001371</text:p>
              </table:table-cell>
              <table:table-cell office:value-type="float" office:value="0.172149">
                <text:p>0.1721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415">
                <text:p>0.001415</text:p>
              </table:table-cell>
              <table:table-cell office:value-type="float" office:value="0.173777">
                <text:p>0.1737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415">
                <text:p>0.001415</text:p>
              </table:table-cell>
              <table:table-cell office:value-type="float" office:value="0.175182">
                <text:p>0.1751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42">
                <text:p>0.00142</text:p>
              </table:table-cell>
              <table:table-cell office:value-type="float" office:value="0.176707">
                <text:p>0.1767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513">
                <text:p>0.001513</text:p>
              </table:table-cell>
              <table:table-cell office:value-type="float" office:value="0.178964">
                <text:p>0.1789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434">
                <text:p>0.001434</text:p>
              </table:table-cell>
              <table:table-cell office:value-type="float" office:value="0.17971">
                <text:p>0.179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442">
                <text:p>0.001442</text:p>
              </table:table-cell>
              <table:table-cell office:value-type="float" office:value="0.181273">
                <text:p>0.1812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494">
                <text:p>0.001494</text:p>
              </table:table-cell>
              <table:table-cell office:value-type="float" office:value="0.182538">
                <text:p>0.1825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464">
                <text:p>0.001464</text:p>
              </table:table-cell>
              <table:table-cell office:value-type="float" office:value="0.184618">
                <text:p>0.1846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521">
                <text:p>0.001521</text:p>
              </table:table-cell>
              <table:table-cell office:value-type="float" office:value="0.185814">
                <text:p>0.1858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479">
                <text:p>0.001479</text:p>
              </table:table-cell>
              <table:table-cell office:value-type="float" office:value="0.187335">
                <text:p>0.1873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1526">
                <text:p>0.001526</text:p>
              </table:table-cell>
              <table:table-cell office:value-type="float" office:value="0.189171">
                <text:p>0.1891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1481">
                <text:p>0.001481</text:p>
              </table:table-cell>
              <table:table-cell office:value-type="float" office:value="0.190785">
                <text:p>0.1907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1485">
                <text:p>0.001485</text:p>
              </table:table-cell>
              <table:table-cell office:value-type="float" office:value="0.192255">
                <text:p>0.1922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489">
                <text:p>0.001489</text:p>
              </table:table-cell>
              <table:table-cell office:value-type="float" office:value="0.184866">
                <text:p>0.1848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1493">
                <text:p>0.001493</text:p>
              </table:table-cell>
              <table:table-cell office:value-type="float" office:value="0.195483">
                <text:p>0.1954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1524">
                <text:p>0.001524</text:p>
              </table:table-cell>
              <table:table-cell office:value-type="float" office:value="0.19687">
                <text:p>0.196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503">
                <text:p>0.001503</text:p>
              </table:table-cell>
              <table:table-cell office:value-type="float" office:value="0.200339">
                <text:p>0.2003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1542">
                <text:p>0.001542</text:p>
              </table:table-cell>
              <table:table-cell office:value-type="float" office:value="0.200021">
                <text:p>0.2000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152">
                <text:p>0.00152</text:p>
              </table:table-cell>
              <table:table-cell office:value-type="float" office:value="0.201876">
                <text:p>0.2018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1557">
                <text:p>0.001557</text:p>
              </table:table-cell>
              <table:table-cell office:value-type="float" office:value="0.203693">
                <text:p>0.2036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1537">
                <text:p>0.001537</text:p>
              </table:table-cell>
              <table:table-cell office:value-type="float" office:value="0.204453">
                <text:p>0.2044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1541">
                <text:p>0.001541</text:p>
              </table:table-cell>
              <table:table-cell office:value-type="float" office:value="0.206559">
                <text:p>0.2065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549">
                <text:p>0.001549</text:p>
              </table:table-cell>
              <table:table-cell office:value-type="float" office:value="0.208225">
                <text:p>0.208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553">
                <text:p>0.001553</text:p>
              </table:table-cell>
              <table:table-cell office:value-type="float" office:value="0.209645">
                <text:p>0.2096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1567">
                <text:p>0.001567</text:p>
              </table:table-cell>
              <table:table-cell office:value-type="float" office:value="0.211862">
                <text:p>0.2118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1566">
                <text:p>0.001566</text:p>
              </table:table-cell>
              <table:table-cell office:value-type="float" office:value="0.213178">
                <text:p>0.2131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607">
                <text:p>0.001607</text:p>
              </table:table-cell>
              <table:table-cell office:value-type="float" office:value="0.215103">
                <text:p>0.2151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1552">
                <text:p>0.001552</text:p>
              </table:table-cell>
              <table:table-cell office:value-type="float" office:value="0.216187">
                <text:p>0.2161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1646">
                <text:p>0.001646</text:p>
              </table:table-cell>
              <table:table-cell office:value-type="float" office:value="0.217762">
                <text:p>0.2177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1593">
                <text:p>0.001593</text:p>
              </table:table-cell>
              <table:table-cell office:value-type="float" office:value="0.219412">
                <text:p>0.2194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1629">
                <text:p>0.001629</text:p>
              </table:table-cell>
              <table:table-cell office:value-type="float" office:value="0.22129">
                <text:p>0.221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1605">
                <text:p>0.001605</text:p>
              </table:table-cell>
              <table:table-cell office:value-type="float" office:value="0.212092">
                <text:p>0.2120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1644">
                <text:p>0.001644</text:p>
              </table:table-cell>
              <table:table-cell office:value-type="float" office:value="0.225036">
                <text:p>0.2250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1618">
                <text:p>0.001618</text:p>
              </table:table-cell>
              <table:table-cell office:value-type="float" office:value="0.227024">
                <text:p>0.2270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652">
                <text:p>0.001652</text:p>
              </table:table-cell>
              <table:table-cell office:value-type="float" office:value="0.228467">
                <text:p>0.2284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622">
                <text:p>0.001622</text:p>
              </table:table-cell>
              <table:table-cell office:value-type="float" office:value="0.230679">
                <text:p>0.2306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163">
                <text:p>0.00163</text:p>
              </table:table-cell>
              <table:table-cell office:value-type="float" office:value="0.232632">
                <text:p>0.2326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635">
                <text:p>0.001635</text:p>
              </table:table-cell>
              <table:table-cell office:value-type="float" office:value="0.233754">
                <text:p>0.2337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646">
                <text:p>0.001646</text:p>
              </table:table-cell>
              <table:table-cell office:value-type="float" office:value="0.235422">
                <text:p>0.2354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1652">
                <text:p>0.001652</text:p>
              </table:table-cell>
              <table:table-cell office:value-type="float" office:value="0.237324">
                <text:p>0.2373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1659">
                <text:p>0.001659</text:p>
              </table:table-cell>
              <table:table-cell office:value-type="float" office:value="0.241419">
                <text:p>0.2414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1698">
                <text:p>0.001698</text:p>
              </table:table-cell>
              <table:table-cell office:value-type="float" office:value="0.242755">
                <text:p>0.2427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1673">
                <text:p>0.001673</text:p>
              </table:table-cell>
              <table:table-cell office:value-type="float" office:value="0.242394">
                <text:p>0.2423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1713">
                <text:p>0.001713</text:p>
              </table:table-cell>
              <table:table-cell office:value-type="float" office:value="0.244527">
                <text:p>0.2445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686">
                <text:p>0.001686</text:p>
              </table:table-cell>
              <table:table-cell office:value-type="float" office:value="0.243261">
                <text:p>0.2432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724">
                <text:p>0.001724</text:p>
              </table:table-cell>
              <table:table-cell office:value-type="float" office:value="0.248212">
                <text:p>0.2482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1699">
                <text:p>0.001699</text:p>
              </table:table-cell>
              <table:table-cell office:value-type="float" office:value="0.249325">
                <text:p>0.2493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1721">
                <text:p>0.001721</text:p>
              </table:table-cell>
              <table:table-cell office:value-type="float" office:value="0.243078">
                <text:p>0.2430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1692">
                <text:p>0.001692</text:p>
              </table:table-cell>
              <table:table-cell office:value-type="float" office:value="0.25347">
                <text:p>0.253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1757">
                <text:p>0.001757</text:p>
              </table:table-cell>
              <table:table-cell office:value-type="float" office:value="0.255441">
                <text:p>0.2554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73">
                <text:p>0.00173</text:p>
              </table:table-cell>
              <table:table-cell office:value-type="float" office:value="0.256863">
                <text:p>0.2568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1762">
                <text:p>0.001762</text:p>
              </table:table-cell>
              <table:table-cell office:value-type="float" office:value="0.258781">
                <text:p>0.2587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1736">
                <text:p>0.001736</text:p>
              </table:table-cell>
              <table:table-cell office:value-type="float" office:value="0.260602">
                <text:p>0.2606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1724">
                <text:p>0.001724</text:p>
              </table:table-cell>
              <table:table-cell office:value-type="float" office:value="0.262743">
                <text:p>0.2627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1769">
                <text:p>0.001769</text:p>
              </table:table-cell>
              <table:table-cell office:value-type="float" office:value="0.265277">
                <text:p>0.2652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1744">
                <text:p>0.001744</text:p>
              </table:table-cell>
              <table:table-cell office:value-type="float" office:value="0.273348">
                <text:p>0.2733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1749">
                <text:p>0.001749</text:p>
              </table:table-cell>
              <table:table-cell office:value-type="float" office:value="0.277092">
                <text:p>0.2770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176">
                <text:p>0.00176</text:p>
              </table:table-cell>
              <table:table-cell office:value-type="float" office:value="0.274695">
                <text:p>0.2746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793">
                <text:p>0.001793</text:p>
              </table:table-cell>
              <table:table-cell office:value-type="float" office:value="0.278436">
                <text:p>0.2784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775">
                <text:p>0.001775</text:p>
              </table:table-cell>
              <table:table-cell office:value-type="float" office:value="0.274868">
                <text:p>0.2748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785">
                <text:p>0.001785</text:p>
              </table:table-cell>
              <table:table-cell office:value-type="float" office:value="0.280254">
                <text:p>0.2802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1791">
                <text:p>0.001791</text:p>
              </table:table-cell>
              <table:table-cell office:value-type="float" office:value="0.278747">
                <text:p>0.2787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1805">
                <text:p>0.001805</text:p>
              </table:table-cell>
              <table:table-cell office:value-type="float" office:value="0.280407">
                <text:p>0.2804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1806">
                <text:p>0.001806</text:p>
              </table:table-cell>
              <table:table-cell office:value-type="float" office:value="0.282274">
                <text:p>0.2822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1844">
                <text:p>0.001844</text:p>
              </table:table-cell>
              <table:table-cell office:value-type="float" office:value="0.284012">
                <text:p>0.2840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816">
                <text:p>0.001816</text:p>
              </table:table-cell>
              <table:table-cell office:value-type="float" office:value="0.28567">
                <text:p>0.285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185">
                <text:p>0.00185</text:p>
              </table:table-cell>
              <table:table-cell office:value-type="float" office:value="0.287942">
                <text:p>0.2879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1831">
                <text:p>0.001831</text:p>
              </table:table-cell>
              <table:table-cell office:value-type="float" office:value="0.289685">
                <text:p>0.2896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1839">
                <text:p>0.001839</text:p>
              </table:table-cell>
              <table:table-cell office:value-type="float" office:value="0.292211">
                <text:p>0.2922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837">
                <text:p>0.001837</text:p>
              </table:table-cell>
              <table:table-cell office:value-type="float" office:value="0.293722">
                <text:p>0.2937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875">
                <text:p>0.001875</text:p>
              </table:table-cell>
              <table:table-cell office:value-type="float" office:value="0.296221">
                <text:p>0.2962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1849">
                <text:p>0.001849</text:p>
              </table:table-cell>
              <table:table-cell office:value-type="float" office:value="0.298094">
                <text:p>0.2980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848">
                <text:p>0.001848</text:p>
              </table:table-cell>
              <table:table-cell office:value-type="float" office:value="0.299942">
                <text:p>0.2999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1892">
                <text:p>0.001892</text:p>
              </table:table-cell>
              <table:table-cell office:value-type="float" office:value="0.302024">
                <text:p>0.3020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1863">
                <text:p>0.001863</text:p>
              </table:table-cell>
              <table:table-cell office:value-type="float" office:value="0.304343">
                <text:p>0.3043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1903">
                <text:p>0.001903</text:p>
              </table:table-cell>
              <table:table-cell office:value-type="float" office:value="0.306151">
                <text:p>0.3061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187">
                <text:p>0.00187</text:p>
              </table:table-cell>
              <table:table-cell office:value-type="float" office:value="0.309971">
                <text:p>0.3099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1908">
                <text:p>0.001908</text:p>
              </table:table-cell>
              <table:table-cell office:value-type="float" office:value="0.310087">
                <text:p>0.3100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1857">
                <text:p>0.001857</text:p>
              </table:table-cell>
              <table:table-cell office:value-type="float" office:value="0.311682">
                <text:p>0.3116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1925">
                <text:p>0.001925</text:p>
              </table:table-cell>
              <table:table-cell office:value-type="float" office:value="0.3137">
                <text:p>0.31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904">
                <text:p>0.001904</text:p>
              </table:table-cell>
              <table:table-cell office:value-type="float" office:value="0.316687">
                <text:p>0.3166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1956">
                <text:p>0.001956</text:p>
              </table:table-cell>
              <table:table-cell office:value-type="float" office:value="0.318306">
                <text:p>0.3183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1978">
                <text:p>0.001978</text:p>
              </table:table-cell>
              <table:table-cell office:value-type="float" office:value="0.320617">
                <text:p>0.3206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1936">
                <text:p>0.001936</text:p>
              </table:table-cell>
              <table:table-cell office:value-type="float" office:value="0.323267">
                <text:p>0.3232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1963">
                <text:p>0.001963</text:p>
              </table:table-cell>
              <table:table-cell office:value-type="float" office:value="0.323784">
                <text:p>0.3237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1936">
                <text:p>0.001936</text:p>
              </table:table-cell>
              <table:table-cell office:value-type="float" office:value="0.327141">
                <text:p>0.3271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2019">
                <text:p>0.002019</text:p>
              </table:table-cell>
              <table:table-cell office:value-type="float" office:value="0.328376">
                <text:p>0.3283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1948">
                <text:p>0.001948</text:p>
              </table:table-cell>
              <table:table-cell office:value-type="float" office:value="0.330131">
                <text:p>0.3301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987">
                <text:p>0.001987</text:p>
              </table:table-cell>
              <table:table-cell office:value-type="float" office:value="0.332518">
                <text:p>0.3325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2043">
                <text:p>0.002043</text:p>
              </table:table-cell>
              <table:table-cell office:value-type="float" office:value="0.334412">
                <text:p>0.3344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197">
                <text:p>0.00197</text:p>
              </table:table-cell>
              <table:table-cell office:value-type="float" office:value="0.336253">
                <text:p>0.3362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009">
                <text:p>0.002009</text:p>
              </table:table-cell>
              <table:table-cell office:value-type="float" office:value="0.339111">
                <text:p>0.3391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977">
                <text:p>0.001977</text:p>
              </table:table-cell>
              <table:table-cell office:value-type="float" office:value="0.342859">
                <text:p>0.3428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044">
                <text:p>0.002044</text:p>
              </table:table-cell>
              <table:table-cell office:value-type="float" office:value="0.342699">
                <text:p>0.3426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05">
                <text:p>0.00205</text:p>
              </table:table-cell>
              <table:table-cell office:value-type="float" office:value="0.34521">
                <text:p>0.345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1986">
                <text:p>0.001986</text:p>
              </table:table-cell>
              <table:table-cell office:value-type="float" office:value="0.34701">
                <text:p>0.347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2041">
                <text:p>0.002041</text:p>
              </table:table-cell>
              <table:table-cell office:value-type="float" office:value="0.348699">
                <text:p>0.3486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028">
                <text:p>0.002028</text:p>
              </table:table-cell>
              <table:table-cell office:value-type="float" office:value="0.351002">
                <text:p>0.3510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052">
                <text:p>0.002052</text:p>
              </table:table-cell>
              <table:table-cell office:value-type="float" office:value="0.353361">
                <text:p>0.3533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042">
                <text:p>0.002042</text:p>
              </table:table-cell>
              <table:table-cell office:value-type="float" office:value="0.354968">
                <text:p>0.3549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049">
                <text:p>0.002049</text:p>
              </table:table-cell>
              <table:table-cell office:value-type="float" office:value="0.357116">
                <text:p>0.3571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031">
                <text:p>0.002031</text:p>
              </table:table-cell>
              <table:table-cell office:value-type="float" office:value="0.359271">
                <text:p>0.3592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037">
                <text:p>0.002037</text:p>
              </table:table-cell>
              <table:table-cell office:value-type="float" office:value="0.361495">
                <text:p>0.3614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2106">
                <text:p>0.002106</text:p>
              </table:table-cell>
              <table:table-cell office:value-type="float" office:value="0.364255">
                <text:p>0.3642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083">
                <text:p>0.002083</text:p>
              </table:table-cell>
              <table:table-cell office:value-type="float" office:value="0.36765">
                <text:p>0.367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104">
                <text:p>0.002104</text:p>
              </table:table-cell>
              <table:table-cell office:value-type="float" office:value="0.368203">
                <text:p>0.3682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143">
                <text:p>0.002143</text:p>
              </table:table-cell>
              <table:table-cell office:value-type="float" office:value="0.370711">
                <text:p>0.3707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072">
                <text:p>0.002072</text:p>
              </table:table-cell>
              <table:table-cell office:value-type="float" office:value="0.373078">
                <text:p>0.3730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178">
                <text:p>0.002178</text:p>
              </table:table-cell>
              <table:table-cell office:value-type="float" office:value="0.375077">
                <text:p>0.3750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136">
                <text:p>0.002136</text:p>
              </table:table-cell>
              <table:table-cell office:value-type="float" office:value="0.377774">
                <text:p>0.3777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149">
                <text:p>0.002149</text:p>
              </table:table-cell>
              <table:table-cell office:value-type="float" office:value="0.379448">
                <text:p>0.3794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132">
                <text:p>0.002132</text:p>
              </table:table-cell>
              <table:table-cell office:value-type="float" office:value="0.382304">
                <text:p>0.3823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106">
                <text:p>0.002106</text:p>
              </table:table-cell>
              <table:table-cell office:value-type="float" office:value="0.384122">
                <text:p>0.3841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116">
                <text:p>0.002116</text:p>
              </table:table-cell>
              <table:table-cell office:value-type="float" office:value="0.386155">
                <text:p>0.3861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15">
                <text:p>0.00215</text:p>
              </table:table-cell>
              <table:table-cell office:value-type="float" office:value="0.389438">
                <text:p>0.3894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137">
                <text:p>0.002137</text:p>
              </table:table-cell>
              <table:table-cell office:value-type="float" office:value="0.391684">
                <text:p>0.3916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19">
                <text:p>0.00219</text:p>
              </table:table-cell>
              <table:table-cell office:value-type="float" office:value="0.393961">
                <text:p>0.39396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227">
                <text:p>0.002227</text:p>
              </table:table-cell>
              <table:table-cell office:value-type="float" office:value="0.394484">
                <text:p>0.3944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145">
                <text:p>0.002145</text:p>
              </table:table-cell>
              <table:table-cell office:value-type="float" office:value="0.395878">
                <text:p>0.3958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187">
                <text:p>0.002187</text:p>
              </table:table-cell>
              <table:table-cell office:value-type="float" office:value="0.401761">
                <text:p>0.4017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211">
                <text:p>0.002211</text:p>
              </table:table-cell>
              <table:table-cell office:value-type="float" office:value="0.40403">
                <text:p>0.404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17">
                <text:p>0.00217</text:p>
              </table:table-cell>
              <table:table-cell office:value-type="float" office:value="0.406671">
                <text:p>0.4066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238">
                <text:p>0.002238</text:p>
              </table:table-cell>
              <table:table-cell office:value-type="float" office:value="0.407889">
                <text:p>0.4078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186">
                <text:p>0.002186</text:p>
              </table:table-cell>
              <table:table-cell office:value-type="float" office:value="0.410121">
                <text:p>0.4101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219">
                <text:p>0.002219</text:p>
              </table:table-cell>
              <table:table-cell office:value-type="float" office:value="0.412532">
                <text:p>0.4125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233">
                <text:p>0.002233</text:p>
              </table:table-cell>
              <table:table-cell office:value-type="float" office:value="0.414904">
                <text:p>0.4149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234">
                <text:p>0.002234</text:p>
              </table:table-cell>
              <table:table-cell office:value-type="float" office:value="0.417095">
                <text:p>0.4170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212">
                <text:p>0.002212</text:p>
              </table:table-cell>
              <table:table-cell office:value-type="float" office:value="0.419944">
                <text:p>0.4199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284">
                <text:p>0.002284</text:p>
              </table:table-cell>
              <table:table-cell office:value-type="float" office:value="0.422142">
                <text:p>0.4221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2238">
                <text:p>0.002238</text:p>
              </table:table-cell>
              <table:table-cell office:value-type="float" office:value="0.424759">
                <text:p>0.4247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2274">
                <text:p>0.002274</text:p>
              </table:table-cell>
              <table:table-cell office:value-type="float" office:value="0.428012">
                <text:p>0.4280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2247">
                <text:p>0.002247</text:p>
              </table:table-cell>
              <table:table-cell office:value-type="float" office:value="0.434832">
                <text:p>0.4348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2245">
                <text:p>0.002245</text:p>
              </table:table-cell>
              <table:table-cell office:value-type="float" office:value="0.432991">
                <text:p>0.4329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2299">
                <text:p>0.002299</text:p>
              </table:table-cell>
              <table:table-cell office:value-type="float" office:value="0.437578">
                <text:p>0.4375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229">
                <text:p>0.00229</text:p>
              </table:table-cell>
              <table:table-cell office:value-type="float" office:value="0.438013">
                <text:p>0.4380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2261">
                <text:p>0.002261</text:p>
              </table:table-cell>
              <table:table-cell office:value-type="float" office:value="0.43918">
                <text:p>0.439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23">
                <text:p>0.0023</text:p>
              </table:table-cell>
              <table:table-cell office:value-type="float" office:value="0.441989">
                <text:p>0.4419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2329">
                <text:p>0.002329</text:p>
              </table:table-cell>
              <table:table-cell office:value-type="float" office:value="0.443908">
                <text:p>0.4439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2295">
                <text:p>0.002295</text:p>
              </table:table-cell>
              <table:table-cell office:value-type="float" office:value="0.44606">
                <text:p>0.446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2309">
                <text:p>0.002309</text:p>
              </table:table-cell>
              <table:table-cell office:value-type="float" office:value="0.449323">
                <text:p>0.4493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2319">
                <text:p>0.002319</text:p>
              </table:table-cell>
              <table:table-cell office:value-type="float" office:value="0.451759">
                <text:p>0.4517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2325">
                <text:p>0.002325</text:p>
              </table:table-cell>
              <table:table-cell office:value-type="float" office:value="0.455366">
                <text:p>0.45536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2337">
                <text:p>0.002337</text:p>
              </table:table-cell>
              <table:table-cell office:value-type="float" office:value="0.457056">
                <text:p>0.4570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2348">
                <text:p>0.002348</text:p>
              </table:table-cell>
              <table:table-cell office:value-type="float" office:value="0.459065">
                <text:p>0.45906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2325">
                <text:p>0.002325</text:p>
              </table:table-cell>
              <table:table-cell office:value-type="float" office:value="0.462067">
                <text:p>0.4620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2334">
                <text:p>0.002334</text:p>
              </table:table-cell>
              <table:table-cell office:value-type="float" office:value="0.464902">
                <text:p>0.4649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2374">
                <text:p>0.002374</text:p>
              </table:table-cell>
              <table:table-cell office:value-type="float" office:value="0.468902">
                <text:p>0.4689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2353">
                <text:p>0.002353</text:p>
              </table:table-cell>
              <table:table-cell office:value-type="float" office:value="0.469794">
                <text:p>0.4697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2386">
                <text:p>0.002386</text:p>
              </table:table-cell>
              <table:table-cell office:value-type="float" office:value="0.473057">
                <text:p>0.4730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2398">
                <text:p>0.002398</text:p>
              </table:table-cell>
              <table:table-cell office:value-type="float" office:value="0.474906">
                <text:p>0.4749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2406">
                <text:p>0.002406</text:p>
              </table:table-cell>
              <table:table-cell office:value-type="float" office:value="0.476579">
                <text:p>0.4765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2377">
                <text:p>0.002377</text:p>
              </table:table-cell>
              <table:table-cell office:value-type="float" office:value="0.480757">
                <text:p>0.4807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2415">
                <text:p>0.002415</text:p>
              </table:table-cell>
              <table:table-cell office:value-type="float" office:value="0.48314">
                <text:p>0.483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2429">
                <text:p>0.002429</text:p>
              </table:table-cell>
              <table:table-cell office:value-type="float" office:value="0.487051">
                <text:p>0.4870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2436">
                <text:p>0.002436</text:p>
              </table:table-cell>
              <table:table-cell office:value-type="float" office:value="0.487557">
                <text:p>0.4875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2445">
                <text:p>0.002445</text:p>
              </table:table-cell>
              <table:table-cell office:value-type="float" office:value="0.491067">
                <text:p>0.4910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2422">
                <text:p>0.002422</text:p>
              </table:table-cell>
              <table:table-cell office:value-type="float" office:value="0.492734">
                <text:p>0.4927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2484">
                <text:p>0.002484</text:p>
              </table:table-cell>
              <table:table-cell office:value-type="float" office:value="0.496323">
                <text:p>0.4963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2421">
                <text:p>0.002421</text:p>
              </table:table-cell>
              <table:table-cell office:value-type="float" office:value="0.497362">
                <text:p>0.4973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2458">
                <text:p>0.002458</text:p>
              </table:table-cell>
              <table:table-cell office:value-type="float" office:value="0.500161">
                <text:p>0.5001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2472">
                <text:p>0.002472</text:p>
              </table:table-cell>
              <table:table-cell office:value-type="float" office:value="0.503084">
                <text:p>0.5030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2449">
                <text:p>0.002449</text:p>
              </table:table-cell>
              <table:table-cell office:value-type="float" office:value="0.505767">
                <text:p>0.5057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2485">
                <text:p>0.002485</text:p>
              </table:table-cell>
              <table:table-cell office:value-type="float" office:value="0.50825">
                <text:p>0.508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2492">
                <text:p>0.002492</text:p>
              </table:table-cell>
              <table:table-cell office:value-type="float" office:value="0.511849">
                <text:p>0.5118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253">
                <text:p>0.00253</text:p>
              </table:table-cell>
              <table:table-cell office:value-type="float" office:value="0.513392">
                <text:p>0.5133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2506">
                <text:p>0.002506</text:p>
              </table:table-cell>
              <table:table-cell office:value-type="float" office:value="0.516622">
                <text:p>0.5166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2513">
                <text:p>0.002513</text:p>
              </table:table-cell>
              <table:table-cell office:value-type="float" office:value="0.517915">
                <text:p>0.5179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2523">
                <text:p>0.002523</text:p>
              </table:table-cell>
              <table:table-cell office:value-type="float" office:value="0.521894">
                <text:p>0.5218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2494">
                <text:p>0.002494</text:p>
              </table:table-cell>
              <table:table-cell office:value-type="float" office:value="0.5235">
                <text:p>0.52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2529">
                <text:p>0.002529</text:p>
              </table:table-cell>
              <table:table-cell office:value-type="float" office:value="0.527195">
                <text:p>0.5271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2547">
                <text:p>0.002547</text:p>
              </table:table-cell>
              <table:table-cell office:value-type="float" office:value="0.530276">
                <text:p>0.5302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2579">
                <text:p>0.002579</text:p>
              </table:table-cell>
              <table:table-cell office:value-type="float" office:value="0.533983">
                <text:p>0.5339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2525">
                <text:p>0.002525</text:p>
              </table:table-cell>
              <table:table-cell office:value-type="float" office:value="0.535399">
                <text:p>0.5353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2542">
                <text:p>0.002542</text:p>
              </table:table-cell>
              <table:table-cell office:value-type="float" office:value="0.541352">
                <text:p>0.5413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2797">
                <text:p>0.002797</text:p>
              </table:table-cell>
              <table:table-cell office:value-type="float" office:value="0.541281">
                <text:p>0.5412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2622">
                <text:p>0.002622</text:p>
              </table:table-cell>
              <table:table-cell office:value-type="float" office:value="0.543958">
                <text:p>0.5439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265">
                <text:p>0.00265</text:p>
              </table:table-cell>
              <table:table-cell office:value-type="float" office:value="0.545268">
                <text:p>0.5452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2597">
                <text:p>0.002597</text:p>
              </table:table-cell>
              <table:table-cell office:value-type="float" office:value="0.548269">
                <text:p>0.5482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2588">
                <text:p>0.002588</text:p>
              </table:table-cell>
              <table:table-cell office:value-type="float" office:value="0.551652">
                <text:p>0.5516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2615">
                <text:p>0.002615</text:p>
              </table:table-cell>
              <table:table-cell office:value-type="float" office:value="0.554444">
                <text:p>0.5544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265">
                <text:p>0.00265</text:p>
              </table:table-cell>
              <table:table-cell office:value-type="float" office:value="0.557797">
                <text:p>0.5577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2587">
                <text:p>0.002587</text:p>
              </table:table-cell>
              <table:table-cell office:value-type="float" office:value="0.560665">
                <text:p>0.5606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2599">
                <text:p>0.002599</text:p>
              </table:table-cell>
              <table:table-cell office:value-type="float" office:value="0.563127">
                <text:p>0.5631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2663">
                <text:p>0.002663</text:p>
              </table:table-cell>
              <table:table-cell office:value-type="float" office:value="0.564513">
                <text:p>0.5645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2636">
                <text:p>0.002636</text:p>
              </table:table-cell>
              <table:table-cell office:value-type="float" office:value="0.567536">
                <text:p>0.5675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259">
                <text:p>0.00259</text:p>
              </table:table-cell>
              <table:table-cell office:value-type="float" office:value="0.570499">
                <text:p>0.5704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2649">
                <text:p>0.002649</text:p>
              </table:table-cell>
              <table:table-cell office:value-type="float" office:value="0.573269">
                <text:p>0.5732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2686">
                <text:p>0.002686</text:p>
              </table:table-cell>
              <table:table-cell office:value-type="float" office:value="0.576581">
                <text:p>0.5765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2677">
                <text:p>0.002677</text:p>
              </table:table-cell>
              <table:table-cell office:value-type="float" office:value="0.578909">
                <text:p>0.5789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262">
                <text:p>0.00262</text:p>
              </table:table-cell>
              <table:table-cell office:value-type="float" office:value="0.581501">
                <text:p>0.5815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2632">
                <text:p>0.002632</text:p>
              </table:table-cell>
              <table:table-cell office:value-type="float" office:value="0.584704">
                <text:p>0.5847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2711">
                <text:p>0.002711</text:p>
              </table:table-cell>
              <table:table-cell office:value-type="float" office:value="0.588764">
                <text:p>0.5887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2727">
                <text:p>0.002727</text:p>
              </table:table-cell>
              <table:table-cell office:value-type="float" office:value="0.590588">
                <text:p>0.5905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2698">
                <text:p>0.002698</text:p>
              </table:table-cell>
              <table:table-cell office:value-type="float" office:value="0.578449">
                <text:p>0.5784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2691">
                <text:p>0.002691</text:p>
              </table:table-cell>
              <table:table-cell office:value-type="float" office:value="0.596183">
                <text:p>0.5961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2732">
                <text:p>0.002732</text:p>
              </table:table-cell>
              <table:table-cell office:value-type="float" office:value="0.599435">
                <text:p>0.5994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2759">
                <text:p>0.002759</text:p>
              </table:table-cell>
              <table:table-cell office:value-type="float" office:value="0.602085">
                <text:p>0.6020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2765">
                <text:p>0.002765</text:p>
              </table:table-cell>
              <table:table-cell office:value-type="float" office:value="0.606058">
                <text:p>0.6060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2749">
                <text:p>0.002749</text:p>
              </table:table-cell>
              <table:table-cell office:value-type="float" office:value="0.608201">
                <text:p>0.6082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2694">
                <text:p>0.002694</text:p>
              </table:table-cell>
              <table:table-cell office:value-type="float" office:value="0.614271">
                <text:p>0.6142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2726">
                <text:p>0.002726</text:p>
              </table:table-cell>
              <table:table-cell office:value-type="float" office:value="0.614814">
                <text:p>0.6148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2762">
                <text:p>0.002762</text:p>
              </table:table-cell>
              <table:table-cell office:value-type="float" office:value="0.62326">
                <text:p>0.623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2774">
                <text:p>0.002774</text:p>
              </table:table-cell>
              <table:table-cell office:value-type="float" office:value="0.62024">
                <text:p>0.620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2739">
                <text:p>0.002739</text:p>
              </table:table-cell>
              <table:table-cell office:value-type="float" office:value="0.622488">
                <text:p>0.6224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2725">
                <text:p>0.002725</text:p>
              </table:table-cell>
              <table:table-cell office:value-type="float" office:value="0.624664">
                <text:p>0.6246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2766">
                <text:p>0.002766</text:p>
              </table:table-cell>
              <table:table-cell office:value-type="float" office:value="0.62809">
                <text:p>0.628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2799">
                <text:p>0.002799</text:p>
              </table:table-cell>
              <table:table-cell office:value-type="float" office:value="0.631755">
                <text:p>0.6317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2804">
                <text:p>0.002804</text:p>
              </table:table-cell>
              <table:table-cell office:value-type="float" office:value="0.635231">
                <text:p>0.6352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2786">
                <text:p>0.002786</text:p>
              </table:table-cell>
              <table:table-cell office:value-type="float" office:value="0.639828">
                <text:p>0.6398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2758">
                <text:p>0.002758</text:p>
              </table:table-cell>
              <table:table-cell office:value-type="float" office:value="0.641301">
                <text:p>0.6413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2796">
                <text:p>0.002796</text:p>
              </table:table-cell>
              <table:table-cell office:value-type="float" office:value="0.645347">
                <text:p>0.6453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2832">
                <text:p>0.002832</text:p>
              </table:table-cell>
              <table:table-cell office:value-type="float" office:value="0.651741">
                <text:p>0.6517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2837">
                <text:p>0.002837</text:p>
              </table:table-cell>
              <table:table-cell office:value-type="float" office:value="0.649723">
                <text:p>0.6497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2817">
                <text:p>0.002817</text:p>
              </table:table-cell>
              <table:table-cell office:value-type="float" office:value="0.652688">
                <text:p>0.6526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2794">
                <text:p>0.002794</text:p>
              </table:table-cell>
              <table:table-cell office:value-type="float" office:value="0.655628">
                <text:p>0.6556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2812">
                <text:p>0.002812</text:p>
              </table:table-cell>
              <table:table-cell office:value-type="float" office:value="0.657113">
                <text:p>0.6571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2817">
                <text:p>0.002817</text:p>
              </table:table-cell>
              <table:table-cell office:value-type="float" office:value="0.662087">
                <text:p>0.6620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2846">
                <text:p>0.002846</text:p>
              </table:table-cell>
              <table:table-cell office:value-type="float" office:value="0.663641">
                <text:p>0.6636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2861">
                <text:p>0.002861</text:p>
              </table:table-cell>
              <table:table-cell office:value-type="float" office:value="0.669952">
                <text:p>0.6699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2852">
                <text:p>0.002852</text:p>
              </table:table-cell>
              <table:table-cell office:value-type="float" office:value="0.686684">
                <text:p>0.6866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2823">
                <text:p>0.002823</text:p>
              </table:table-cell>
              <table:table-cell office:value-type="float" office:value="0.695395">
                <text:p>0.6953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2834">
                <text:p>0.002834</text:p>
              </table:table-cell>
              <table:table-cell office:value-type="float" office:value="0.697255">
                <text:p>0.6972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2874">
                <text:p>0.002874</text:p>
              </table:table-cell>
              <table:table-cell office:value-type="float" office:value="0.690898">
                <text:p>0.6908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2826">
                <text:p>0.002826</text:p>
              </table:table-cell>
              <table:table-cell office:value-type="float" office:value="0.696018">
                <text:p>0.6960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2861">
                <text:p>0.002861</text:p>
              </table:table-cell>
              <table:table-cell office:value-type="float" office:value="0.703817">
                <text:p>0.7038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2875">
                <text:p>0.002875</text:p>
              </table:table-cell>
              <table:table-cell office:value-type="float" office:value="0.698024">
                <text:p>0.6980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2882">
                <text:p>0.002882</text:p>
              </table:table-cell>
              <table:table-cell office:value-type="float" office:value="0.714893">
                <text:p>0.7148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2857">
                <text:p>0.002857</text:p>
              </table:table-cell>
              <table:table-cell office:value-type="float" office:value="0.719974">
                <text:p>0.7199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2899">
                <text:p>0.002899</text:p>
              </table:table-cell>
              <table:table-cell office:value-type="float" office:value="0.711284">
                <text:p>0.7112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2906">
                <text:p>0.002906</text:p>
              </table:table-cell>
              <table:table-cell office:value-type="float" office:value="0.705253">
                <text:p>0.7052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2939">
                <text:p>0.002939</text:p>
              </table:table-cell>
              <table:table-cell office:value-type="float" office:value="0.707747">
                <text:p>0.7077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2924">
                <text:p>0.002924</text:p>
              </table:table-cell>
              <table:table-cell office:value-type="float" office:value="0.712885">
                <text:p>0.7128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2898">
                <text:p>0.002898</text:p>
              </table:table-cell>
              <table:table-cell office:value-type="float" office:value="0.709355">
                <text:p>0.7093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2933">
                <text:p>0.002933</text:p>
              </table:table-cell>
              <table:table-cell office:value-type="float" office:value="0.710088">
                <text:p>0.7100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2939">
                <text:p>0.002939</text:p>
              </table:table-cell>
              <table:table-cell office:value-type="float" office:value="0.718744">
                <text:p>0.7187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2977">
                <text:p>0.002977</text:p>
              </table:table-cell>
              <table:table-cell office:value-type="float" office:value="0.72102">
                <text:p>0.721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2958">
                <text:p>0.002958</text:p>
              </table:table-cell>
              <table:table-cell office:value-type="float" office:value="0.721706">
                <text:p>0.7217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2996">
                <text:p>0.002996</text:p>
              </table:table-cell>
              <table:table-cell office:value-type="float" office:value="0.729135">
                <text:p>0.7291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3004">
                <text:p>0.003004</text:p>
              </table:table-cell>
              <table:table-cell office:value-type="float" office:value="0.745117">
                <text:p>0.7451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2982">
                <text:p>0.002982</text:p>
              </table:table-cell>
              <table:table-cell office:value-type="float" office:value="0.74852">
                <text:p>0.748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299">
                <text:p>0.00299</text:p>
              </table:table-cell>
              <table:table-cell office:value-type="float" office:value="0.763414">
                <text:p>0.7634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307">
                <text:p>0.00307</text:p>
              </table:table-cell>
              <table:table-cell office:value-type="float" office:value="0.752068">
                <text:p>0.7520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3045">
                <text:p>0.003045</text:p>
              </table:table-cell>
              <table:table-cell office:value-type="float" office:value="0.7702">
                <text:p>0.77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3096">
                <text:p>0.003096</text:p>
              </table:table-cell>
              <table:table-cell office:value-type="float" office:value="0.774957">
                <text:p>0.7749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3098">
                <text:p>0.003098</text:p>
              </table:table-cell>
              <table:table-cell office:value-type="float" office:value="0.746191">
                <text:p>0.7461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3044">
                <text:p>0.003044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3075">
                <text:p>0.003075</text:p>
              </table:table-cell>
              <table:table-cell office:value-type="float" office:value="0.749845">
                <text:p>0.7498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3077">
                <text:p>0.003077</text:p>
              </table:table-cell>
              <table:table-cell office:value-type="float" office:value="0.755204">
                <text:p>0.7552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3056">
                <text:p>0.003056</text:p>
              </table:table-cell>
              <table:table-cell office:value-type="float" office:value="0.758866">
                <text:p>0.7588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3051">
                <text:p>0.003051</text:p>
              </table:table-cell>
              <table:table-cell office:value-type="float" office:value="0.763801">
                <text:p>0.7638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3028">
                <text:p>0.003028</text:p>
              </table:table-cell>
              <table:table-cell office:value-type="float" office:value="0.767478">
                <text:p>0.76747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3083">
                <text:p>0.003083</text:p>
              </table:table-cell>
              <table:table-cell office:value-type="float" office:value="0.768398">
                <text:p>0.7683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3115">
                <text:p>0.003115</text:p>
              </table:table-cell>
              <table:table-cell office:value-type="float" office:value="0.771884">
                <text:p>0.7718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3103">
                <text:p>0.003103</text:p>
              </table:table-cell>
              <table:table-cell office:value-type="float" office:value="0.775661">
                <text:p>0.7756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3133">
                <text:p>0.003133</text:p>
              </table:table-cell>
              <table:table-cell office:value-type="float" office:value="0.778809">
                <text:p>0.7788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3085">
                <text:p>0.003085</text:p>
              </table:table-cell>
              <table:table-cell office:value-type="float" office:value="0.782111">
                <text:p>0.7821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3142">
                <text:p>0.003142</text:p>
              </table:table-cell>
              <table:table-cell office:value-type="float" office:value="0.782823">
                <text:p>0.7828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3114">
                <text:p>0.003114</text:p>
              </table:table-cell>
              <table:table-cell office:value-type="float" office:value="0.789606">
                <text:p>0.7896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3094">
                <text:p>0.003094</text:p>
              </table:table-cell>
              <table:table-cell office:value-type="float" office:value="0.792017">
                <text:p>0.7920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3091">
                <text:p>0.003091</text:p>
              </table:table-cell>
              <table:table-cell office:value-type="float" office:value="0.795538">
                <text:p>0.7955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3093">
                <text:p>0.003093</text:p>
              </table:table-cell>
              <table:table-cell office:value-type="float" office:value="0.798407">
                <text:p>0.7984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3135">
                <text:p>0.003135</text:p>
              </table:table-cell>
              <table:table-cell office:value-type="float" office:value="0.810437">
                <text:p>0.8104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3145">
                <text:p>0.003145</text:p>
              </table:table-cell>
              <table:table-cell office:value-type="float" office:value="0.810883">
                <text:p>0.81088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3123">
                <text:p>0.003123</text:p>
              </table:table-cell>
              <table:table-cell office:value-type="float" office:value="0.822391">
                <text:p>0.8223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3191">
                <text:p>0.003191</text:p>
              </table:table-cell>
              <table:table-cell office:value-type="float" office:value="0.827391">
                <text:p>0.8273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323">
                <text:p>0.00323</text:p>
              </table:table-cell>
              <table:table-cell office:value-type="float" office:value="0.836088">
                <text:p>0.8360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3159">
                <text:p>0.003159</text:p>
              </table:table-cell>
              <table:table-cell office:value-type="float" office:value="0.83837">
                <text:p>0.838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3188">
                <text:p>0.003188</text:p>
              </table:table-cell>
              <table:table-cell office:value-type="float" office:value="0.834691">
                <text:p>0.8346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3195">
                <text:p>0.003195</text:p>
              </table:table-cell>
              <table:table-cell office:value-type="float" office:value="0.859362">
                <text:p>0.8593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3215">
                <text:p>0.003215</text:p>
              </table:table-cell>
              <table:table-cell office:value-type="float" office:value="0.854831">
                <text:p>0.8548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3213">
                <text:p>0.003213</text:p>
              </table:table-cell>
              <table:table-cell office:value-type="float" office:value="0.841917">
                <text:p>0.84191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318">
                <text:p>0.00318</text:p>
              </table:table-cell>
              <table:table-cell office:value-type="float" office:value="0.838009">
                <text:p>0.8380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3189">
                <text:p>0.003189</text:p>
              </table:table-cell>
              <table:table-cell office:value-type="float" office:value="0.846052">
                <text:p>0.84605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3195">
                <text:p>0.003195</text:p>
              </table:table-cell>
              <table:table-cell office:value-type="float" office:value="0.844131">
                <text:p>0.8441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3252">
                <text:p>0.003252</text:p>
              </table:table-cell>
              <table:table-cell office:value-type="float" office:value="0.845819">
                <text:p>0.8458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323">
                <text:p>0.00323</text:p>
              </table:table-cell>
              <table:table-cell office:value-type="float" office:value="0.852027">
                <text:p>0.8520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3267">
                <text:p>0.003267</text:p>
              </table:table-cell>
              <table:table-cell office:value-type="float" office:value="0.855431">
                <text:p>0.8554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326">
                <text:p>0.00326</text:p>
              </table:table-cell>
              <table:table-cell office:value-type="float" office:value="0.859425">
                <text:p>0.8594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3283">
                <text:p>0.003283</text:p>
              </table:table-cell>
              <table:table-cell office:value-type="float" office:value="0.862304">
                <text:p>0.8623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3255">
                <text:p>0.003255</text:p>
              </table:table-cell>
              <table:table-cell office:value-type="float" office:value="0.866166">
                <text:p>0.8661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3265">
                <text:p>0.003265</text:p>
              </table:table-cell>
              <table:table-cell office:value-type="float" office:value="0.866463">
                <text:p>0.8664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3306">
                <text:p>0.003306</text:p>
              </table:table-cell>
              <table:table-cell office:value-type="float" office:value="0.87275">
                <text:p>0.872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3321">
                <text:p>0.003321</text:p>
              </table:table-cell>
              <table:table-cell office:value-type="float" office:value="0.876626">
                <text:p>0.8766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3297">
                <text:p>0.003297</text:p>
              </table:table-cell>
              <table:table-cell office:value-type="float" office:value="0.881611">
                <text:p>0.8816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33">
                <text:p>0.0033</text:p>
              </table:table-cell>
              <table:table-cell office:value-type="float" office:value="0.883116">
                <text:p>0.8831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331">
                <text:p>0.00331</text:p>
              </table:table-cell>
              <table:table-cell office:value-type="float" office:value="0.884163">
                <text:p>0.8841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3315">
                <text:p>0.003315</text:p>
              </table:table-cell>
              <table:table-cell office:value-type="float" office:value="0.888637">
                <text:p>0.8886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3294">
                <text:p>0.003294</text:p>
              </table:table-cell>
              <table:table-cell office:value-type="float" office:value="0.896732">
                <text:p>0.8967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3327">
                <text:p>0.003327</text:p>
              </table:table-cell>
              <table:table-cell office:value-type="float" office:value="0.89839">
                <text:p>0.898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3345">
                <text:p>0.003345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3308">
                <text:p>0.003308</text:p>
              </table:table-cell>
              <table:table-cell office:value-type="float" office:value="0.906583">
                <text:p>0.9065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3316">
                <text:p>0.003316</text:p>
              </table:table-cell>
              <table:table-cell office:value-type="float" office:value="0.909052">
                <text:p>0.9090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3324">
                <text:p>0.003324</text:p>
              </table:table-cell>
              <table:table-cell office:value-type="float" office:value="0.913562">
                <text:p>0.9135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3335">
                <text:p>0.003335</text:p>
              </table:table-cell>
              <table:table-cell office:value-type="float" office:value="0.918284">
                <text:p>0.9182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3336">
                <text:p>0.003336</text:p>
              </table:table-cell>
              <table:table-cell office:value-type="float" office:value="0.918397">
                <text:p>0.9183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3499">
                <text:p>0.003499</text:p>
              </table:table-cell>
              <table:table-cell office:value-type="float" office:value="0.9263">
                <text:p>0.92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3344">
                <text:p>0.003344</text:p>
              </table:table-cell>
              <table:table-cell office:value-type="float" office:value="0.929971">
                <text:p>0.9299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3365">
                <text:p>0.003365</text:p>
              </table:table-cell>
              <table:table-cell office:value-type="float" office:value="0.93344">
                <text:p>0.933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3379">
                <text:p>0.003379</text:p>
              </table:table-cell>
              <table:table-cell office:value-type="float" office:value="0.935774">
                <text:p>0.9357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3352">
                <text:p>0.003352</text:p>
              </table:table-cell>
              <table:table-cell office:value-type="float" office:value="0.937739">
                <text:p>0.93773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3358">
                <text:p>0.003358</text:p>
              </table:table-cell>
              <table:table-cell office:value-type="float" office:value="0.939252">
                <text:p>0.93925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3361">
                <text:p>0.003361</text:p>
              </table:table-cell>
              <table:table-cell office:value-type="float" office:value="0.947563">
                <text:p>0.9475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3427">
                <text:p>0.003427</text:p>
              </table:table-cell>
              <table:table-cell office:value-type="float" office:value="0.951901">
                <text:p>0.9519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3407">
                <text:p>0.003407</text:p>
              </table:table-cell>
              <table:table-cell office:value-type="float" office:value="0.954922">
                <text:p>0.9549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344">
                <text:p>0.00344</text:p>
              </table:table-cell>
              <table:table-cell office:value-type="float" office:value="0.96005">
                <text:p>0.960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3444">
                <text:p>0.003444</text:p>
              </table:table-cell>
              <table:table-cell office:value-type="float" office:value="0.962882">
                <text:p>0.96288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3433">
                <text:p>0.003433</text:p>
              </table:table-cell>
              <table:table-cell office:value-type="float" office:value="0.967728">
                <text:p>0.9677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3445">
                <text:p>0.003445</text:p>
              </table:table-cell>
              <table:table-cell office:value-type="float" office:value="0.970103">
                <text:p>0.9701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3529">
                <text:p>0.003529</text:p>
              </table:table-cell>
              <table:table-cell office:value-type="float" office:value="0.971421">
                <text:p>0.97142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3456">
                <text:p>0.003456</text:p>
              </table:table-cell>
              <table:table-cell office:value-type="float" office:value="0.977761">
                <text:p>0.9777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3435">
                <text:p>0.003435</text:p>
              </table:table-cell>
              <table:table-cell office:value-type="float" office:value="0.977847">
                <text:p>0.9778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347">
                <text:p>0.00347</text:p>
              </table:table-cell>
              <table:table-cell office:value-type="float" office:value="0.985628">
                <text:p>0.98562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3507">
                <text:p>0.003507</text:p>
              </table:table-cell>
              <table:table-cell office:value-type="float" office:value="0.989681">
                <text:p>0.98968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3473">
                <text:p>0.003473</text:p>
              </table:table-cell>
              <table:table-cell office:value-type="float" office:value="0.993256">
                <text:p>0.9932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3446">
                <text:p>0.003446</text:p>
              </table:table-cell>
              <table:table-cell office:value-type="float" office:value="0.998003">
                <text:p>0.9980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347">
                <text:p>0.00347</text:p>
              </table:table-cell>
              <table:table-cell office:value-type="float" office:value="1.001006">
                <text:p>1.0010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3476">
                <text:p>0.003476</text:p>
              </table:table-cell>
              <table:table-cell office:value-type="float" office:value="1.005067">
                <text:p>1.0050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3485">
                <text:p>0.003485</text:p>
              </table:table-cell>
              <table:table-cell office:value-type="float" office:value="1.009984">
                <text:p>1.0099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3495">
                <text:p>0.003495</text:p>
              </table:table-cell>
              <table:table-cell office:value-type="float" office:value="1.014375">
                <text:p>1.01437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3494">
                <text:p>0.003494</text:p>
              </table:table-cell>
              <table:table-cell office:value-type="float" office:value="1.01501">
                <text:p>1.015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3551">
                <text:p>0.003551</text:p>
              </table:table-cell>
              <table:table-cell office:value-type="float" office:value="1.019434">
                <text:p>1.0194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351">
                <text:p>0.00351</text:p>
              </table:table-cell>
              <table:table-cell office:value-type="float" office:value="1.022866">
                <text:p>1.02286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3549">
                <text:p>0.003549</text:p>
              </table:table-cell>
              <table:table-cell office:value-type="float" office:value="1.027708">
                <text:p>1.0277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357">
                <text:p>0.00357</text:p>
              </table:table-cell>
              <table:table-cell office:value-type="float" office:value="1.028493">
                <text:p>1.0284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3705">
                <text:p>0.003705</text:p>
              </table:table-cell>
              <table:table-cell office:value-type="float" office:value="1.048329">
                <text:p>1.0483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358">
                <text:p>0.00358</text:p>
              </table:table-cell>
              <table:table-cell office:value-type="float" office:value="1.046566">
                <text:p>1.04656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3572">
                <text:p>0.003572</text:p>
              </table:table-cell>
              <table:table-cell office:value-type="float" office:value="1.053114">
                <text:p>1.0531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3604">
                <text:p>0.003604</text:p>
              </table:table-cell>
              <table:table-cell office:value-type="float" office:value="1.069255">
                <text:p>1.0692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3646">
                <text:p>0.003646</text:p>
              </table:table-cell>
              <table:table-cell office:value-type="float" office:value="1.072488">
                <text:p>1.0724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3653">
                <text:p>0.003653</text:p>
              </table:table-cell>
              <table:table-cell office:value-type="float" office:value="1.066768">
                <text:p>1.0667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3615">
                <text:p>0.003615</text:p>
              </table:table-cell>
              <table:table-cell office:value-type="float" office:value="1.061627">
                <text:p>1.0616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3609">
                <text:p>0.003609</text:p>
              </table:table-cell>
              <table:table-cell office:value-type="float" office:value="1.073742">
                <text:p>1.07374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359">
                <text:p>0.00359</text:p>
              </table:table-cell>
              <table:table-cell office:value-type="float" office:value="1.072889">
                <text:p>1.07288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3621">
                <text:p>0.003621</text:p>
              </table:table-cell>
              <table:table-cell office:value-type="float" office:value="1.076869">
                <text:p>1.0768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365">
                <text:p>0.00365</text:p>
              </table:table-cell>
              <table:table-cell office:value-type="float" office:value="1.100196">
                <text:p>1.1001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3599">
                <text:p>0.003599</text:p>
              </table:table-cell>
              <table:table-cell office:value-type="float" office:value="1.09711">
                <text:p>1.097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3629">
                <text:p>0.003629</text:p>
              </table:table-cell>
              <table:table-cell office:value-type="float" office:value="1.108213">
                <text:p>1.1082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3663">
                <text:p>0.003663</text:p>
              </table:table-cell>
              <table:table-cell office:value-type="float" office:value="1.121017">
                <text:p>1.12101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3635">
                <text:p>0.003635</text:p>
              </table:table-cell>
              <table:table-cell office:value-type="float" office:value="1.132184">
                <text:p>1.1321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3602">
                <text:p>0.003602</text:p>
              </table:table-cell>
              <table:table-cell office:value-type="float" office:value="1.120602">
                <text:p>1.12060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381">
                <text:p>0.00381</text:p>
              </table:table-cell>
              <table:table-cell office:value-type="float" office:value="1.099095">
                <text:p>1.0990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3682">
                <text:p>0.003682</text:p>
              </table:table-cell>
              <table:table-cell office:value-type="float" office:value="1.095581">
                <text:p>1.0955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3756">
                <text:p>0.003756</text:p>
              </table:table-cell>
              <table:table-cell office:value-type="float" office:value="1.103696">
                <text:p>1.1036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3673">
                <text:p>0.003673</text:p>
              </table:table-cell>
              <table:table-cell office:value-type="float" office:value="1.106615">
                <text:p>1.1066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3696">
                <text:p>0.003696</text:p>
              </table:table-cell>
              <table:table-cell office:value-type="float" office:value="1.110806">
                <text:p>1.1108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371">
                <text:p>0.00371</text:p>
              </table:table-cell>
              <table:table-cell office:value-type="float" office:value="1.114523">
                <text:p>1.1145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3738">
                <text:p>0.003738</text:p>
              </table:table-cell>
              <table:table-cell office:value-type="float" office:value="1.119678">
                <text:p>1.1196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3693">
                <text:p>0.003693</text:p>
              </table:table-cell>
              <table:table-cell office:value-type="float" office:value="1.124805">
                <text:p>1.1248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3714">
                <text:p>0.003714</text:p>
              </table:table-cell>
              <table:table-cell office:value-type="float" office:value="1.126502">
                <text:p>1.12650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3724">
                <text:p>0.003724</text:p>
              </table:table-cell>
              <table:table-cell office:value-type="float" office:value="1.130398">
                <text:p>1.1303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3744">
                <text:p>0.003744</text:p>
              </table:table-cell>
              <table:table-cell office:value-type="float" office:value="1.134851">
                <text:p>1.1348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3689">
                <text:p>0.003689</text:p>
              </table:table-cell>
              <table:table-cell office:value-type="float" office:value="1.135378">
                <text:p>1.13537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3749">
                <text:p>0.003749</text:p>
              </table:table-cell>
              <table:table-cell office:value-type="float" office:value="1.144295">
                <text:p>1.14429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3715">
                <text:p>0.003715</text:p>
              </table:table-cell>
              <table:table-cell office:value-type="float" office:value="1.147701">
                <text:p>1.1477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3757">
                <text:p>0.003757</text:p>
              </table:table-cell>
              <table:table-cell office:value-type="float" office:value="1.152779">
                <text:p>1.15277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3764">
                <text:p>0.003764</text:p>
              </table:table-cell>
              <table:table-cell office:value-type="float" office:value="1.177164">
                <text:p>1.1771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3745">
                <text:p>0.003745</text:p>
              </table:table-cell>
              <table:table-cell office:value-type="float" office:value="1.187374">
                <text:p>1.1873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3805">
                <text:p>0.003805</text:p>
              </table:table-cell>
              <table:table-cell office:value-type="float" office:value="1.175494">
                <text:p>1.17549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3758">
                <text:p>0.003758</text:p>
              </table:table-cell>
              <table:table-cell office:value-type="float" office:value="1.203045">
                <text:p>1.20304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3795">
                <text:p>0.003795</text:p>
              </table:table-cell>
              <table:table-cell office:value-type="float" office:value="1.217273">
                <text:p>1.21727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3781">
                <text:p>0.003781</text:p>
              </table:table-cell>
              <table:table-cell office:value-type="float" office:value="1.1765">
                <text:p>1.17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3798">
                <text:p>0.003798</text:p>
              </table:table-cell>
              <table:table-cell office:value-type="float" office:value="1.188418">
                <text:p>1.1884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3763">
                <text:p>0.003763</text:p>
              </table:table-cell>
              <table:table-cell office:value-type="float" office:value="1.206929">
                <text:p>1.20692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3775">
                <text:p>0.003775</text:p>
              </table:table-cell>
              <table:table-cell office:value-type="float" office:value="1.204469">
                <text:p>1.20446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3806">
                <text:p>0.003806</text:p>
              </table:table-cell>
              <table:table-cell office:value-type="float" office:value="1.224744">
                <text:p>1.22474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3812">
                <text:p>0.003812</text:p>
              </table:table-cell>
              <table:table-cell office:value-type="float" office:value="1.246403">
                <text:p>1.24640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3819">
                <text:p>0.003819</text:p>
              </table:table-cell>
              <table:table-cell office:value-type="float" office:value="1.277864">
                <text:p>1.2778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3825">
                <text:p>0.003825</text:p>
              </table:table-cell>
              <table:table-cell office:value-type="float" office:value="1.268347">
                <text:p>1.26834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383">
                <text:p>0.00383</text:p>
              </table:table-cell>
              <table:table-cell office:value-type="float" office:value="1.258499">
                <text:p>1.25849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3872">
                <text:p>0.003872</text:p>
              </table:table-cell>
              <table:table-cell office:value-type="float" office:value="1.259543">
                <text:p>1.25954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3845">
                <text:p>0.003845</text:p>
              </table:table-cell>
              <table:table-cell office:value-type="float" office:value="1.294024">
                <text:p>1.29402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3821">
                <text:p>0.003821</text:p>
              </table:table-cell>
              <table:table-cell office:value-type="float" office:value="1.272554">
                <text:p>1.2725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3833">
                <text:p>0.003833</text:p>
              </table:table-cell>
              <table:table-cell office:value-type="float" office:value="1.270991">
                <text:p>1.2709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3891">
                <text:p>0.003891</text:p>
              </table:table-cell>
              <table:table-cell office:value-type="float" office:value="1.269789">
                <text:p>1.2697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3875">
                <text:p>0.003875</text:p>
              </table:table-cell>
              <table:table-cell office:value-type="float" office:value="1.273976">
                <text:p>1.2739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3879">
                <text:p>0.003879</text:p>
              </table:table-cell>
              <table:table-cell office:value-type="float" office:value="1.27449">
                <text:p>1.2744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3886">
                <text:p>0.003886</text:p>
              </table:table-cell>
              <table:table-cell office:value-type="float" office:value="1.270161">
                <text:p>1.2701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3891">
                <text:p>0.003891</text:p>
              </table:table-cell>
              <table:table-cell office:value-type="float" office:value="1.273303">
                <text:p>1.27330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389">
                <text:p>0.00389</text:p>
              </table:table-cell>
              <table:table-cell office:value-type="float" office:value="1.291887">
                <text:p>1.2918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3886">
                <text:p>0.003886</text:p>
              </table:table-cell>
              <table:table-cell office:value-type="float" office:value="1.28977">
                <text:p>1.2897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4186">
                <text:p>0.004186</text:p>
              </table:table-cell>
              <table:table-cell office:value-type="float" office:value="1.283857">
                <text:p>1.28385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3926">
                <text:p>0.003926</text:p>
              </table:table-cell>
              <table:table-cell office:value-type="float" office:value="1.285306">
                <text:p>1.28530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3901">
                <text:p>0.003901</text:p>
              </table:table-cell>
              <table:table-cell office:value-type="float" office:value="1.305348">
                <text:p>1.3053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3882">
                <text:p>0.003882</text:p>
              </table:table-cell>
              <table:table-cell office:value-type="float" office:value="1.306407">
                <text:p>1.3064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3938">
                <text:p>0.003938</text:p>
              </table:table-cell>
              <table:table-cell office:value-type="float" office:value="1.297089">
                <text:p>1.29708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3917">
                <text:p>0.003917</text:p>
              </table:table-cell>
              <table:table-cell office:value-type="float" office:value="1.300864">
                <text:p>1.3008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3923">
                <text:p>0.003923</text:p>
              </table:table-cell>
              <table:table-cell office:value-type="float" office:value="1.307435">
                <text:p>1.3074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3935">
                <text:p>0.003935</text:p>
              </table:table-cell>
              <table:table-cell office:value-type="float" office:value="1.311041">
                <text:p>1.3110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4015">
                <text:p>0.004015</text:p>
              </table:table-cell>
              <table:table-cell office:value-type="float" office:value="1.31656">
                <text:p>1.316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402">
                <text:p>0.00402</text:p>
              </table:table-cell>
              <table:table-cell office:value-type="float" office:value="1.32716">
                <text:p>1.327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4056">
                <text:p>0.004056</text:p>
              </table:table-cell>
              <table:table-cell office:value-type="float" office:value="1.339143">
                <text:p>1.33914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4002">
                <text:p>0.004002</text:p>
              </table:table-cell>
              <table:table-cell office:value-type="float" office:value="1.333842">
                <text:p>1.3338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3972">
                <text:p>0.003972</text:p>
              </table:table-cell>
              <table:table-cell office:value-type="float" office:value="1.334616">
                <text:p>1.3346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3998">
                <text:p>0.003998</text:p>
              </table:table-cell>
              <table:table-cell office:value-type="float" office:value="1.337225">
                <text:p>1.3372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3992">
                <text:p>0.003992</text:p>
              </table:table-cell>
              <table:table-cell office:value-type="float" office:value="1.3468">
                <text:p>1.34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4034">
                <text:p>0.004034</text:p>
              </table:table-cell>
              <table:table-cell office:value-type="float" office:value="1.339789">
                <text:p>1.33978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4038">
                <text:p>0.004038</text:p>
              </table:table-cell>
              <table:table-cell office:value-type="float" office:value="1.34747">
                <text:p>1.347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4039">
                <text:p>0.004039</text:p>
              </table:table-cell>
              <table:table-cell office:value-type="float" office:value="1.389671">
                <text:p>1.3896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4024">
                <text:p>0.004024</text:p>
              </table:table-cell>
              <table:table-cell office:value-type="float" office:value="1.384882">
                <text:p>1.38488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4084">
                <text:p>0.004084</text:p>
              </table:table-cell>
              <table:table-cell office:value-type="float" office:value="1.37566">
                <text:p>1.375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4068">
                <text:p>0.004068</text:p>
              </table:table-cell>
              <table:table-cell office:value-type="float" office:value="1.412168">
                <text:p>1.4121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4043">
                <text:p>0.004043</text:p>
              </table:table-cell>
              <table:table-cell office:value-type="float" office:value="1.424804">
                <text:p>1.4248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4024">
                <text:p>0.004024</text:p>
              </table:table-cell>
              <table:table-cell office:value-type="float" office:value="1.40981">
                <text:p>1.4098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4052">
                <text:p>0.004052</text:p>
              </table:table-cell>
              <table:table-cell office:value-type="float" office:value="1.430288">
                <text:p>1.43028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4064">
                <text:p>0.004064</text:p>
              </table:table-cell>
              <table:table-cell office:value-type="float" office:value="1.432093">
                <text:p>1.43209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4049">
                <text:p>0.004049</text:p>
              </table:table-cell>
              <table:table-cell office:value-type="float" office:value="1.423512">
                <text:p>1.4235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4082">
                <text:p>0.004082</text:p>
              </table:table-cell>
              <table:table-cell office:value-type="float" office:value="1.465117">
                <text:p>1.4651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4116">
                <text:p>0.004116</text:p>
              </table:table-cell>
              <table:table-cell office:value-type="float" office:value="1.457332">
                <text:p>1.4573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4126">
                <text:p>0.004126</text:p>
              </table:table-cell>
              <table:table-cell office:value-type="float" office:value="1.444833">
                <text:p>1.44483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4172">
                <text:p>0.004172</text:p>
              </table:table-cell>
              <table:table-cell office:value-type="float" office:value="1.488894">
                <text:p>1.4888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4138">
                <text:p>0.004138</text:p>
              </table:table-cell>
              <table:table-cell office:value-type="float" office:value="1.487658">
                <text:p>1.48765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409">
                <text:p>0.00409</text:p>
              </table:table-cell>
              <table:table-cell office:value-type="float" office:value="1.448543">
                <text:p>1.44854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4116">
                <text:p>0.004116</text:p>
              </table:table-cell>
              <table:table-cell office:value-type="float" office:value="1.4518">
                <text:p>1.451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409">
                <text:p>0.00409</text:p>
              </table:table-cell>
              <table:table-cell office:value-type="float" office:value="1.465417">
                <text:p>1.4654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4123">
                <text:p>0.004123</text:p>
              </table:table-cell>
              <table:table-cell office:value-type="float" office:value="1.477526">
                <text:p>1.4775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4127">
                <text:p>0.004127</text:p>
              </table:table-cell>
              <table:table-cell office:value-type="float" office:value="1.47103">
                <text:p>1.4710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4153">
                <text:p>0.004153</text:p>
              </table:table-cell>
              <table:table-cell office:value-type="float" office:value="1.467772">
                <text:p>1.4677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4132">
                <text:p>0.004132</text:p>
              </table:table-cell>
              <table:table-cell office:value-type="float" office:value="1.442837">
                <text:p>1.44283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4133">
                <text:p>0.004133</text:p>
              </table:table-cell>
              <table:table-cell office:value-type="float" office:value="1.510656">
                <text:p>1.5106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4139">
                <text:p>0.004139</text:p>
              </table:table-cell>
              <table:table-cell office:value-type="float" office:value="1.511512">
                <text:p>1.5115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4117">
                <text:p>0.004117</text:p>
              </table:table-cell>
              <table:table-cell office:value-type="float" office:value="1.521083">
                <text:p>1.52108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4174">
                <text:p>0.004174</text:p>
              </table:table-cell>
              <table:table-cell office:value-type="float" office:value="1.513678">
                <text:p>1.51367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4151">
                <text:p>0.004151</text:p>
              </table:table-cell>
              <table:table-cell office:value-type="float" office:value="1.519872">
                <text:p>1.5198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4155">
                <text:p>0.004155</text:p>
              </table:table-cell>
              <table:table-cell office:value-type="float" office:value="1.48191">
                <text:p>1.481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418">
                <text:p>0.00418</text:p>
              </table:table-cell>
              <table:table-cell office:value-type="float" office:value="1.501919">
                <text:p>1.5019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42">
                <text:p>0.0042</text:p>
              </table:table-cell>
              <table:table-cell office:value-type="float" office:value="1.516393">
                <text:p>1.51639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4147">
                <text:p>0.004147</text:p>
              </table:table-cell>
              <table:table-cell office:value-type="float" office:value="1.527423">
                <text:p>1.5274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4185">
                <text:p>0.004185</text:p>
              </table:table-cell>
              <table:table-cell office:value-type="float" office:value="1.490106">
                <text:p>1.49010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4191">
                <text:p>0.004191</text:p>
              </table:table-cell>
              <table:table-cell office:value-type="float" office:value="1.488883">
                <text:p>1.4888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4205">
                <text:p>0.004205</text:p>
              </table:table-cell>
              <table:table-cell office:value-type="float" office:value="1.485395">
                <text:p>1.4853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4217">
                <text:p>0.004217</text:p>
              </table:table-cell>
              <table:table-cell office:value-type="float" office:value="1.471378">
                <text:p>1.47137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4359">
                <text:p>0.004359</text:p>
              </table:table-cell>
              <table:table-cell office:value-type="float" office:value="1.486372">
                <text:p>1.4863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4279">
                <text:p>0.004279</text:p>
              </table:table-cell>
              <table:table-cell office:value-type="float" office:value="1.508477">
                <text:p>1.50847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4272">
                <text:p>0.004272</text:p>
              </table:table-cell>
              <table:table-cell office:value-type="float" office:value="1.481169">
                <text:p>1.4811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4243">
                <text:p>0.004243</text:p>
              </table:table-cell>
              <table:table-cell office:value-type="float" office:value="1.477942">
                <text:p>1.4779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4256">
                <text:p>0.004256</text:p>
              </table:table-cell>
              <table:table-cell office:value-type="float" office:value="1.485342">
                <text:p>1.48534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4293">
                <text:p>0.004293</text:p>
              </table:table-cell>
              <table:table-cell office:value-type="float" office:value="1.487941">
                <text:p>1.48794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433">
                <text:p>0.00433</text:p>
              </table:table-cell>
              <table:table-cell office:value-type="float" office:value="1.490438">
                <text:p>1.49043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4357">
                <text:p>0.004357</text:p>
              </table:table-cell>
              <table:table-cell office:value-type="float" office:value="1.497516">
                <text:p>1.4975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4363">
                <text:p>0.004363</text:p>
              </table:table-cell>
              <table:table-cell office:value-type="float" office:value="1.559239">
                <text:p>1.5592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4436">
                <text:p>0.004436</text:p>
              </table:table-cell>
              <table:table-cell office:value-type="float" office:value="1.521792">
                <text:p>1.52179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4325">
                <text:p>0.004325</text:p>
              </table:table-cell>
              <table:table-cell office:value-type="float" office:value="1.502604">
                <text:p>1.50260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4284">
                <text:p>0.004284</text:p>
              </table:table-cell>
              <table:table-cell office:value-type="float" office:value="1.517092">
                <text:p>1.5170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4342">
                <text:p>0.004342</text:p>
              </table:table-cell>
              <table:table-cell office:value-type="float" office:value="1.564811">
                <text:p>1.5648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432">
                <text:p>0.00432</text:p>
              </table:table-cell>
              <table:table-cell office:value-type="float" office:value="1.558989">
                <text:p>1.55898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4324">
                <text:p>0.004324</text:p>
              </table:table-cell>
              <table:table-cell office:value-type="float" office:value="1.552349">
                <text:p>1.55234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4336">
                <text:p>0.004336</text:p>
              </table:table-cell>
              <table:table-cell office:value-type="float" office:value="1.587937">
                <text:p>1.58793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4357">
                <text:p>0.004357</text:p>
              </table:table-cell>
              <table:table-cell office:value-type="float" office:value="1.552192">
                <text:p>1.55219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4378">
                <text:p>0.004378</text:p>
              </table:table-cell>
              <table:table-cell office:value-type="float" office:value="1.537603">
                <text:p>1.53760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4385">
                <text:p>0.004385</text:p>
              </table:table-cell>
              <table:table-cell office:value-type="float" office:value="1.537581">
                <text:p>1.53758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4394">
                <text:p>0.004394</text:p>
              </table:table-cell>
              <table:table-cell office:value-type="float" office:value="1.545132">
                <text:p>1.5451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4347">
                <text:p>0.004347</text:p>
              </table:table-cell>
              <table:table-cell office:value-type="float" office:value="1.561403">
                <text:p>1.5614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4405">
                <text:p>0.004405</text:p>
              </table:table-cell>
              <table:table-cell office:value-type="float" office:value="1.62003">
                <text:p>1.620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4387">
                <text:p>0.004387</text:p>
              </table:table-cell>
              <table:table-cell office:value-type="float" office:value="1.557159">
                <text:p>1.5571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4402">
                <text:p>0.004402</text:p>
              </table:table-cell>
              <table:table-cell office:value-type="float" office:value="1.57023">
                <text:p>1.570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4436">
                <text:p>0.004436</text:p>
              </table:table-cell>
              <table:table-cell office:value-type="float" office:value="1.578871">
                <text:p>1.57887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4419">
                <text:p>0.004419</text:p>
              </table:table-cell>
              <table:table-cell office:value-type="float" office:value="1.572188">
                <text:p>1.57218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4447">
                <text:p>0.004447</text:p>
              </table:table-cell>
              <table:table-cell office:value-type="float" office:value="1.626274">
                <text:p>1.62627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4454">
                <text:p>0.004454</text:p>
              </table:table-cell>
              <table:table-cell office:value-type="float" office:value="1.652472">
                <text:p>1.65247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4462">
                <text:p>0.004462</text:p>
              </table:table-cell>
              <table:table-cell office:value-type="float" office:value="1.677765">
                <text:p>1.6777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444">
                <text:p>0.00444</text:p>
              </table:table-cell>
              <table:table-cell office:value-type="float" office:value="1.681432">
                <text:p>1.6814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445">
                <text:p>0.00445</text:p>
              </table:table-cell>
              <table:table-cell office:value-type="float" office:value="1.677312">
                <text:p>1.6773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448">
                <text:p>0.00448</text:p>
              </table:table-cell>
              <table:table-cell office:value-type="float" office:value="1.629156">
                <text:p>1.6291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4477">
                <text:p>0.004477</text:p>
              </table:table-cell>
              <table:table-cell office:value-type="float" office:value="1.612572">
                <text:p>1.61257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4431">
                <text:p>0.004431</text:p>
              </table:table-cell>
              <table:table-cell office:value-type="float" office:value="1.61055">
                <text:p>1.610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4457">
                <text:p>0.004457</text:p>
              </table:table-cell>
              <table:table-cell office:value-type="float" office:value="1.634442">
                <text:p>1.63444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45">
                <text:p>0.0045</text:p>
              </table:table-cell>
              <table:table-cell office:value-type="float" office:value="1.643581">
                <text:p>1.64358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4656">
                <text:p>0.004656</text:p>
              </table:table-cell>
              <table:table-cell office:value-type="float" office:value="1.680354">
                <text:p>1.68035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4603">
                <text:p>0.004603</text:p>
              </table:table-cell>
              <table:table-cell office:value-type="float" office:value="1.676054">
                <text:p>1.6760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459">
                <text:p>0.00459</text:p>
              </table:table-cell>
              <table:table-cell office:value-type="float" office:value="1.703125">
                <text:p>1.7031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4559">
                <text:p>0.004559</text:p>
              </table:table-cell>
              <table:table-cell office:value-type="float" office:value="1.755443">
                <text:p>1.75544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4516">
                <text:p>0.004516</text:p>
              </table:table-cell>
              <table:table-cell office:value-type="float" office:value="1.724182">
                <text:p>1.7241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458">
                <text:p>0.00458</text:p>
              </table:table-cell>
              <table:table-cell office:value-type="float" office:value="1.736992">
                <text:p>1.7369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4572">
                <text:p>0.004572</text:p>
              </table:table-cell>
              <table:table-cell office:value-type="float" office:value="1.708343">
                <text:p>1.70834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4578">
                <text:p>0.004578</text:p>
              </table:table-cell>
              <table:table-cell office:value-type="float" office:value="1.698949">
                <text:p>1.6989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4656">
                <text:p>0.004656</text:p>
              </table:table-cell>
              <table:table-cell office:value-type="float" office:value="1.721035">
                <text:p>1.7210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4567">
                <text:p>0.004567</text:p>
              </table:table-cell>
              <table:table-cell office:value-type="float" office:value="1.724858">
                <text:p>1.72485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4594">
                <text:p>0.004594</text:p>
              </table:table-cell>
              <table:table-cell office:value-type="float" office:value="1.714978">
                <text:p>1.7149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4595">
                <text:p>0.004595</text:p>
              </table:table-cell>
              <table:table-cell office:value-type="float" office:value="1.717395">
                <text:p>1.7173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4602">
                <text:p>0.004602</text:p>
              </table:table-cell>
              <table:table-cell office:value-type="float" office:value="1.735962">
                <text:p>1.7359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4581">
                <text:p>0.004581</text:p>
              </table:table-cell>
              <table:table-cell office:value-type="float" office:value="1.755694">
                <text:p>1.75569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4598">
                <text:p>0.004598</text:p>
              </table:table-cell>
              <table:table-cell office:value-type="float" office:value="1.741348">
                <text:p>1.74134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4622">
                <text:p>0.004622</text:p>
              </table:table-cell>
              <table:table-cell office:value-type="float" office:value="1.815626">
                <text:p>1.81562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4626">
                <text:p>0.004626</text:p>
              </table:table-cell>
              <table:table-cell office:value-type="float" office:value="1.780723">
                <text:p>1.78072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4637">
                <text:p>0.004637</text:p>
              </table:table-cell>
              <table:table-cell office:value-type="float" office:value="1.795455">
                <text:p>1.7954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4632">
                <text:p>0.004632</text:p>
              </table:table-cell>
              <table:table-cell office:value-type="float" office:value="1.785969">
                <text:p>1.78596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4646">
                <text:p>0.004646</text:p>
              </table:table-cell>
              <table:table-cell office:value-type="float" office:value="1.76144">
                <text:p>1.761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4662">
                <text:p>0.004662</text:p>
              </table:table-cell>
              <table:table-cell office:value-type="float" office:value="1.805295">
                <text:p>1.8052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4672">
                <text:p>0.004672</text:p>
              </table:table-cell>
              <table:table-cell office:value-type="float" office:value="1.783809">
                <text:p>1.78380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4678">
                <text:p>0.004678</text:p>
              </table:table-cell>
              <table:table-cell office:value-type="float" office:value="1.784943">
                <text:p>1.78494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4669">
                <text:p>0.004669</text:p>
              </table:table-cell>
              <table:table-cell office:value-type="float" office:value="1.779288">
                <text:p>1.77928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4709">
                <text:p>0.004709</text:p>
              </table:table-cell>
              <table:table-cell office:value-type="float" office:value="1.757263">
                <text:p>1.75726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4686">
                <text:p>0.004686</text:p>
              </table:table-cell>
              <table:table-cell office:value-type="float" office:value="1.778497">
                <text:p>1.77849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4658">
                <text:p>0.004658</text:p>
              </table:table-cell>
              <table:table-cell office:value-type="float" office:value="1.843472">
                <text:p>1.8434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4689">
                <text:p>0.004689</text:p>
              </table:table-cell>
              <table:table-cell office:value-type="float" office:value="1.809343">
                <text:p>1.80934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4694">
                <text:p>0.004694</text:p>
              </table:table-cell>
              <table:table-cell office:value-type="float" office:value="1.801719">
                <text:p>1.80171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4712">
                <text:p>0.004712</text:p>
              </table:table-cell>
              <table:table-cell office:value-type="float" office:value="1.842078">
                <text:p>1.84207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4731">
                <text:p>0.004731</text:p>
              </table:table-cell>
              <table:table-cell office:value-type="float" office:value="1.880154">
                <text:p>1.88015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474">
                <text:p>0.00474</text:p>
              </table:table-cell>
              <table:table-cell office:value-type="float" office:value="1.857809">
                <text:p>1.8578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469">
                <text:p>0.00469</text:p>
              </table:table-cell>
              <table:table-cell office:value-type="float" office:value="1.849821">
                <text:p>1.8498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4718">
                <text:p>0.004718</text:p>
              </table:table-cell>
              <table:table-cell office:value-type="float" office:value="1.826314">
                <text:p>1.8263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473">
                <text:p>0.00473</text:p>
              </table:table-cell>
              <table:table-cell office:value-type="float" office:value="1.879379">
                <text:p>1.87937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4706">
                <text:p>0.004706</text:p>
              </table:table-cell>
              <table:table-cell office:value-type="float" office:value="1.837919">
                <text:p>1.8379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4706">
                <text:p>0.004706</text:p>
              </table:table-cell>
              <table:table-cell office:value-type="float" office:value="1.848065">
                <text:p>1.84806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4708">
                <text:p>0.004708</text:p>
              </table:table-cell>
              <table:table-cell office:value-type="float" office:value="1.871776">
                <text:p>1.87177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4742">
                <text:p>0.004742</text:p>
              </table:table-cell>
              <table:table-cell office:value-type="float" office:value="1.905768">
                <text:p>1.90576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4751">
                <text:p>0.004751</text:p>
              </table:table-cell>
              <table:table-cell office:value-type="float" office:value="1.917211">
                <text:p>1.91721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482">
                <text:p>0.00482</text:p>
              </table:table-cell>
              <table:table-cell office:value-type="float" office:value="1.894471">
                <text:p>1.89447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478">
                <text:p>0.00478</text:p>
              </table:table-cell>
              <table:table-cell office:value-type="float" office:value="1.887434">
                <text:p>1.88743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4933">
                <text:p>0.004933</text:p>
              </table:table-cell>
              <table:table-cell office:value-type="float" office:value="1.888111">
                <text:p>1.8881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4788">
                <text:p>0.004788</text:p>
              </table:table-cell>
              <table:table-cell office:value-type="float" office:value="1.898206">
                <text:p>1.8982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4847">
                <text:p>0.004847</text:p>
              </table:table-cell>
              <table:table-cell office:value-type="float" office:value="1.925044">
                <text:p>1.92504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4803">
                <text:p>0.004803</text:p>
              </table:table-cell>
              <table:table-cell office:value-type="float" office:value="1.943881">
                <text:p>1.94388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4787">
                <text:p>0.004787</text:p>
              </table:table-cell>
              <table:table-cell office:value-type="float" office:value="1.942427">
                <text:p>1.9424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4898">
                <text:p>0.004898</text:p>
              </table:table-cell>
              <table:table-cell office:value-type="float" office:value="1.898072">
                <text:p>1.8980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5012">
                <text:p>0.005012</text:p>
              </table:table-cell>
              <table:table-cell office:value-type="float" office:value="1.92649">
                <text:p>1.9264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485">
                <text:p>0.00485</text:p>
              </table:table-cell>
              <table:table-cell office:value-type="float" office:value="1.928838">
                <text:p>1.92883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4865">
                <text:p>0.004865</text:p>
              </table:table-cell>
              <table:table-cell office:value-type="float" office:value="1.908262">
                <text:p>1.90826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4936">
                <text:p>0.004936</text:p>
              </table:table-cell>
              <table:table-cell office:value-type="float" office:value="1.895421">
                <text:p>1.89542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4884">
                <text:p>0.004884</text:p>
              </table:table-cell>
              <table:table-cell office:value-type="float" office:value="1.881784">
                <text:p>1.88178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4892">
                <text:p>0.004892</text:p>
              </table:table-cell>
              <table:table-cell office:value-type="float" office:value="1.93556">
                <text:p>1.9355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4914">
                <text:p>0.004914</text:p>
              </table:table-cell>
              <table:table-cell office:value-type="float" office:value="1.966966">
                <text:p>1.96696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4915">
                <text:p>0.004915</text:p>
              </table:table-cell>
              <table:table-cell office:value-type="float" office:value="2.002741">
                <text:p>2.0027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4932">
                <text:p>0.004932</text:p>
              </table:table-cell>
              <table:table-cell office:value-type="float" office:value="2.016431">
                <text:p>2.01643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4909">
                <text:p>0.004909</text:p>
              </table:table-cell>
              <table:table-cell office:value-type="float" office:value="1.981367">
                <text:p>1.98136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5115">
                <text:p>0.005115</text:p>
              </table:table-cell>
              <table:table-cell office:value-type="float" office:value="1.988292">
                <text:p>1.9882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4949">
                <text:p>0.004949</text:p>
              </table:table-cell>
              <table:table-cell office:value-type="float" office:value="1.966534">
                <text:p>1.96653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4938">
                <text:p>0.004938</text:p>
              </table:table-cell>
              <table:table-cell office:value-type="float" office:value="1.986646">
                <text:p>1.9866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496">
                <text:p>0.00496</text:p>
              </table:table-cell>
              <table:table-cell office:value-type="float" office:value="1.999288">
                <text:p>1.99928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4978">
                <text:p>0.004978</text:p>
              </table:table-cell>
              <table:table-cell office:value-type="float" office:value="2.052754">
                <text:p>2.05275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4963">
                <text:p>0.004963</text:p>
              </table:table-cell>
              <table:table-cell office:value-type="float" office:value="2.01541">
                <text:p>2.015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4972">
                <text:p>0.004972</text:p>
              </table:table-cell>
              <table:table-cell office:value-type="float" office:value="2.014371">
                <text:p>2.01437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4986">
                <text:p>0.004986</text:p>
              </table:table-cell>
              <table:table-cell office:value-type="float" office:value="1.997856">
                <text:p>1.99785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4993">
                <text:p>0.004993</text:p>
              </table:table-cell>
              <table:table-cell office:value-type="float" office:value="2.003515">
                <text:p>2.0035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4992">
                <text:p>0.004992</text:p>
              </table:table-cell>
              <table:table-cell office:value-type="float" office:value="2.041662">
                <text:p>2.0416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4949">
                <text:p>0.004949</text:p>
              </table:table-cell>
              <table:table-cell office:value-type="float" office:value="2.083277">
                <text:p>2.08327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5005">
                <text:p>0.005005</text:p>
              </table:table-cell>
              <table:table-cell office:value-type="float" office:value="2.03965">
                <text:p>2.0396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5046">
                <text:p>0.005046</text:p>
              </table:table-cell>
              <table:table-cell office:value-type="float" office:value="2.032422">
                <text:p>2.0324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4992">
                <text:p>0.004992</text:p>
              </table:table-cell>
              <table:table-cell office:value-type="float" office:value="2.027418">
                <text:p>2.02741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5031">
                <text:p>0.005031</text:p>
              </table:table-cell>
              <table:table-cell office:value-type="float" office:value="2.07912">
                <text:p>2.079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5007">
                <text:p>0.005007</text:p>
              </table:table-cell>
              <table:table-cell office:value-type="float" office:value="2.080499">
                <text:p>2.08049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5017">
                <text:p>0.005017</text:p>
              </table:table-cell>
              <table:table-cell office:value-type="float" office:value="2.073207">
                <text:p>2.07320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5154">
                <text:p>0.005154</text:p>
              </table:table-cell>
              <table:table-cell office:value-type="float" office:value="2.077715">
                <text:p>2.0777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5034">
                <text:p>0.005034</text:p>
              </table:table-cell>
              <table:table-cell office:value-type="float" office:value="2.097137">
                <text:p>2.09713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5099">
                <text:p>0.005099</text:p>
              </table:table-cell>
              <table:table-cell office:value-type="float" office:value="2.086274">
                <text:p>2.08627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5018">
                <text:p>0.005018</text:p>
              </table:table-cell>
              <table:table-cell office:value-type="float" office:value="2.040895">
                <text:p>2.0408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5012">
                <text:p>0.005012</text:p>
              </table:table-cell>
              <table:table-cell office:value-type="float" office:value="2.023285">
                <text:p>2.02328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5065">
                <text:p>0.005065</text:p>
              </table:table-cell>
              <table:table-cell office:value-type="float" office:value="2.079871">
                <text:p>2.07987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5047">
                <text:p>0.005047</text:p>
              </table:table-cell>
              <table:table-cell office:value-type="float" office:value="2.031323">
                <text:p>2.0313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5056">
                <text:p>0.005056</text:p>
              </table:table-cell>
              <table:table-cell office:value-type="float" office:value="2.118777">
                <text:p>2.1187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5113">
                <text:p>0.005113</text:p>
              </table:table-cell>
              <table:table-cell office:value-type="float" office:value="2.085656">
                <text:p>2.0856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5117">
                <text:p>0.005117</text:p>
              </table:table-cell>
              <table:table-cell office:value-type="float" office:value="2.105885">
                <text:p>2.1058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508">
                <text:p>0.00508</text:p>
              </table:table-cell>
              <table:table-cell office:value-type="float" office:value="2.105117">
                <text:p>2.1051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5076">
                <text:p>0.005076</text:p>
              </table:table-cell>
              <table:table-cell office:value-type="float" office:value="2.078125">
                <text:p>2.0781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5083">
                <text:p>0.005083</text:p>
              </table:table-cell>
              <table:table-cell office:value-type="float" office:value="2.062043">
                <text:p>2.06204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5065">
                <text:p>0.005065</text:p>
              </table:table-cell>
              <table:table-cell office:value-type="float" office:value="2.070221">
                <text:p>2.0702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5132">
                <text:p>0.005132</text:p>
              </table:table-cell>
              <table:table-cell office:value-type="float" office:value="2.104629">
                <text:p>2.1046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5109">
                <text:p>0.005109</text:p>
              </table:table-cell>
              <table:table-cell office:value-type="float" office:value="2.111718">
                <text:p>2.1117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5167">
                <text:p>0.005167</text:p>
              </table:table-cell>
              <table:table-cell office:value-type="float" office:value="2.115138">
                <text:p>2.11513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5209">
                <text:p>0.005209</text:p>
              </table:table-cell>
              <table:table-cell office:value-type="float" office:value="2.186354">
                <text:p>2.1863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5196">
                <text:p>0.005196</text:p>
              </table:table-cell>
              <table:table-cell office:value-type="float" office:value="2.170291">
                <text:p>2.1702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5151">
                <text:p>0.005151</text:p>
              </table:table-cell>
              <table:table-cell office:value-type="float" office:value="2.217339">
                <text:p>2.21733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5187">
                <text:p>0.005187</text:p>
              </table:table-cell>
              <table:table-cell office:value-type="float" office:value="2.203072">
                <text:p>2.20307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5172">
                <text:p>0.005172</text:p>
              </table:table-cell>
              <table:table-cell office:value-type="float" office:value="2.205695">
                <text:p>2.20569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5177">
                <text:p>0.005177</text:p>
              </table:table-cell>
              <table:table-cell office:value-type="float" office:value="2.233826">
                <text:p>2.2338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5181">
                <text:p>0.005181</text:p>
              </table:table-cell>
              <table:table-cell office:value-type="float" office:value="2.184144">
                <text:p>2.18414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5166">
                <text:p>0.005166</text:p>
              </table:table-cell>
              <table:table-cell office:value-type="float" office:value="2.199589">
                <text:p>2.19958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5192">
                <text:p>0.005192</text:p>
              </table:table-cell>
              <table:table-cell office:value-type="float" office:value="2.195781">
                <text:p>2.19578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5384">
                <text:p>0.005384</text:p>
              </table:table-cell>
              <table:table-cell office:value-type="float" office:value="2.21494">
                <text:p>2.214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5185">
                <text:p>0.005185</text:p>
              </table:table-cell>
              <table:table-cell office:value-type="float" office:value="2.199122">
                <text:p>2.19912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5255">
                <text:p>0.005255</text:p>
              </table:table-cell>
              <table:table-cell office:value-type="float" office:value="2.266616">
                <text:p>2.2666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5232">
                <text:p>0.005232</text:p>
              </table:table-cell>
              <table:table-cell office:value-type="float" office:value="2.20768">
                <text:p>2.2076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526">
                <text:p>0.00526</text:p>
              </table:table-cell>
              <table:table-cell office:value-type="float" office:value="2.21769">
                <text:p>2.2176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5483">
                <text:p>0.005483</text:p>
              </table:table-cell>
              <table:table-cell office:value-type="float" office:value="2.177455">
                <text:p>2.1774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5394">
                <text:p>0.005394</text:p>
              </table:table-cell>
              <table:table-cell office:value-type="float" office:value="2.245688">
                <text:p>2.2456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5367">
                <text:p>0.005367</text:p>
              </table:table-cell>
              <table:table-cell office:value-type="float" office:value="2.209126">
                <text:p>2.2091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532">
                <text:p>0.00532</text:p>
              </table:table-cell>
              <table:table-cell office:value-type="float" office:value="2.222259">
                <text:p>2.22225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5306">
                <text:p>0.005306</text:p>
              </table:table-cell>
              <table:table-cell office:value-type="float" office:value="2.209982">
                <text:p>2.20998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5321">
                <text:p>0.005321</text:p>
              </table:table-cell>
              <table:table-cell office:value-type="float" office:value="2.211731">
                <text:p>2.21173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5323">
                <text:p>0.005323</text:p>
              </table:table-cell>
              <table:table-cell office:value-type="float" office:value="2.228729">
                <text:p>2.2287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532">
                <text:p>0.00532</text:p>
              </table:table-cell>
              <table:table-cell office:value-type="float" office:value="2.209926">
                <text:p>2.20992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5393">
                <text:p>0.005393</text:p>
              </table:table-cell>
              <table:table-cell office:value-type="float" office:value="2.211132">
                <text:p>2.2111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5304">
                <text:p>0.005304</text:p>
              </table:table-cell>
              <table:table-cell office:value-type="float" office:value="2.21708">
                <text:p>2.217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5332">
                <text:p>0.005332</text:p>
              </table:table-cell>
              <table:table-cell office:value-type="float" office:value="2.226167">
                <text:p>2.2261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5312">
                <text:p>0.005312</text:p>
              </table:table-cell>
              <table:table-cell office:value-type="float" office:value="2.229492">
                <text:p>2.22949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5342">
                <text:p>0.005342</text:p>
              </table:table-cell>
              <table:table-cell office:value-type="float" office:value="2.230433">
                <text:p>2.23043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531">
                <text:p>0.00531</text:p>
              </table:table-cell>
              <table:table-cell office:value-type="float" office:value="2.236501">
                <text:p>2.23650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5299">
                <text:p>0.005299</text:p>
              </table:table-cell>
              <table:table-cell office:value-type="float" office:value="2.242559">
                <text:p>2.24255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5319">
                <text:p>0.005319</text:p>
              </table:table-cell>
              <table:table-cell office:value-type="float" office:value="2.245952">
                <text:p>2.24595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5316">
                <text:p>0.005316</text:p>
              </table:table-cell>
              <table:table-cell office:value-type="float" office:value="2.251969">
                <text:p>2.25196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5298">
                <text:p>0.005298</text:p>
              </table:table-cell>
              <table:table-cell office:value-type="float" office:value="2.256334">
                <text:p>2.2563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5312">
                <text:p>0.005312</text:p>
              </table:table-cell>
              <table:table-cell office:value-type="float" office:value="2.264454">
                <text:p>2.26445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5374">
                <text:p>0.005374</text:p>
              </table:table-cell>
              <table:table-cell office:value-type="float" office:value="2.270952">
                <text:p>2.2709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5354">
                <text:p>0.005354</text:p>
              </table:table-cell>
              <table:table-cell office:value-type="float" office:value="2.276828">
                <text:p>2.27682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5372">
                <text:p>0.005372</text:p>
              </table:table-cell>
              <table:table-cell office:value-type="float" office:value="2.280296">
                <text:p>2.2802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5401">
                <text:p>0.005401</text:p>
              </table:table-cell>
              <table:table-cell office:value-type="float" office:value="2.284817">
                <text:p>2.28481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5387">
                <text:p>0.005387</text:p>
              </table:table-cell>
              <table:table-cell office:value-type="float" office:value="2.299748">
                <text:p>2.29974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5393">
                <text:p>0.005393</text:p>
              </table:table-cell>
              <table:table-cell office:value-type="float" office:value="2.297972">
                <text:p>2.29797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5398">
                <text:p>0.005398</text:p>
              </table:table-cell>
              <table:table-cell office:value-type="float" office:value="2.306307">
                <text:p>2.30630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5416">
                <text:p>0.005416</text:p>
              </table:table-cell>
              <table:table-cell office:value-type="float" office:value="2.310198">
                <text:p>2.31019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5426">
                <text:p>0.005426</text:p>
              </table:table-cell>
              <table:table-cell office:value-type="float" office:value="2.315522">
                <text:p>2.31552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5469">
                <text:p>0.005469</text:p>
              </table:table-cell>
              <table:table-cell office:value-type="float" office:value="2.321019">
                <text:p>2.3210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5446">
                <text:p>0.005446</text:p>
              </table:table-cell>
              <table:table-cell office:value-type="float" office:value="2.329332">
                <text:p>2.32933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5496">
                <text:p>0.005496</text:p>
              </table:table-cell>
              <table:table-cell office:value-type="float" office:value="2.329029">
                <text:p>2.32902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5462">
                <text:p>0.005462</text:p>
              </table:table-cell>
              <table:table-cell office:value-type="float" office:value="2.335634">
                <text:p>2.33563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5475">
                <text:p>0.005475</text:p>
              </table:table-cell>
              <table:table-cell office:value-type="float" office:value="2.344186">
                <text:p>2.34418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5536">
                <text:p>0.005536</text:p>
              </table:table-cell>
              <table:table-cell office:value-type="float" office:value="2.34465">
                <text:p>2.3446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5481">
                <text:p>0.005481</text:p>
              </table:table-cell>
              <table:table-cell office:value-type="float" office:value="2.361283">
                <text:p>2.3612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5662">
                <text:p>0.005662</text:p>
              </table:table-cell>
              <table:table-cell office:value-type="float" office:value="2.358187">
                <text:p>2.35818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5597">
                <text:p>0.005597</text:p>
              </table:table-cell>
              <table:table-cell office:value-type="float" office:value="2.37205">
                <text:p>2.372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5507">
                <text:p>0.005507</text:p>
              </table:table-cell>
              <table:table-cell office:value-type="float" office:value="2.380514">
                <text:p>2.3805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5564">
                <text:p>0.005564</text:p>
              </table:table-cell>
              <table:table-cell office:value-type="float" office:value="2.381939">
                <text:p>2.38193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5565">
                <text:p>0.005565</text:p>
              </table:table-cell>
              <table:table-cell office:value-type="float" office:value="2.386251">
                <text:p>2.38625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5538">
                <text:p>0.005538</text:p>
              </table:table-cell>
              <table:table-cell office:value-type="float" office:value="2.390388">
                <text:p>2.3903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5635">
                <text:p>0.005635</text:p>
              </table:table-cell>
              <table:table-cell office:value-type="float" office:value="2.396566">
                <text:p>2.39656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5614">
                <text:p>0.005614</text:p>
              </table:table-cell>
              <table:table-cell office:value-type="float" office:value="2.402418">
                <text:p>2.4024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56">
                <text:p>0.0056</text:p>
              </table:table-cell>
              <table:table-cell office:value-type="float" office:value="2.44004">
                <text:p>2.4400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5543">
                <text:p>0.005543</text:p>
              </table:table-cell>
              <table:table-cell office:value-type="float" office:value="2.469187">
                <text:p>2.46918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5554">
                <text:p>0.005554</text:p>
              </table:table-cell>
              <table:table-cell office:value-type="float" office:value="2.507211">
                <text:p>2.50721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5563">
                <text:p>0.005563</text:p>
              </table:table-cell>
              <table:table-cell office:value-type="float" office:value="2.509813">
                <text:p>2.50981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5557">
                <text:p>0.005557</text:p>
              </table:table-cell>
              <table:table-cell office:value-type="float" office:value="2.54311">
                <text:p>2.543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5565">
                <text:p>0.005565</text:p>
              </table:table-cell>
              <table:table-cell office:value-type="float" office:value="2.534661">
                <text:p>2.53466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5625">
                <text:p>0.005625</text:p>
              </table:table-cell>
              <table:table-cell office:value-type="float" office:value="2.502646">
                <text:p>2.5026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5576">
                <text:p>0.005576</text:p>
              </table:table-cell>
              <table:table-cell office:value-type="float" office:value="2.569754">
                <text:p>2.56975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5677">
                <text:p>0.005677</text:p>
              </table:table-cell>
              <table:table-cell office:value-type="float" office:value="2.595047">
                <text:p>2.59504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5619">
                <text:p>0.005619</text:p>
              </table:table-cell>
              <table:table-cell office:value-type="float" office:value="2.546506">
                <text:p>2.54650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5595">
                <text:p>0.005595</text:p>
              </table:table-cell>
              <table:table-cell office:value-type="float" office:value="2.561408">
                <text:p>2.5614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5661">
                <text:p>0.005661</text:p>
              </table:table-cell>
              <table:table-cell office:value-type="float" office:value="2.639512">
                <text:p>2.6395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56">
                <text:p>0.0056</text:p>
              </table:table-cell>
              <table:table-cell office:value-type="float" office:value="2.588924">
                <text:p>2.58892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5632">
                <text:p>0.005632</text:p>
              </table:table-cell>
              <table:table-cell office:value-type="float" office:value="2.545369">
                <text:p>2.54536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5688">
                <text:p>0.005688</text:p>
              </table:table-cell>
              <table:table-cell office:value-type="float" office:value="2.579466">
                <text:p>2.57946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5621">
                <text:p>0.005621</text:p>
              </table:table-cell>
              <table:table-cell office:value-type="float" office:value="2.637776">
                <text:p>2.63777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569">
                <text:p>0.00569</text:p>
              </table:table-cell>
              <table:table-cell office:value-type="float" office:value="2.540539">
                <text:p>2.54053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5678">
                <text:p>0.005678</text:p>
              </table:table-cell>
              <table:table-cell office:value-type="float" office:value="2.561765">
                <text:p>2.5617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5675">
                <text:p>0.005675</text:p>
              </table:table-cell>
              <table:table-cell office:value-type="float" office:value="2.575765">
                <text:p>2.5757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568">
                <text:p>0.00568</text:p>
              </table:table-cell>
              <table:table-cell office:value-type="float" office:value="2.609595">
                <text:p>2.60959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5757">
                <text:p>0.005757</text:p>
              </table:table-cell>
              <table:table-cell office:value-type="float" office:value="2.561753">
                <text:p>2.5617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5787">
                <text:p>0.005787</text:p>
              </table:table-cell>
              <table:table-cell office:value-type="float" office:value="2.531789">
                <text:p>2.53178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5817">
                <text:p>0.005817</text:p>
              </table:table-cell>
              <table:table-cell office:value-type="float" office:value="2.539707">
                <text:p>2.53970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5983">
                <text:p>0.005983</text:p>
              </table:table-cell>
              <table:table-cell office:value-type="float" office:value="2.536968">
                <text:p>2.5369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5773">
                <text:p>0.005773</text:p>
              </table:table-cell>
              <table:table-cell office:value-type="float" office:value="2.542803">
                <text:p>2.54280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5845">
                <text:p>0.005845</text:p>
              </table:table-cell>
              <table:table-cell office:value-type="float" office:value="2.550833">
                <text:p>2.5508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5821">
                <text:p>0.005821</text:p>
              </table:table-cell>
              <table:table-cell office:value-type="float" office:value="2.559665">
                <text:p>2.55966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6075">
                <text:p>0.006075</text:p>
              </table:table-cell>
              <table:table-cell office:value-type="float" office:value="2.64942">
                <text:p>2.6494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5903">
                <text:p>0.005903</text:p>
              </table:table-cell>
              <table:table-cell office:value-type="float" office:value="2.579382">
                <text:p>2.57938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6231">
                <text:p>0.006231</text:p>
              </table:table-cell>
              <table:table-cell office:value-type="float" office:value="2.585898">
                <text:p>2.5858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5881">
                <text:p>0.005881</text:p>
              </table:table-cell>
              <table:table-cell office:value-type="float" office:value="2.593409">
                <text:p>2.59340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5843">
                <text:p>0.005843</text:p>
              </table:table-cell>
              <table:table-cell office:value-type="float" office:value="2.634197">
                <text:p>2.63419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5888">
                <text:p>0.005888</text:p>
              </table:table-cell>
              <table:table-cell office:value-type="float" office:value="2.637932">
                <text:p>2.63793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5899">
                <text:p>0.005899</text:p>
              </table:table-cell>
              <table:table-cell office:value-type="float" office:value="2.624531">
                <text:p>2.62453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5865">
                <text:p>0.005865</text:p>
              </table:table-cell>
              <table:table-cell office:value-type="float" office:value="2.640009">
                <text:p>2.64000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5964">
                <text:p>0.005964</text:p>
              </table:table-cell>
              <table:table-cell office:value-type="float" office:value="2.630009">
                <text:p>2.63000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6036">
                <text:p>0.006036</text:p>
              </table:table-cell>
              <table:table-cell office:value-type="float" office:value="2.630882">
                <text:p>2.63088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623">
                <text:p>0.00623</text:p>
              </table:table-cell>
              <table:table-cell office:value-type="float" office:value="2.761905">
                <text:p>2.7619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6231">
                <text:p>0.006231</text:p>
              </table:table-cell>
              <table:table-cell office:value-type="float" office:value="2.76083">
                <text:p>2.760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61">
                <text:p>0.0061</text:p>
              </table:table-cell>
              <table:table-cell office:value-type="float" office:value="2.789789">
                <text:p>2.78978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595">
                <text:p>0.00595</text:p>
              </table:table-cell>
              <table:table-cell office:value-type="float" office:value="2.709165">
                <text:p>2.70916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604">
                <text:p>0.00604</text:p>
              </table:table-cell>
              <table:table-cell office:value-type="float" office:value="2.736117">
                <text:p>2.73611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5897">
                <text:p>0.005897</text:p>
              </table:table-cell>
              <table:table-cell office:value-type="float" office:value="2.755191">
                <text:p>2.75519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5924">
                <text:p>0.005924</text:p>
              </table:table-cell>
              <table:table-cell office:value-type="float" office:value="2.744412">
                <text:p>2.74441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5947">
                <text:p>0.005947</text:p>
              </table:table-cell>
              <table:table-cell office:value-type="float" office:value="2.668259">
                <text:p>2.66825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591">
                <text:p>0.00591</text:p>
              </table:table-cell>
              <table:table-cell office:value-type="float" office:value="2.671152">
                <text:p>2.67115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5908">
                <text:p>0.005908</text:p>
              </table:table-cell>
              <table:table-cell office:value-type="float" office:value="2.686504">
                <text:p>2.68650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6017">
                <text:p>0.006017</text:p>
              </table:table-cell>
              <table:table-cell office:value-type="float" office:value="2.682051">
                <text:p>2.68205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5897">
                <text:p>0.005897</text:p>
              </table:table-cell>
              <table:table-cell office:value-type="float" office:value="2.693638">
                <text:p>2.6936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6173">
                <text:p>0.006173</text:p>
              </table:table-cell>
              <table:table-cell office:value-type="float" office:value="2.694753">
                <text:p>2.69475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5956">
                <text:p>0.005956</text:p>
              </table:table-cell>
              <table:table-cell office:value-type="float" office:value="2.70162">
                <text:p>2.7016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5961">
                <text:p>0.005961</text:p>
              </table:table-cell>
              <table:table-cell office:value-type="float" office:value="2.706124">
                <text:p>2.70612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5879">
                <text:p>0.005879</text:p>
              </table:table-cell>
              <table:table-cell office:value-type="float" office:value="2.715506">
                <text:p>2.7155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5887">
                <text:p>0.005887</text:p>
              </table:table-cell>
              <table:table-cell office:value-type="float" office:value="2.72679">
                <text:p>2.7267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5882">
                <text:p>0.005882</text:p>
              </table:table-cell>
              <table:table-cell office:value-type="float" office:value="2.725323">
                <text:p>2.7253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5903">
                <text:p>0.005903</text:p>
              </table:table-cell>
              <table:table-cell office:value-type="float" office:value="2.736168">
                <text:p>2.7361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5898">
                <text:p>0.005898</text:p>
              </table:table-cell>
              <table:table-cell office:value-type="float" office:value="2.741656">
                <text:p>2.74165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5896">
                <text:p>0.005896</text:p>
              </table:table-cell>
              <table:table-cell office:value-type="float" office:value="2.753874">
                <text:p>2.75387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5919">
                <text:p>0.005919</text:p>
              </table:table-cell>
              <table:table-cell office:value-type="float" office:value="2.752032">
                <text:p>2.7520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5901">
                <text:p>0.005901</text:p>
              </table:table-cell>
              <table:table-cell office:value-type="float" office:value="2.759437">
                <text:p>2.7594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5907">
                <text:p>0.005907</text:p>
              </table:table-cell>
              <table:table-cell office:value-type="float" office:value="2.764684">
                <text:p>2.76468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5925">
                <text:p>0.005925</text:p>
              </table:table-cell>
              <table:table-cell office:value-type="float" office:value="2.771102">
                <text:p>2.77110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5984">
                <text:p>0.005984</text:p>
              </table:table-cell>
              <table:table-cell office:value-type="float" office:value="2.776709">
                <text:p>2.77670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596">
                <text:p>0.00596</text:p>
              </table:table-cell>
              <table:table-cell office:value-type="float" office:value="2.781488">
                <text:p>2.78148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5944">
                <text:p>0.005944</text:p>
              </table:table-cell>
              <table:table-cell office:value-type="float" office:value="2.791702">
                <text:p>2.7917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5977">
                <text:p>0.005977</text:p>
              </table:table-cell>
              <table:table-cell office:value-type="float" office:value="2.793371">
                <text:p>2.79337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6008">
                <text:p>0.006008</text:p>
              </table:table-cell>
              <table:table-cell office:value-type="float" office:value="2.879824">
                <text:p>2.87982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5995">
                <text:p>0.005995</text:p>
              </table:table-cell>
              <table:table-cell office:value-type="float" office:value="2.857359">
                <text:p>2.85735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5995">
                <text:p>0.005995</text:p>
              </table:table-cell>
              <table:table-cell office:value-type="float" office:value="2.813777">
                <text:p>2.81377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5991">
                <text:p>0.005991</text:p>
              </table:table-cell>
              <table:table-cell office:value-type="float" office:value="2.817234">
                <text:p>2.8172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6033">
                <text:p>0.006033</text:p>
              </table:table-cell>
              <table:table-cell office:value-type="float" office:value="2.827256">
                <text:p>2.82725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6005">
                <text:p>0.006005</text:p>
              </table:table-cell>
              <table:table-cell office:value-type="float" office:value="2.830951">
                <text:p>2.83095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601">
                <text:p>0.00601</text:p>
              </table:table-cell>
              <table:table-cell office:value-type="float" office:value="2.874361">
                <text:p>2.87436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6074">
                <text:p>0.006074</text:p>
              </table:table-cell>
              <table:table-cell office:value-type="float" office:value="2.980936">
                <text:p>2.98093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6057">
                <text:p>0.006057</text:p>
              </table:table-cell>
              <table:table-cell office:value-type="float" office:value="2.993772">
                <text:p>2.99377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6054">
                <text:p>0.006054</text:p>
              </table:table-cell>
              <table:table-cell office:value-type="float" office:value="2.896308">
                <text:p>2.89630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6043">
                <text:p>0.006043</text:p>
              </table:table-cell>
              <table:table-cell office:value-type="float" office:value="2.901738">
                <text:p>2.90173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6089">
                <text:p>0.006089</text:p>
              </table:table-cell>
              <table:table-cell office:value-type="float" office:value="2.902589">
                <text:p>2.90258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6084">
                <text:p>0.006084</text:p>
              </table:table-cell>
              <table:table-cell office:value-type="float" office:value="2.903698">
                <text:p>2.90369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6061">
                <text:p>0.006061</text:p>
              </table:table-cell>
              <table:table-cell office:value-type="float" office:value="2.910456">
                <text:p>2.91045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6068">
                <text:p>0.006068</text:p>
              </table:table-cell>
              <table:table-cell office:value-type="float" office:value="2.906541">
                <text:p>2.9065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6292">
                <text:p>0.006292</text:p>
              </table:table-cell>
              <table:table-cell office:value-type="float" office:value="2.892707">
                <text:p>2.89270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6238">
                <text:p>0.006238</text:p>
              </table:table-cell>
              <table:table-cell office:value-type="float" office:value="2.942505">
                <text:p>2.94250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6085">
                <text:p>0.006085</text:p>
              </table:table-cell>
              <table:table-cell office:value-type="float" office:value="2.953448">
                <text:p>2.9534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6093">
                <text:p>0.006093</text:p>
              </table:table-cell>
              <table:table-cell office:value-type="float" office:value="3.036376">
                <text:p>3.03637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6153">
                <text:p>0.006153</text:p>
              </table:table-cell>
              <table:table-cell office:value-type="float" office:value="3.068339">
                <text:p>3.06833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6123">
                <text:p>0.006123</text:p>
              </table:table-cell>
              <table:table-cell office:value-type="float" office:value="3.033495">
                <text:p>3.03349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6176">
                <text:p>0.006176</text:p>
              </table:table-cell>
              <table:table-cell office:value-type="float" office:value="3.018158">
                <text:p>3.01815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6114">
                <text:p>0.006114</text:p>
              </table:table-cell>
              <table:table-cell office:value-type="float" office:value="3.075298">
                <text:p>3.07529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6144">
                <text:p>0.006144</text:p>
              </table:table-cell>
              <table:table-cell office:value-type="float" office:value="3.013507">
                <text:p>3.01350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6223">
                <text:p>0.006223</text:p>
              </table:table-cell>
              <table:table-cell office:value-type="float" office:value="2.955808">
                <text:p>2.9558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6232">
                <text:p>0.006232</text:p>
              </table:table-cell>
              <table:table-cell office:value-type="float" office:value="2.963081">
                <text:p>2.96308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6275">
                <text:p>0.006275</text:p>
              </table:table-cell>
              <table:table-cell office:value-type="float" office:value="2.968178">
                <text:p>2.96817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6191">
                <text:p>0.006191</text:p>
              </table:table-cell>
              <table:table-cell office:value-type="float" office:value="2.974151">
                <text:p>2.9741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6185">
                <text:p>0.006185</text:p>
              </table:table-cell>
              <table:table-cell office:value-type="float" office:value="2.976588">
                <text:p>2.97658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6216">
                <text:p>0.006216</text:p>
              </table:table-cell>
              <table:table-cell office:value-type="float" office:value="3.078964">
                <text:p>3.07896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6222">
                <text:p>0.006222</text:p>
              </table:table-cell>
              <table:table-cell office:value-type="float" office:value="3.093117">
                <text:p>3.0931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6246">
                <text:p>0.006246</text:p>
              </table:table-cell>
              <table:table-cell office:value-type="float" office:value="3.157304">
                <text:p>3.15730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6228">
                <text:p>0.006228</text:p>
              </table:table-cell>
              <table:table-cell office:value-type="float" office:value="3.116595">
                <text:p>3.11659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6354">
                <text:p>0.006354</text:p>
              </table:table-cell>
              <table:table-cell office:value-type="float" office:value="3.160382">
                <text:p>3.16038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6335">
                <text:p>0.006335</text:p>
              </table:table-cell>
              <table:table-cell office:value-type="float" office:value="3.073829">
                <text:p>3.07382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6353">
                <text:p>0.006353</text:p>
              </table:table-cell>
              <table:table-cell office:value-type="float" office:value="3.078178">
                <text:p>3.07817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6304">
                <text:p>0.006304</text:p>
              </table:table-cell>
              <table:table-cell office:value-type="float" office:value="3.070511">
                <text:p>3.0705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6298">
                <text:p>0.006298</text:p>
              </table:table-cell>
              <table:table-cell office:value-type="float" office:value="3.045626">
                <text:p>3.04562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6304">
                <text:p>0.006304</text:p>
              </table:table-cell>
              <table:table-cell office:value-type="float" office:value="3.055649">
                <text:p>3.05564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6301">
                <text:p>0.006301</text:p>
              </table:table-cell>
              <table:table-cell office:value-type="float" office:value="3.059468">
                <text:p>3.05946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6315">
                <text:p>0.006315</text:p>
              </table:table-cell>
              <table:table-cell office:value-type="float" office:value="3.066741">
                <text:p>3.0667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6435">
                <text:p>0.006435</text:p>
              </table:table-cell>
              <table:table-cell office:value-type="float" office:value="3.078514">
                <text:p>3.0785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6419">
                <text:p>0.006419</text:p>
              </table:table-cell>
              <table:table-cell office:value-type="float" office:value="3.077193">
                <text:p>3.07719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6467">
                <text:p>0.006467</text:p>
              </table:table-cell>
              <table:table-cell office:value-type="float" office:value="3.082189">
                <text:p>3.08218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6478">
                <text:p>0.006478</text:p>
              </table:table-cell>
              <table:table-cell office:value-type="float" office:value="3.090537">
                <text:p>3.09053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6316">
                <text:p>0.006316</text:p>
              </table:table-cell>
              <table:table-cell office:value-type="float" office:value="3.09532">
                <text:p>3.0953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638">
                <text:p>0.00638</text:p>
              </table:table-cell>
              <table:table-cell office:value-type="float" office:value="3.104413">
                <text:p>3.1044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6354">
                <text:p>0.006354</text:p>
              </table:table-cell>
              <table:table-cell office:value-type="float" office:value="3.116508">
                <text:p>3.1165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6384">
                <text:p>0.006384</text:p>
              </table:table-cell>
              <table:table-cell office:value-type="float" office:value="3.198319">
                <text:p>3.1983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6421">
                <text:p>0.006421</text:p>
              </table:table-cell>
              <table:table-cell office:value-type="float" office:value="3.147386">
                <text:p>3.14738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6334">
                <text:p>0.006334</text:p>
              </table:table-cell>
              <table:table-cell office:value-type="float" office:value="3.131262">
                <text:p>3.13126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6339">
                <text:p>0.006339</text:p>
              </table:table-cell>
              <table:table-cell office:value-type="float" office:value="3.138085">
                <text:p>3.13808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6405">
                <text:p>0.006405</text:p>
              </table:table-cell>
              <table:table-cell office:value-type="float" office:value="3.140659">
                <text:p>3.14065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6379">
                <text:p>0.006379</text:p>
              </table:table-cell>
              <table:table-cell office:value-type="float" office:value="3.153821">
                <text:p>3.15382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641">
                <text:p>0.00641</text:p>
              </table:table-cell>
              <table:table-cell office:value-type="float" office:value="3.187522">
                <text:p>3.18752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6392">
                <text:p>0.006392</text:p>
              </table:table-cell>
              <table:table-cell office:value-type="float" office:value="3.27831">
                <text:p>3.2783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6394">
                <text:p>0.006394</text:p>
              </table:table-cell>
              <table:table-cell office:value-type="float" office:value="3.2954">
                <text:p>3.295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6369">
                <text:p>0.006369</text:p>
              </table:table-cell>
              <table:table-cell office:value-type="float" office:value="3.27849">
                <text:p>3.2784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6413">
                <text:p>0.006413</text:p>
              </table:table-cell>
              <table:table-cell office:value-type="float" office:value="3.194743">
                <text:p>3.19474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6408">
                <text:p>0.006408</text:p>
              </table:table-cell>
              <table:table-cell office:value-type="float" office:value="3.194484">
                <text:p>3.19448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6464">
                <text:p>0.006464</text:p>
              </table:table-cell>
              <table:table-cell office:value-type="float" office:value="3.24844">
                <text:p>3.2484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6443">
                <text:p>0.006443</text:p>
              </table:table-cell>
              <table:table-cell office:value-type="float" office:value="3.309301">
                <text:p>3.30930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6412">
                <text:p>0.006412</text:p>
              </table:table-cell>
              <table:table-cell office:value-type="float" office:value="3.27677">
                <text:p>3.2767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6387">
                <text:p>0.006387</text:p>
              </table:table-cell>
              <table:table-cell office:value-type="float" office:value="3.319718">
                <text:p>3.31971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6388">
                <text:p>0.006388</text:p>
              </table:table-cell>
              <table:table-cell office:value-type="float" office:value="3.334818">
                <text:p>3.3348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6402">
                <text:p>0.006402</text:p>
              </table:table-cell>
              <table:table-cell office:value-type="float" office:value="3.331923">
                <text:p>3.3319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6434">
                <text:p>0.006434</text:p>
              </table:table-cell>
              <table:table-cell office:value-type="float" office:value="3.345962">
                <text:p>3.34596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6768">
                <text:p>0.006768</text:p>
              </table:table-cell>
              <table:table-cell office:value-type="float" office:value="3.356162">
                <text:p>3.35616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6539">
                <text:p>0.006539</text:p>
              </table:table-cell>
              <table:table-cell office:value-type="float" office:value="3.382813">
                <text:p>3.3828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6591">
                <text:p>0.006591</text:p>
              </table:table-cell>
              <table:table-cell office:value-type="float" office:value="3.361893">
                <text:p>3.36189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6536">
                <text:p>0.006536</text:p>
              </table:table-cell>
              <table:table-cell office:value-type="float" office:value="3.398244">
                <text:p>3.39824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6486">
                <text:p>0.006486</text:p>
              </table:table-cell>
              <table:table-cell office:value-type="float" office:value="3.415061">
                <text:p>3.41506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6449">
                <text:p>0.006449</text:p>
              </table:table-cell>
              <table:table-cell office:value-type="float" office:value="3.383703">
                <text:p>3.38370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6499">
                <text:p>0.006499</text:p>
              </table:table-cell>
              <table:table-cell office:value-type="float" office:value="3.358968">
                <text:p>3.35896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6491">
                <text:p>0.006491</text:p>
              </table:table-cell>
              <table:table-cell office:value-type="float" office:value="3.364719">
                <text:p>3.36471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6525">
                <text:p>0.006525</text:p>
              </table:table-cell>
              <table:table-cell office:value-type="float" office:value="3.345925">
                <text:p>3.3459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6492">
                <text:p>0.006492</text:p>
              </table:table-cell>
              <table:table-cell office:value-type="float" office:value="3.474219">
                <text:p>3.4742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6533">
                <text:p>0.006533</text:p>
              </table:table-cell>
              <table:table-cell office:value-type="float" office:value="3.362746">
                <text:p>3.36274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6614">
                <text:p>0.006614</text:p>
              </table:table-cell>
              <table:table-cell office:value-type="float" office:value="3.361495">
                <text:p>3.36149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6612">
                <text:p>0.006612</text:p>
              </table:table-cell>
              <table:table-cell office:value-type="float" office:value="3.321384">
                <text:p>3.32138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6608">
                <text:p>0.006608</text:p>
              </table:table-cell>
              <table:table-cell office:value-type="float" office:value="3.350311">
                <text:p>3.35031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6519">
                <text:p>0.006519</text:p>
              </table:table-cell>
              <table:table-cell office:value-type="float" office:value="3.436473">
                <text:p>3.43647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6556">
                <text:p>0.006556</text:p>
              </table:table-cell>
              <table:table-cell office:value-type="float" office:value="3.336668">
                <text:p>3.33666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6532">
                <text:p>0.006532</text:p>
              </table:table-cell>
              <table:table-cell office:value-type="float" office:value="3.364305">
                <text:p>3.36430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6573">
                <text:p>0.006573</text:p>
              </table:table-cell>
              <table:table-cell office:value-type="float" office:value="3.34625">
                <text:p>3.346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6579">
                <text:p>0.006579</text:p>
              </table:table-cell>
              <table:table-cell office:value-type="float" office:value="3.350677">
                <text:p>3.35067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6626">
                <text:p>0.006626</text:p>
              </table:table-cell>
              <table:table-cell office:value-type="float" office:value="3.355179">
                <text:p>3.35517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6624">
                <text:p>0.006624</text:p>
              </table:table-cell>
              <table:table-cell office:value-type="float" office:value="3.362173">
                <text:p>3.36217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6575">
                <text:p>0.006575</text:p>
              </table:table-cell>
              <table:table-cell office:value-type="float" office:value="3.370108">
                <text:p>3.370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